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1.2689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088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" style:family="table-cell" style:parent-style-name="Default"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21"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61">
      <style:text-properties style:font-name="Liberation Sans" fo:font-size="12pt" style:font-size-asian="12pt" style:font-size-complex="12pt"/>
    </style:style>
    <style:style style:name="ce23" style:family="table-cell" style:parent-style-name="Default" style:data-style-name="N1">
      <style:text-properties style:font-name="Liberation Sans" fo:font-size="12pt" style:font-size-asian="12pt" style:font-size-complex="12pt"/>
    </style:style>
    <style:style style:name="ce2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21"/>
    <style:style style:name="ce6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3" table:default-cell-style-name="ce7"/>
        <table:table-column table:style-name="co4" table:default-cell-style-name="ce7"/>
        <table:table-column table:style-name="co2" table:number-columns-repeated="6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2" table:number-columns-repeated="1003" table:default-cell-style-name="ce7"/>
        <table:table-row table:style-name="ro1">
          <table:table-cell/>
          <table:table-cell office:value-type="string" calcext:value-type="string">
            <text:p>vector size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data size</text:p>
          </table:table-cell>
          <table:table-cell office:value-type="string" calcext:value-type="string">
            <text:p>cyc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uop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 std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 std</text:p>
          </table:table-cell>
          <table:table-cell office:value-type="string" calcext:value-type="string">
            <text:p>cdm </text:p>
          </table:table-cell>
          <table:table-cell office:value-type="string" calcext:value-type="string">
            <text:p>cdm std</text:p>
          </table:table-cell>
          <table:table-cell office:value-type="string" calcext:value-type="string">
            <text:p>cps 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expected time</text:p>
          </table:table-cell>
          <table:table-cell office:value-type="string" calcext:value-type="string">
            <text:p>real cps</text:p>
          </table:table-cell>
          <table:table-cell office:value-type="string" calcext:value-type="string">
            <text:p>real tim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rmut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1" table:formula="of:=[.E2]/[.D2]" office:value-type="float" office:value="0.53125" calcext:value-type="float">
            <text:p>0.531</text:p>
          </table:table-cell>
          <table:table-cell table:style-name="ce21" table:formula="of:=[.F2]/[.D2]" office:value-type="float" office:value="0.75" calcext:value-type="float">
            <text:p>0.750</text:p>
          </table:table-cell>
          <table:table-cell table:style-name="ce21" table:formula="of:=[.F2]/[.E2]" office:value-type="float" office:value="1.41176470588235" calcext:value-type="float">
            <text:p>1.412</text:p>
          </table:table-cell>
          <table:table-cell table:style-name="ce21" table:formula="of:=[.H2]/[.D2]" office:value-type="float" office:value="0" calcext:value-type="float">
            <text:p>0.000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.5" calcext:value-type="float">
            <text:p>3.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3]/[.D3]" office:value-type="float" office:value="0.4921875" calcext:value-type="float">
            <text:p>0.492</text:p>
          </table:table-cell>
          <table:table-cell table:style-name="ce21" table:formula="of:=[.F3]/[.D3]" office:value-type="float" office:value="0.8515625" calcext:value-type="float">
            <text:p>0.852</text:p>
          </table:table-cell>
          <table:table-cell table:style-name="ce21" table:formula="of:=[.F3]/[.E3]" office:value-type="float" office:value="1.73015873015873" calcext:value-type="float">
            <text:p>1.730</text:p>
          </table:table-cell>
          <table:table-cell table:style-name="ce21" table:formula="of:=[.H3]/[.D3]" office:value-type="float" office:value="0.03125" calcext:value-type="float">
            <text:p>0.031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0.6" calcext:value-type="float">
            <text:p>10.6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4]/[.D4]" office:value-type="float" office:value="0.53125" calcext:value-type="float">
            <text:p>0.531</text:p>
          </table:table-cell>
          <table:table-cell table:style-name="ce21" table:formula="of:=[.F4]/[.D4]" office:value-type="float" office:value="1.03125" calcext:value-type="float">
            <text:p>1.031</text:p>
          </table:table-cell>
          <table:table-cell table:style-name="ce21" table:formula="of:=[.F4]/[.E4]" office:value-type="float" office:value="1.94117647058824" calcext:value-type="float">
            <text:p>1.941</text:p>
          </table:table-cell>
          <table:table-cell table:style-name="ce21" table:formula="of:=[.H4]/[.D4]" office:value-type="float" office:value="0.046875" calcext:value-type="float">
            <text:p>0.047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592" calcext:value-type="float">
            <text:p>592</text:p>
          </table:table-cell>
          <table:table-cell table:style-name="ce16" office:value-type="float" office:value="760" calcext:value-type="float">
            <text:p>76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51.2" calcext:value-type="float">
            <text:p>51.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5]/[.D5]" office:value-type="float" office:value="0.5625" calcext:value-type="float">
            <text:p>0.563</text:p>
          </table:table-cell>
          <table:table-cell table:style-name="ce21" table:formula="of:=[.F5]/[.D5]" office:value-type="float" office:value="1.15625" calcext:value-type="float">
            <text:p>1.156</text:p>
          </table:table-cell>
          <table:table-cell table:style-name="ce21" table:formula="of:=[.F5]/[.E5]" office:value-type="float" office:value="2.05555555555556" calcext:value-type="float">
            <text:p>2.056</text:p>
          </table:table-cell>
          <table:table-cell table:style-name="ce21" table:formula="of:=[.H5]/[.D5]" office:value-type="float" office:value="0.056640625" calcext:value-type="float">
            <text:p>0.057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588" calcext:value-type="float">
            <text:p>588</text:p>
          </table:table-cell>
          <table:table-cell table:style-name="ce16" office:value-type="float" office:value="1228" calcext:value-type="float">
            <text:p>1228</text:p>
          </table:table-cell>
          <table:table-cell table:style-name="ce16" office:value-type="float" office:value="1586" calcext:value-type="float">
            <text:p>1586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8.6" calcext:value-type="float">
            <text:p>8.6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6]/[.D6]" office:value-type="float" office:value="0.57421875" calcext:value-type="float">
            <text:p>0.574</text:p>
          </table:table-cell>
          <table:table-cell table:style-name="ce21" table:formula="of:=[.F6]/[.D6]" office:value-type="float" office:value="1.19921875" calcext:value-type="float">
            <text:p>1.199</text:p>
          </table:table-cell>
          <table:table-cell table:style-name="ce21" table:formula="of:=[.F6]/[.E6]" office:value-type="float" office:value="2.08843537414966" calcext:value-type="float">
            <text:p>2.088</text:p>
          </table:table-cell>
          <table:table-cell table:style-name="ce21" table:formula="of:=[.H6]/[.D6]" office:value-type="float" office:value="0.0791015625" calcext:value-type="float">
            <text:p>0.079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16" office:value-type="float" office:value="2048" calcext:value-type="float">
            <text:p>2048</text:p>
          </table:table-cell>
          <table:table-cell table:style-name="ce16" office:value-type="float" office:value="1206" calcext:value-type="float">
            <text:p>1206</text:p>
          </table:table-cell>
          <table:table-cell table:style-name="ce16" office:value-type="float" office:value="2508" calcext:value-type="float">
            <text:p>2508</text:p>
          </table:table-cell>
          <table:table-cell table:style-name="ce16" office:value-type="float" office:value="3250" calcext:value-type="float">
            <text:p>3250</text:p>
          </table:table-cell>
          <table:table-cell table:style-name="ce16" office:value-type="float" office:value="211" calcext:value-type="float">
            <text:p>211</text:p>
          </table:table-cell>
          <table:table-cell table:style-name="ce16" office:value-type="float" office:value="7.7" calcext:value-type="float">
            <text:p>7.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9" calcext:value-type="float">
            <text:p>1.9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1" table:formula="of:=[.E7]/[.D7]" office:value-type="float" office:value="0.5888671875" calcext:value-type="float">
            <text:p>0.589</text:p>
          </table:table-cell>
          <table:table-cell table:style-name="ce21" table:formula="of:=[.F7]/[.D7]" office:value-type="float" office:value="1.224609375" calcext:value-type="float">
            <text:p>1.225</text:p>
          </table:table-cell>
          <table:table-cell table:style-name="ce21" table:formula="of:=[.F7]/[.E7]" office:value-type="float" office:value="2.07960199004975" calcext:value-type="float">
            <text:p>2.080</text:p>
          </table:table-cell>
          <table:table-cell table:style-name="ce21" table:formula="of:=[.H7]/[.D7]" office:value-type="float" office:value="0.10302734375" calcext:value-type="float">
            <text:p>0.103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16" office:value-type="float" office:value="4096" calcext:value-type="float">
            <text:p>4096</text:p>
          </table:table-cell>
          <table:table-cell table:style-name="ce16" office:value-type="float" office:value="4028" calcext:value-type="float">
            <text:p>4028</text:p>
          </table:table-cell>
          <table:table-cell table:style-name="ce16" office:value-type="float" office:value="4892" calcext:value-type="float">
            <text:p>4892</text:p>
          </table:table-cell>
          <table:table-cell table:style-name="ce16" office:value-type="float" office:value="6321" calcext:value-type="float">
            <text:p>6321</text:p>
          </table:table-cell>
          <table:table-cell table:style-name="ce16" office:value-type="float" office:value="2685" calcext:value-type="float">
            <text:p>2685</text:p>
          </table:table-cell>
          <table:table-cell table:style-name="ce16" office:value-type="float" office:value="77.4" calcext:value-type="float">
            <text:p>77.4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5.9" calcext:value-type="float">
            <text:p>5.9</text:p>
          </table:table-cell>
          <table:table-cell table:style-name="ce21" table:formula="of:=[.E8]/[.D8]" office:value-type="float" office:value="0.9833984375" calcext:value-type="float">
            <text:p>0.983</text:p>
          </table:table-cell>
          <table:table-cell table:style-name="ce21" table:formula="of:=[.F8]/[.D8]" office:value-type="float" office:value="1.1943359375" calcext:value-type="float">
            <text:p>1.194</text:p>
          </table:table-cell>
          <table:table-cell table:style-name="ce21" table:formula="of:=[.F8]/[.E8]" office:value-type="float" office:value="1.21449851042701" calcext:value-type="float">
            <text:p>1.214</text:p>
          </table:table-cell>
          <table:table-cell table:style-name="ce21" table:formula="of:=[.H8]/[.D8]" office:value-type="float" office:value="0.655517578125" calcext:value-type="float">
            <text:p>0.656</text:p>
          </table:table-cell>
          <table:table-cell table:style-name="ce19"/>
          <table:table-cell table:number-columns-repeated="1006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19"/>
          <table:table-cell table:number-columns-repeated="1006"/>
        </table:table-row>
        <table:table-row table:style-name="ro1">
          <table:table-cell office:value-type="string" calcext:value-type="string">
            <text:p>depermute</text:p>
          </table:table-cell>
          <table:table-cell table:style-name="ce15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56" calcext:value-type="float">
            <text:p>56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21" table:formula="of:=[.E10]/[.D10]" office:value-type="float" office:value="0.546875" calcext:value-type="float">
            <text:p>0.547</text:p>
          </table:table-cell>
          <table:table-cell table:style-name="ce21" table:formula="of:=[.F10]/[.D10]" office:value-type="float" office:value="0.75" calcext:value-type="float">
            <text:p>0.750</text:p>
          </table:table-cell>
          <table:table-cell table:style-name="ce21" table:formula="of:=[.F10]/[.E10]" office:value-type="float" office:value="1.37142857142857" calcext:value-type="float">
            <text:p>1.371</text:p>
          </table:table-cell>
          <table:table-cell table:style-name="ce21" table:formula="of:=[.H10]/[.D10]" office:value-type="float" office:value="0" calcext:value-type="float">
            <text:p>0.000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.3" calcext:value-type="float">
            <text:p>3.3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1" table:formula="of:=[.E11]/[.D11]" office:value-type="float" office:value="0.5" calcext:value-type="float">
            <text:p>0.500</text:p>
          </table:table-cell>
          <table:table-cell table:style-name="ce21" table:formula="of:=[.F11]/[.D11]" office:value-type="float" office:value="0.828125" calcext:value-type="float">
            <text:p>0.828</text:p>
          </table:table-cell>
          <table:table-cell table:style-name="ce21" table:formula="of:=[.F11]/[.E11]" office:value-type="float" office:value="1.65625" calcext:value-type="float">
            <text:p>1.656</text:p>
          </table:table-cell>
          <table:table-cell table:style-name="ce21" table:formula="of:=[.H11]/[.D11]" office:value-type="float" office:value="0.03125" calcext:value-type="float">
            <text:p>0.031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float" office:value="267" calcext:value-type="float">
            <text:p>267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.6" calcext:value-type="float">
            <text:p>11.6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1" table:formula="of:=[.E12]/[.D12]" office:value-type="float" office:value="0.52734375" calcext:value-type="float">
            <text:p>0.527</text:p>
          </table:table-cell>
          <table:table-cell table:style-name="ce21" table:formula="of:=[.F12]/[.D12]" office:value-type="float" office:value="1.04296875" calcext:value-type="float">
            <text:p>1.043</text:p>
          </table:table-cell>
          <table:table-cell table:style-name="ce21" table:formula="of:=[.F12]/[.E12]" office:value-type="float" office:value="1.97777777777778" calcext:value-type="float">
            <text:p>1.978</text:p>
          </table:table-cell>
          <table:table-cell table:style-name="ce21" table:formula="of:=[.H12]/[.D12]" office:value-type="float" office:value="0.01953125" calcext:value-type="float">
            <text:p>0.020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291" calcext:value-type="float">
            <text:p>291</text:p>
          </table:table-cell>
          <table:table-cell table:style-name="ce17" office:value-type="float" office:value="605" calcext:value-type="float">
            <text:p>605</text:p>
          </table:table-cell>
          <table:table-cell table:style-name="ce17" office:value-type="float" office:value="778" calcext:value-type="float">
            <text:p>77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6.9" calcext:value-type="float">
            <text:p>56.9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1" table:formula="of:=[.E13]/[.D13]" office:value-type="float" office:value="0.568359375" calcext:value-type="float">
            <text:p>0.568</text:p>
          </table:table-cell>
          <table:table-cell table:style-name="ce21" table:formula="of:=[.F13]/[.D13]" office:value-type="float" office:value="1.181640625" calcext:value-type="float">
            <text:p>1.182</text:p>
          </table:table-cell>
          <table:table-cell table:style-name="ce21" table:formula="of:=[.F13]/[.E13]" office:value-type="float" office:value="2.07903780068729" calcext:value-type="float">
            <text:p>2.079</text:p>
          </table:table-cell>
          <table:table-cell table:style-name="ce21" table:formula="of:=[.H13]/[.D13]" office:value-type="float" office:value="0.015625" calcext:value-type="float">
            <text:p>0.016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598" calcext:value-type="float">
            <text:p>598</text:p>
          </table:table-cell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1697" calcext:value-type="float">
            <text:p>1697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3.5" calcext:value-type="float">
            <text:p>13.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1" table:formula="of:=[.E14]/[.D14]" office:value-type="float" office:value="0.583984375" calcext:value-type="float">
            <text:p>0.584</text:p>
          </table:table-cell>
          <table:table-cell table:style-name="ce21" table:formula="of:=[.F14]/[.D14]" office:value-type="float" office:value="1.171875" calcext:value-type="float">
            <text:p>1.172</text:p>
          </table:table-cell>
          <table:table-cell table:style-name="ce21" table:formula="of:=[.F14]/[.E14]" office:value-type="float" office:value="2.0066889632107" calcext:value-type="float">
            <text:p>2.007</text:p>
          </table:table-cell>
          <table:table-cell table:style-name="ce21" table:formula="of:=[.H14]/[.D14]" office:value-type="float" office:value="0.0068359375" calcext:value-type="float">
            <text:p>0.007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17" office:value-type="float" office:value="2048" calcext:value-type="float">
            <text:p>2048</text:p>
          </table:table-cell>
          <table:table-cell table:style-name="ce17" office:value-type="float" office:value="1222" calcext:value-type="float">
            <text:p>1222</text:p>
          </table:table-cell>
          <table:table-cell table:style-name="ce17" office:value-type="float" office:value="2478" calcext:value-type="float">
            <text:p>2478</text:p>
          </table:table-cell>
          <table:table-cell table:style-name="ce17" office:value-type="float" office:value="3489" calcext:value-type="float">
            <text:p>3489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1" table:formula="of:=[.E15]/[.D15]" office:value-type="float" office:value="0.5966796875" calcext:value-type="float">
            <text:p>0.597</text:p>
          </table:table-cell>
          <table:table-cell table:style-name="ce21" table:formula="of:=[.F15]/[.D15]" office:value-type="float" office:value="1.2099609375" calcext:value-type="float">
            <text:p>1.210</text:p>
          </table:table-cell>
          <table:table-cell table:style-name="ce21" table:formula="of:=[.F15]/[.E15]" office:value-type="float" office:value="2.0278232405892" calcext:value-type="float">
            <text:p>2.028</text:p>
          </table:table-cell>
          <table:table-cell table:style-name="ce21" table:formula="of:=[.H15]/[.D15]" office:value-type="float" office:value="0.01611328125" calcext:value-type="float">
            <text:p>0.016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style-name="ce17" office:value-type="float" office:value="6234" calcext:value-type="float">
            <text:p>6234</text:p>
          </table:table-cell>
          <table:table-cell table:style-name="ce17" office:value-type="float" office:value="5627" calcext:value-type="float">
            <text:p>5627</text:p>
          </table:table-cell>
          <table:table-cell table:style-name="ce17" office:value-type="float" office:value="8147" calcext:value-type="float">
            <text:p>8147</text:p>
          </table:table-cell>
          <table:table-cell table:style-name="ce17" office:value-type="float" office:value="4171" calcext:value-type="float">
            <text:p>4171</text:p>
          </table:table-cell>
          <table:table-cell table:style-name="ce17" office:value-type="float" office:value="104.5" calcext:value-type="float">
            <text:p>104.5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10.6" calcext:value-type="float">
            <text:p>10.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7.5" calcext:value-type="float">
            <text:p>7.5</text:p>
          </table:table-cell>
          <table:table-cell table:style-name="ce21" table:formula="of:=[.E16]/[.D16]" office:value-type="float" office:value="1.52197265625" calcext:value-type="float">
            <text:p>1.522</text:p>
          </table:table-cell>
          <table:table-cell table:style-name="ce21" table:formula="of:=[.F16]/[.D16]" office:value-type="float" office:value="1.373779296875" calcext:value-type="float">
            <text:p>1.374</text:p>
          </table:table-cell>
          <table:table-cell table:style-name="ce21" table:formula="of:=[.F16]/[.E16]" office:value-type="float" office:value="0.902630734680783" calcext:value-type="float">
            <text:p>0.903</text:p>
          </table:table-cell>
          <table:table-cell table:style-name="ce21" table:formula="of:=[.H16]/[.D16]" office:value-type="float" office:value="1.018310546875" calcext:value-type="float">
            <text:p>1.018</text:p>
          </table:table-cell>
          <table:table-cell table:style-name="ce16" table:number-columns-repeated="4"/>
          <table:table-cell table:number-columns-repeated="1003"/>
        </table:table-row>
        <table:table-row table:style-name="ro1">
          <table:table-cell/>
          <table:table-cell table:style-name="ce15"/>
          <table:table-cell table:number-columns-repeated="9"/>
          <table:table-cell table:style-name="ce16" table:number-columns-repeated="2"/>
          <table:table-cell table:style-name="ce21" table:number-columns-repeated="4"/>
          <table:table-cell table:style-name="ce16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fir cores</text:p>
          </table:table-cell>
          <table:table-cell table:style-name="ce15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7" calcext:value-type="float">
            <text:p>47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1" table:formula="of:=[.E18]/[.D18]" office:value-type="float" office:value="0.3125" calcext:value-type="float">
            <text:p>0.313</text:p>
          </table:table-cell>
          <table:table-cell table:style-name="ce21" table:formula="of:=[.F18]/[.D18]" office:value-type="float" office:value="0.609375" calcext:value-type="float">
            <text:p>0.609</text:p>
          </table:table-cell>
          <table:table-cell table:style-name="ce21" table:formula="of:=[.F18]/[.E18]" office:value-type="float" office:value="1.95" calcext:value-type="float">
            <text:p>1.950</text:p>
          </table:table-cell>
          <table:table-cell table:style-name="ce21" table:formula="of:=[.H18]/[.D18]" office:value-type="float" office:value="0" calcext:value-type="float">
            <text:p>0.000</text:p>
          </table:table-cell>
          <table:table-cell table:number-columns-repeated="2"/>
          <table:table-cell table:style-name="ce16" table:number-columns-repeated="2"/>
          <table:table-cell table:number-columns-repeated="1003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87" calcext:value-type="float">
            <text:p>87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1" table:formula="of:=[.E19]/[.D19]" office:value-type="float" office:value="0.234375" calcext:value-type="float">
            <text:p>0.234</text:p>
          </table:table-cell>
          <table:table-cell table:style-name="ce21" table:formula="of:=[.F19]/[.D19]" office:value-type="float" office:value="0.5546875" calcext:value-type="float">
            <text:p>0.555</text:p>
          </table:table-cell>
          <table:table-cell table:style-name="ce21" table:formula="of:=[.F19]/[.E19]" office:value-type="float" office:value="2.36666666666667" calcext:value-type="float">
            <text:p>2.367</text:p>
          </table:table-cell>
          <table:table-cell table:style-name="ce21" table:formula="of:=[.H19]/[.D19]" office:value-type="float" office:value="0" calcext:value-type="float">
            <text:p>0.000</text:p>
          </table:table-cell>
          <table:table-cell table:number-columns-repeated="2"/>
          <table:table-cell table:style-name="ce16" table:number-columns-repeated="2"/>
          <table:table-cell table:number-columns-repeated="1003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67" calcext:value-type="float">
            <text:p>167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1" table:formula="of:=[.E20]/[.D20]" office:value-type="float" office:value="0.2265625" calcext:value-type="float">
            <text:p>0.227</text:p>
          </table:table-cell>
          <table:table-cell table:style-name="ce21" table:formula="of:=[.F20]/[.D20]" office:value-type="float" office:value="0.52734375" calcext:value-type="float">
            <text:p>0.527</text:p>
          </table:table-cell>
          <table:table-cell table:style-name="ce21" table:formula="of:=[.F20]/[.E20]" office:value-type="float" office:value="2.32758620689655" calcext:value-type="float">
            <text:p>2.328</text:p>
          </table:table-cell>
          <table:table-cell table:style-name="ce21" table:formula="of:=[.H20]/[.D20]" office:value-type="float" office:value="0" calcext:value-type="float">
            <text:p>0.000</text:p>
          </table:table-cell>
          <table:table-cell table:number-columns-repeated="2"/>
          <table:table-cell table:style-name="ce16" table:number-columns-repeated="2"/>
          <table:table-cell table:number-columns-repeated="1003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327" calcext:value-type="float">
            <text:p>327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1" table:formula="of:=[.E21]/[.D21]" office:value-type="float" office:value="0.208984375" calcext:value-type="float">
            <text:p>0.209</text:p>
          </table:table-cell>
          <table:table-cell table:style-name="ce21" table:formula="of:=[.F21]/[.D21]" office:value-type="float" office:value="0.513671875" calcext:value-type="float">
            <text:p>0.514</text:p>
          </table:table-cell>
          <table:table-cell table:style-name="ce21" table:formula="of:=[.F21]/[.E21]" office:value-type="float" office:value="2.45794392523364" calcext:value-type="float">
            <text:p>2.458</text:p>
          </table:table-cell>
          <table:table-cell table:style-name="ce21" table:formula="of:=[.H21]/[.D21]" office:value-type="float" office:value="0" calcext:value-type="float">
            <text:p>0.000</text:p>
          </table:table-cell>
          <table:table-cell table:number-columns-repeated="2"/>
          <table:table-cell table:style-name="ce16" table:number-columns-repeated="2"/>
          <table:table-cell table:number-columns-repeated="1003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office:value-type="float" office:value="519" calcext:value-type="float">
            <text:p>519</text:p>
          </table:table-cell>
          <table:table-cell table:style-name="ce16" office:value-type="float" office:value="647" calcext:value-type="float">
            <text:p>647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1" table:formula="of:=[.E22]/[.D22]" office:value-type="float" office:value="0.203125" calcext:value-type="float">
            <text:p>0.203</text:p>
          </table:table-cell>
          <table:table-cell table:style-name="ce21" table:formula="of:=[.F22]/[.D22]" office:value-type="float" office:value="0.5068359375" calcext:value-type="float">
            <text:p>0.507</text:p>
          </table:table-cell>
          <table:table-cell table:style-name="ce21" table:formula="of:=[.F22]/[.E22]" office:value-type="float" office:value="2.49519230769231" calcext:value-type="float">
            <text:p>2.495</text:p>
          </table:table-cell>
          <table:table-cell table:style-name="ce21" table:formula="of:=[.H22]/[.D22]" office:value-type="float" office:value="0" calcext:value-type="float">
            <text:p>0.000</text:p>
          </table:table-cell>
          <table:table-cell table:number-columns-repeated="2"/>
          <table:table-cell table:style-name="ce16" table:number-columns-repeated="2"/>
          <table:table-cell table:number-columns-repeated="1003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16" office:value-type="float" office:value="2048" calcext:value-type="float">
            <text:p>2048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office:value-type="float" office:value="1031" calcext:value-type="float">
            <text:p>1031</text:p>
          </table:table-cell>
          <table:table-cell table:style-name="ce16" office:value-type="float" office:value="1287" calcext:value-type="float">
            <text:p>1287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1" table:formula="of:=[.E23]/[.D23]" office:value-type="float" office:value="0.2001953125" calcext:value-type="float">
            <text:p>0.200</text:p>
          </table:table-cell>
          <table:table-cell table:style-name="ce21" table:formula="of:=[.F23]/[.D23]" office:value-type="float" office:value="0.50341796875" calcext:value-type="float">
            <text:p>0.503</text:p>
          </table:table-cell>
          <table:table-cell table:style-name="ce21" table:formula="of:=[.F23]/[.E23]" office:value-type="float" office:value="2.51463414634146" calcext:value-type="float">
            <text:p>2.515</text:p>
          </table:table-cell>
          <table:table-cell table:style-name="ce21" table:formula="of:=[.H23]/[.D23]" office:value-type="float" office:value="0" calcext:value-type="float">
            <text:p>0.000</text:p>
          </table:table-cell>
          <table:table-cell table:number-columns-repeated="2"/>
          <table:table-cell table:style-name="ce17"/>
          <table:table-cell table:number-columns-repeated="100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16" office:value-type="float" office:value="4096" calcext:value-type="float">
            <text:p>4096</text:p>
          </table:table-cell>
          <table:table-cell table:style-name="ce16" office:value-type="float" office:value="1098" calcext:value-type="float">
            <text:p>1098</text:p>
          </table:table-cell>
          <table:table-cell table:style-name="ce16" office:value-type="float" office:value="2062" calcext:value-type="float">
            <text:p>2062</text:p>
          </table:table-cell>
          <table:table-cell table:style-name="ce16" office:value-type="float" office:value="2576" calcext:value-type="float">
            <text:p>2576</text:p>
          </table:table-cell>
          <table:table-cell table:style-name="ce16" office:value-type="float" office:value="462" calcext:value-type="float">
            <text:p>462</text:p>
          </table:table-cell>
          <table:table-cell table:style-name="ce16" office:value-type="float" office:value="31.3" calcext:value-type="float">
            <text:p>31.3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.6" calcext:value-type="float">
            <text:p>3.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1" table:formula="of:=[.E24]/[.D24]" office:value-type="float" office:value="0.26806640625" calcext:value-type="float">
            <text:p>0.268</text:p>
          </table:table-cell>
          <table:table-cell table:style-name="ce21" table:formula="of:=[.F24]/[.D24]" office:value-type="float" office:value="0.50341796875" calcext:value-type="float">
            <text:p>0.503</text:p>
          </table:table-cell>
          <table:table-cell table:style-name="ce21" table:formula="of:=[.F24]/[.E24]" office:value-type="float" office:value="1.87795992714026" calcext:value-type="float">
            <text:p>1.878</text:p>
          </table:table-cell>
          <table:table-cell table:style-name="ce21" table:formula="of:=[.H24]/[.D24]" office:value-type="float" office:value="0.11279296875" calcext:value-type="float">
            <text:p>0.113</text:p>
          </table:table-cell>
          <table:table-cell table:number-columns-repeated="2"/>
          <table:table-cell table:style-name="ce17"/>
          <table:table-cell table:number-columns-repeated="1004"/>
        </table:table-row>
        <table:table-row table:style-name="ro1">
          <table:table-cell table:number-columns-repeated="13"/>
          <table:table-cell table:style-name="ce21" table:number-columns-repeated="4"/>
          <table:table-cell table:number-columns-repeated="2"/>
          <table:table-cell table:style-name="ce17"/>
          <table:table-cell table:number-columns-repeated="1004"/>
        </table:table-row>
        <table:table-row table:style-name="ro1">
          <table:table-cell office:value-type="string" calcext:value-type="string">
            <text:p>part so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1" table:formula="of:=[.E26]/[.D26]" office:value-type="float" office:value="0.515625" calcext:value-type="float">
            <text:p>0.516</text:p>
          </table:table-cell>
          <table:table-cell table:style-name="ce21" table:formula="of:=[.F26]/[.D26]" office:value-type="float" office:value="0.453125" calcext:value-type="float">
            <text:p>0.453</text:p>
          </table:table-cell>
          <table:table-cell table:style-name="ce21" table:formula="of:=[.F26]/[.E26]" office:value-type="float" office:value="0.878787878787879" calcext:value-type="float">
            <text:p>0.879</text:p>
          </table:table-cell>
          <table:table-cell table:style-name="ce21" table:formula="of:=[.H26]/[.D26]" office:value-type="float" office:value="0" calcext:value-type="float">
            <text:p>0.000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77" calcext:value-type="float">
            <text:p>77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1" table:formula="of:=[.E27]/[.D27]" office:value-type="float" office:value="0.6015625" calcext:value-type="float">
            <text:p>0.602</text:p>
          </table:table-cell>
          <table:table-cell table:style-name="ce21" table:formula="of:=[.F27]/[.D27]" office:value-type="float" office:value="0.4765625" calcext:value-type="float">
            <text:p>0.477</text:p>
          </table:table-cell>
          <table:table-cell table:style-name="ce21" table:formula="of:=[.F27]/[.E27]" office:value-type="float" office:value="0.792207792207792" calcext:value-type="float">
            <text:p>0.792</text:p>
          </table:table-cell>
          <table:table-cell table:style-name="ce21" table:formula="of:=[.H27]/[.D27]" office:value-type="float" office:value="0" calcext:value-type="float">
            <text:p>0.000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0.55" calcext:value-type="float">
            <text:p>0.5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28]/[.D28]" office:value-type="float" office:value="0.625" calcext:value-type="float">
            <text:p>0.625</text:p>
          </table:table-cell>
          <table:table-cell table:style-name="ce21" table:formula="of:=[.F28]/[.D28]" office:value-type="float" office:value="0.48828125" calcext:value-type="float">
            <text:p>0.488</text:p>
          </table:table-cell>
          <table:table-cell table:style-name="ce21" table:formula="of:=[.F28]/[.E28]" office:value-type="float" office:value="0.78125" calcext:value-type="float">
            <text:p>0.781</text:p>
          </table:table-cell>
          <table:table-cell table:style-name="ce21" table:formula="of:=[.H28]/[.D28]" office:value-type="float" office:value="0.15234375" calcext:value-type="float">
            <text:p>0.152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253" calcext:value-type="float">
            <text:p>253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0.46" calcext:value-type="float">
            <text:p>0.46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29]/[.D29]" office:value-type="float" office:value="0.63671875" calcext:value-type="float">
            <text:p>0.637</text:p>
          </table:table-cell>
          <table:table-cell table:style-name="ce21" table:formula="of:=[.F29]/[.D29]" office:value-type="float" office:value="0.494140625" calcext:value-type="float">
            <text:p>0.494</text:p>
          </table:table-cell>
          <table:table-cell table:style-name="ce21" table:formula="of:=[.F29]/[.E29]" office:value-type="float" office:value="0.776073619631902" calcext:value-type="float">
            <text:p>0.776</text:p>
          </table:table-cell>
          <table:table-cell table:style-name="ce21" table:formula="of:=[.H29]/[.D29]" office:value-type="float" office:value="0.34375" calcext:value-type="float">
            <text:p>0.344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677" calcext:value-type="float">
            <text:p>677</text:p>
          </table:table-cell>
          <table:table-cell table:style-name="ce16" office:value-type="float" office:value="509" calcext:value-type="float">
            <text:p>509</text:p>
          </table:table-cell>
          <table:table-cell table:style-name="ce16" office:value-type="float" office:value="637" calcext:value-type="float">
            <text:p>637</text:p>
          </table:table-cell>
          <table:table-cell table:style-name="ce16" office:value-type="float" office:value="466" calcext:value-type="float">
            <text:p>466</text:p>
          </table:table-cell>
          <table:table-cell table:style-name="ce16" office:value-type="float" office:value="1.09" calcext:value-type="float">
            <text:p>1.09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30]/[.D30]" office:value-type="float" office:value="0.6611328125" calcext:value-type="float">
            <text:p>0.661</text:p>
          </table:table-cell>
          <table:table-cell table:style-name="ce21" table:formula="of:=[.F30]/[.D30]" office:value-type="float" office:value="0.4970703125" calcext:value-type="float">
            <text:p>0.497</text:p>
          </table:table-cell>
          <table:table-cell table:style-name="ce21" table:formula="of:=[.F30]/[.E30]" office:value-type="float" office:value="0.751846381093058" calcext:value-type="float">
            <text:p>0.752</text:p>
          </table:table-cell>
          <table:table-cell table:style-name="ce21" table:formula="of:=[.H30]/[.D30]" office:value-type="float" office:value="0.455078125" calcext:value-type="float">
            <text:p>0.455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16" office:value-type="float" office:value="2048" calcext:value-type="float">
            <text:p>2048</text:p>
          </table:table-cell>
          <table:table-cell table:style-name="ce16" office:value-type="float" office:value="1363" calcext:value-type="float">
            <text:p>1363</text:p>
          </table:table-cell>
          <table:table-cell table:style-name="ce16" office:value-type="float" office:value="1021" calcext:value-type="float">
            <text:p>1021</text:p>
          </table:table-cell>
          <table:table-cell table:style-name="ce16" office:value-type="float" office:value="1277" calcext:value-type="float">
            <text:p>1277</text:p>
          </table:table-cell>
          <table:table-cell table:style-name="ce16" office:value-type="float" office:value="1019" calcext:value-type="float">
            <text:p>1019</text:p>
          </table:table-cell>
          <table:table-cell table:style-name="ce16" office:value-type="float" office:value="1.78" calcext:value-type="float">
            <text:p>1.78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31]/[.D31]" office:value-type="float" office:value="0.66552734375" calcext:value-type="float">
            <text:p>0.666</text:p>
          </table:table-cell>
          <table:table-cell table:style-name="ce21" table:formula="of:=[.F31]/[.D31]" office:value-type="float" office:value="0.49853515625" calcext:value-type="float">
            <text:p>0.499</text:p>
          </table:table-cell>
          <table:table-cell table:style-name="ce21" table:formula="of:=[.F31]/[.E31]" office:value-type="float" office:value="0.749082905355833" calcext:value-type="float">
            <text:p>0.749</text:p>
          </table:table-cell>
          <table:table-cell table:style-name="ce21" table:formula="of:=[.H31]/[.D31]" office:value-type="float" office:value="0.49755859375" calcext:value-type="float">
            <text:p>0.498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16" office:value-type="float" office:value="4096" calcext:value-type="float">
            <text:p>4096</text:p>
          </table:table-cell>
          <table:table-cell table:style-name="ce16" office:value-type="float" office:value="2763" calcext:value-type="float">
            <text:p>2763</text:p>
          </table:table-cell>
          <table:table-cell table:style-name="ce16" office:value-type="float" office:value="2045" calcext:value-type="float">
            <text:p>2045</text:p>
          </table:table-cell>
          <table:table-cell table:style-name="ce16" office:value-type="float" office:value="2557" calcext:value-type="float">
            <text:p>2557</text:p>
          </table:table-cell>
          <table:table-cell table:style-name="ce16" office:value-type="float" office:value="2153" calcext:value-type="float">
            <text:p>2153</text:p>
          </table:table-cell>
          <table:table-cell table:style-name="ce16" office:value-type="float" office:value="1.74" calcext:value-type="float">
            <text:p>1.7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1" table:formula="of:=[.E32]/[.D32]" office:value-type="float" office:value="0.674560546875" calcext:value-type="float">
            <text:p>0.675</text:p>
          </table:table-cell>
          <table:table-cell table:style-name="ce21" table:formula="of:=[.F32]/[.D32]" office:value-type="float" office:value="0.499267578125" calcext:value-type="float">
            <text:p>0.499</text:p>
          </table:table-cell>
          <table:table-cell table:style-name="ce21" table:formula="of:=[.F32]/[.E32]" office:value-type="float" office:value="0.740137531668476" calcext:value-type="float">
            <text:p>0.740</text:p>
          </table:table-cell>
          <table:table-cell table:style-name="ce21" table:formula="of:=[.H32]/[.D32]" office:value-type="float" office:value="0.525634765625" calcext:value-type="float">
            <text:p>0.526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table:style-name="ce15"/>
          <table:table-cell table:number-columns-repeated="11"/>
          <table:table-cell table:style-name="ce21" table:number-columns-repeated="4"/>
          <table:table-cell table:style-name="ce19"/>
          <table:table-cell table:number-columns-repeated="1006"/>
        </table:table-row>
        <table:table-row table:style-name="ro1">
          <table:table-cell office:value-type="string" calcext:value-type="string">
            <text:p>homo so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44" calcext:value-type="float">
            <text:p>0.44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34]/[.D34]" office:value-type="float" office:value="1.125" calcext:value-type="float">
            <text:p>1.125</text:p>
          </table:table-cell>
          <table:table-cell table:style-name="ce21" table:formula="of:=[.F34]/[.D34]" office:value-type="float" office:value="1.046875" calcext:value-type="float">
            <text:p>1.047</text:p>
          </table:table-cell>
          <table:table-cell table:style-name="ce21" table:formula="of:=[.F34]/[.E34]" office:value-type="float" office:value="0.930555555555556" calcext:value-type="float">
            <text:p>0.931</text:p>
          </table:table-cell>
          <table:table-cell table:style-name="ce21" table:formula="of:=[.H34]/[.D34]" office:value-type="float" office:value="0.015625" calcext:value-type="float">
            <text:p>0.016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.35" calcext:value-type="float">
            <text:p>4.3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35]/[.D35]" office:value-type="float" office:value="0.6953125" calcext:value-type="float">
            <text:p>0.695</text:p>
          </table:table-cell>
          <table:table-cell table:style-name="ce21" table:formula="of:=[.F35]/[.D35]" office:value-type="float" office:value="0.8359375" calcext:value-type="float">
            <text:p>0.836</text:p>
          </table:table-cell>
          <table:table-cell table:style-name="ce21" table:formula="of:=[.F35]/[.E35]" office:value-type="float" office:value="1.20224719101124" calcext:value-type="float">
            <text:p>1.202</text:p>
          </table:table-cell>
          <table:table-cell table:style-name="ce21" table:formula="of:=[.H35]/[.D35]" office:value-type="float" office:value="0.125" calcext:value-type="float">
            <text:p>0.125</text:p>
          </table:table-cell>
          <table:table-cell table:style-name="ce16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16.89" calcext:value-type="float">
            <text:p>16.8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3" calcext:value-type="float">
            <text:p>0.0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1" table:formula="of:=[.E36]/[.D36]" office:value-type="float" office:value="0.52734375" calcext:value-type="float">
            <text:p>0.527</text:p>
          </table:table-cell>
          <table:table-cell table:style-name="ce21" table:formula="of:=[.F36]/[.D36]" office:value-type="float" office:value="0.80078125" calcext:value-type="float">
            <text:p>0.801</text:p>
          </table:table-cell>
          <table:table-cell table:style-name="ce21" table:formula="of:=[.F36]/[.E36]" office:value-type="float" office:value="1.51851851851852" calcext:value-type="float">
            <text:p>1.519</text:p>
          </table:table-cell>
          <table:table-cell table:style-name="ce21" table:formula="of:=[.H36]/[.D36]" office:value-type="float" office:value="0.1484375" calcext:value-type="float">
            <text:p>0.148</text:p>
          </table:table-cell>
          <table:table-cell table:style-name="ce16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397" calcext:value-type="float">
            <text:p>397</text:p>
          </table:table-cell>
          <table:table-cell table:style-name="ce16" office:value-type="float" office:value="648" calcext:value-type="float">
            <text:p>64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57.82" calcext:value-type="float">
            <text:p>57.8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37]/[.D37]" office:value-type="float" office:value="0.462890625" calcext:value-type="float">
            <text:p>0.463</text:p>
          </table:table-cell>
          <table:table-cell table:style-name="ce21" table:formula="of:=[.F37]/[.D37]" office:value-type="float" office:value="0.775390625" calcext:value-type="float">
            <text:p>0.775</text:p>
          </table:table-cell>
          <table:table-cell table:style-name="ce21" table:formula="of:=[.F37]/[.E37]" office:value-type="float" office:value="1.67510548523207" calcext:value-type="float">
            <text:p>1.675</text:p>
          </table:table-cell>
          <table:table-cell table:style-name="ce21" table:formula="of:=[.H37]/[.D37]" office:value-type="float" office:value="0.060546875" calcext:value-type="float">
            <text:p>0.061</text:p>
          </table:table-cell>
          <table:table-cell table:style-name="ce16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447" calcext:value-type="float">
            <text:p>447</text:p>
          </table:table-cell>
          <table:table-cell table:style-name="ce16" office:value-type="float" office:value="783" calcext:value-type="float">
            <text:p>783</text:p>
          </table:table-cell>
          <table:table-cell table:style-name="ce16" office:value-type="float" office:value="1290" calcext:value-type="float">
            <text:p>129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8.15" calcext:value-type="float">
            <text:p>8.1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13" calcext:value-type="float">
            <text:p>0.1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1" table:formula="of:=[.E38]/[.D38]" office:value-type="float" office:value="0.4365234375" calcext:value-type="float">
            <text:p>0.437</text:p>
          </table:table-cell>
          <table:table-cell table:style-name="ce21" table:formula="of:=[.F38]/[.D38]" office:value-type="float" office:value="0.7646484375" calcext:value-type="float">
            <text:p>0.765</text:p>
          </table:table-cell>
          <table:table-cell table:style-name="ce21" table:formula="of:=[.F38]/[.E38]" office:value-type="float" office:value="1.75167785234899" calcext:value-type="float">
            <text:p>1.752</text:p>
          </table:table-cell>
          <table:table-cell table:style-name="ce21" table:formula="of:=[.H38]/[.D38]" office:value-type="float" office:value="0.0263671875" calcext:value-type="float">
            <text:p>0.026</text:p>
          </table:table-cell>
          <table:table-cell table:style-name="ce16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16" office:value-type="float" office:value="2048" calcext:value-type="float">
            <text:p>2048</text:p>
          </table:table-cell>
          <table:table-cell table:style-name="ce16" office:value-type="float" office:value="1467" calcext:value-type="float">
            <text:p>1467</text:p>
          </table:table-cell>
          <table:table-cell table:style-name="ce16" office:value-type="float" office:value="1390" calcext:value-type="float">
            <text:p>1390</text:p>
          </table:table-cell>
          <table:table-cell table:style-name="ce16" office:value-type="float" office:value="2330" calcext:value-type="float">
            <text:p>2330</text:p>
          </table:table-cell>
          <table:table-cell table:style-name="ce16" office:value-type="float" office:value="1056" calcext:value-type="float">
            <text:p>1056</text:p>
          </table:table-cell>
          <table:table-cell table:style-name="ce16" office:value-type="float" office:value="38.68" calcext:value-type="float">
            <text:p>38.68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8.77" calcext:value-type="float">
            <text:p>8.7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1" table:formula="of:=[.E39]/[.D39]" office:value-type="float" office:value="0.71630859375" calcext:value-type="float">
            <text:p>0.716</text:p>
          </table:table-cell>
          <table:table-cell table:style-name="ce21" table:formula="of:=[.F39]/[.D39]" office:value-type="float" office:value="0.6787109375" calcext:value-type="float">
            <text:p>0.679</text:p>
          </table:table-cell>
          <table:table-cell table:style-name="ce21" table:formula="of:=[.F39]/[.E39]" office:value-type="float" office:value="0.947511929107021" calcext:value-type="float">
            <text:p>0.948</text:p>
          </table:table-cell>
          <table:table-cell table:style-name="ce21" table:formula="of:=[.H39]/[.D39]" office:value-type="float" office:value="0.515625" calcext:value-type="float">
            <text:p>0.516</text:p>
          </table:table-cell>
          <table:table-cell table:style-name="ce16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16" office:value-type="float" office:value="4096" calcext:value-type="float">
            <text:p>4096</text:p>
          </table:table-cell>
          <table:table-cell table:style-name="ce16" office:value-type="float" office:value="3144" calcext:value-type="float">
            <text:p>3144</text:p>
          </table:table-cell>
          <table:table-cell table:style-name="ce16" office:value-type="float" office:value="2040" calcext:value-type="float">
            <text:p>2040</text:p>
          </table:table-cell>
          <table:table-cell table:style-name="ce16" office:value-type="float" office:value="3540" calcext:value-type="float">
            <text:p>3540</text:p>
          </table:table-cell>
          <table:table-cell table:style-name="ce16" office:value-type="float" office:value="2559" calcext:value-type="float">
            <text:p>2559</text:p>
          </table:table-cell>
          <table:table-cell table:style-name="ce16" office:value-type="float" office:value="33.99" calcext:value-type="float">
            <text:p>33.99</text:p>
          </table:table-cell>
          <table:table-cell table:style-name="ce16" office:value-type="float" office:value="754" calcext:value-type="float">
            <text:p>754</text:p>
          </table:table-cell>
          <table:table-cell table:style-name="ce16" office:value-type="float" office:value="1.78" calcext:value-type="float">
            <text:p>1.78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1" table:formula="of:=[.E40]/[.D40]" office:value-type="float" office:value="0.767578125" calcext:value-type="float">
            <text:p>0.768</text:p>
          </table:table-cell>
          <table:table-cell table:style-name="ce21" table:formula="of:=[.F40]/[.D40]" office:value-type="float" office:value="0.498046875" calcext:value-type="float">
            <text:p>0.498</text:p>
          </table:table-cell>
          <table:table-cell table:style-name="ce21" table:formula="of:=[.F40]/[.E40]" office:value-type="float" office:value="0.648854961832061" calcext:value-type="float">
            <text:p>0.649</text:p>
          </table:table-cell>
          <table:table-cell table:style-name="ce21" table:formula="of:=[.H40]/[.D40]" office:value-type="float" office:value="0.624755859375" calcext:value-type="float">
            <text:p>0.625</text:p>
          </table:table-cell>
          <table:table-cell table:style-name="ce16"/>
          <table:table-cell table:number-columns-repeated="1006"/>
        </table:table-row>
        <table:table-row table:style-name="ro1">
          <table:table-cell table:number-columns-repeated="8"/>
          <table:table-cell table:style-name="ce16" table:number-columns-repeated="5"/>
          <table:table-cell table:style-name="ce21" table:number-columns-repeated="4"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cr forward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1" table:formula="of:=[.E42]/[.D42]" office:value-type="float" office:value="0.6875" calcext:value-type="float">
            <text:p>0.688</text:p>
          </table:table-cell>
          <table:table-cell table:style-name="ce21" table:formula="of:=[.F42]/[.D42]" office:value-type="float" office:value="0.796875" calcext:value-type="float">
            <text:p>0.797</text:p>
          </table:table-cell>
          <table:table-cell table:style-name="ce21" table:formula="of:=[.F42]/[.E42]" office:value-type="float" office:value="1.15909090909091" calcext:value-type="float">
            <text:p>1.159</text:p>
          </table:table-cell>
          <table:table-cell table:style-name="ce21" table:formula="of:=[.H42]/[.D42]" office:value-type="float" office:value="0" calcext:value-type="float">
            <text:p>0.000</text:p>
          </table:table-cell>
          <table:table-cell table:style-name="ce17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6" calcext:value-type="float">
            <text:p>0.6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43]/[.D43]" office:value-type="float" office:value="0.6796875" calcext:value-type="float">
            <text:p>0.680</text:p>
          </table:table-cell>
          <table:table-cell table:style-name="ce21" table:formula="of:=[.F43]/[.D43]" office:value-type="float" office:value="1.21875" calcext:value-type="float">
            <text:p>1.219</text:p>
          </table:table-cell>
          <table:table-cell table:style-name="ce21" table:formula="of:=[.F43]/[.E43]" office:value-type="float" office:value="1.79310344827586" calcext:value-type="float">
            <text:p>1.793</text:p>
          </table:table-cell>
          <table:table-cell table:style-name="ce21" table:formula="of:=[.H43]/[.D43]" office:value-type="float" office:value="0.015625" calcext:value-type="float">
            <text:p>0.016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22" calcext:value-type="float">
            <text:p>2.2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44]/[.D44]" office:value-type="float" office:value="0.53125" calcext:value-type="float">
            <text:p>0.531</text:p>
          </table:table-cell>
          <table:table-cell table:style-name="ce21" table:formula="of:=[.F44]/[.D44]" office:value-type="float" office:value="1.13671875" calcext:value-type="float">
            <text:p>1.137</text:p>
          </table:table-cell>
          <table:table-cell table:style-name="ce21" table:formula="of:=[.F44]/[.E44]" office:value-type="float" office:value="2.13970588235294" calcext:value-type="float">
            <text:p>2.140</text:p>
          </table:table-cell>
          <table:table-cell table:style-name="ce21" table:formula="of:=[.H44]/[.D44]" office:value-type="float" office:value="0.0078125" calcext:value-type="float">
            <text:p>0.008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581" calcext:value-type="float">
            <text:p>581</text:p>
          </table:table-cell>
          <table:table-cell table:style-name="ce16" office:value-type="float" office:value="814" calcext:value-type="float">
            <text:p>81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0.4" calcext:value-type="float">
            <text:p>10.4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45]/[.D45]" office:value-type="float" office:value="0.53125" calcext:value-type="float">
            <text:p>0.531</text:p>
          </table:table-cell>
          <table:table-cell table:style-name="ce21" table:formula="of:=[.F45]/[.D45]" office:value-type="float" office:value="1.134765625" calcext:value-type="float">
            <text:p>1.135</text:p>
          </table:table-cell>
          <table:table-cell table:style-name="ce21" table:formula="of:=[.F45]/[.E45]" office:value-type="float" office:value="2.13602941176471" calcext:value-type="float">
            <text:p>2.136</text:p>
          </table:table-cell>
          <table:table-cell table:style-name="ce21" table:formula="of:=[.H45]/[.D45]" office:value-type="float" office:value="0.0625" calcext:value-type="float">
            <text:p>0.063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538" calcext:value-type="float">
            <text:p>538</text:p>
          </table:table-cell>
          <table:table-cell table:style-name="ce16" office:value-type="float" office:value="1179" calcext:value-type="float">
            <text:p>1179</text:p>
          </table:table-cell>
          <table:table-cell table:style-name="ce16" office:value-type="float" office:value="1715" calcext:value-type="float">
            <text:p>1715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.5" calcext:value-type="float">
            <text:p>3.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46]/[.D46]" office:value-type="float" office:value="0.525390625" calcext:value-type="float">
            <text:p>0.525</text:p>
          </table:table-cell>
          <table:table-cell table:style-name="ce21" table:formula="of:=[.F46]/[.D46]" office:value-type="float" office:value="1.1513671875" calcext:value-type="float">
            <text:p>1.151</text:p>
          </table:table-cell>
          <table:table-cell table:style-name="ce21" table:formula="of:=[.F46]/[.E46]" office:value-type="float" office:value="2.19144981412639" calcext:value-type="float">
            <text:p>2.191</text:p>
          </table:table-cell>
          <table:table-cell table:style-name="ce21" table:formula="of:=[.H46]/[.D46]" office:value-type="float" office:value="0.0458984375" calcext:value-type="float">
            <text:p>0.046</text:p>
          </table:table-cell>
          <table:table-cell table:style-name="ce16" table:number-columns-repeated="2"/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16" office:value-type="float" office:value="2048" calcext:value-type="float">
            <text:p>2048</text:p>
          </table:table-cell>
          <table:table-cell table:style-name="ce16" office:value-type="float" office:value="1087" calcext:value-type="float">
            <text:p>1087</text:p>
          </table:table-cell>
          <table:table-cell table:style-name="ce16" office:value-type="float" office:value="1531" calcext:value-type="float">
            <text:p>1531</text:p>
          </table:table-cell>
          <table:table-cell table:style-name="ce16" office:value-type="float" office:value="3590" calcext:value-type="float">
            <text:p>3590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2.6" calcext:value-type="float">
            <text:p>2.6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47]/[.D47]" office:value-type="float" office:value="0.53076171875" calcext:value-type="float">
            <text:p>0.531</text:p>
          </table:table-cell>
          <table:table-cell table:style-name="ce21" table:formula="of:=[.F47]/[.D47]" office:value-type="float" office:value="0.74755859375" calcext:value-type="float">
            <text:p>0.748</text:p>
          </table:table-cell>
          <table:table-cell table:style-name="ce21" table:formula="of:=[.F47]/[.E47]" office:value-type="float" office:value="1.40846366145354" calcext:value-type="float">
            <text:p>1.408</text:p>
          </table:table-cell>
          <table:table-cell table:style-name="ce21" table:formula="of:=[.H47]/[.D47]" office:value-type="float" office:value="0.02783203125" calcext:value-type="float">
            <text:p>0.028</text:p>
          </table:table-cell>
          <table:table-cell table:style-name="ce16" table:number-columns-repeated="2"/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16" office:value-type="float" office:value="4096" calcext:value-type="float">
            <text:p>4096</text:p>
          </table:table-cell>
          <table:table-cell table:style-name="ce16" office:value-type="float" office:value="2302" calcext:value-type="float">
            <text:p>2302</text:p>
          </table:table-cell>
          <table:table-cell table:style-name="ce16" office:value-type="float" office:value="3068" calcext:value-type="float">
            <text:p>3068</text:p>
          </table:table-cell>
          <table:table-cell table:style-name="ce16" office:value-type="float" office:value="7179" calcext:value-type="float">
            <text:p>7179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7.9" calcext:value-type="float">
            <text:p>27.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4.6" calcext:value-type="float">
            <text:p>4.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1" table:formula="of:=[.E48]/[.D48]" office:value-type="float" office:value="0.56201171875" calcext:value-type="float">
            <text:p>0.562</text:p>
          </table:table-cell>
          <table:table-cell table:style-name="ce21" table:formula="of:=[.F48]/[.D48]" office:value-type="float" office:value="0.7490234375" calcext:value-type="float">
            <text:p>0.749</text:p>
          </table:table-cell>
          <table:table-cell table:style-name="ce21" table:formula="of:=[.F48]/[.E48]" office:value-type="float" office:value="1.33275412684622" calcext:value-type="float">
            <text:p>1.333</text:p>
          </table:table-cell>
          <table:table-cell table:style-name="ce21" table:formula="of:=[.H48]/[.D48]" office:value-type="float" office:value="0.065185546875" calcext:value-type="float">
            <text:p>0.065</text:p>
          </table:table-cell>
          <table:table-cell table:style-name="ce16" table:number-columns-repeated="2"/>
          <table:table-cell table:number-columns-repeated="1005"/>
        </table:table-row>
        <table:table-row table:style-name="ro1">
          <table:table-cell table:number-columns-repeated="9"/>
          <table:table-cell table:style-name="ce16" table:number-columns-repeated="4"/>
          <table:table-cell table:style-name="ce21" table:number-columns-repeated="4"/>
          <table:table-cell table:style-name="ce16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cr backward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21" table:formula="of:=[.E50]/[.D50]" office:value-type="float" office:value="1.390625" calcext:value-type="float">
            <text:p>1.391</text:p>
          </table:table-cell>
          <table:table-cell table:style-name="ce21" table:formula="of:=[.F50]/[.D50]" office:value-type="float" office:value="0.921875" calcext:value-type="float">
            <text:p>0.922</text:p>
          </table:table-cell>
          <table:table-cell table:style-name="ce21" table:formula="of:=[.F50]/[.E50]" office:value-type="float" office:value="0.662921348314607" calcext:value-type="float">
            <text:p>0.663</text:p>
          </table:table-cell>
          <table:table-cell table:style-name="ce21" table:formula="of:=[.H50]/[.D50]" office:value-type="float" office:value="0" calcext:value-type="float">
            <text:p>0.000</text:p>
          </table:table-cell>
          <table:table-cell table:style-name="ce16" table:number-columns-repeated="2"/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.5" calcext:value-type="float">
            <text:p>2.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1" table:formula="of:=[.E51]/[.D51]" office:value-type="float" office:value="0.78125" calcext:value-type="float">
            <text:p>0.781</text:p>
          </table:table-cell>
          <table:table-cell table:style-name="ce21" table:formula="of:=[.F51]/[.D51]" office:value-type="float" office:value="0.734375" calcext:value-type="float">
            <text:p>0.734</text:p>
          </table:table-cell>
          <table:table-cell table:style-name="ce21" table:formula="of:=[.F51]/[.E51]" office:value-type="float" office:value="0.94" calcext:value-type="float">
            <text:p>0.940</text:p>
          </table:table-cell>
          <table:table-cell table:style-name="ce21" table:formula="of:=[.H51]/[.D51]" office:value-type="float" office:value="0.1875" calcext:value-type="float">
            <text:p>0.188</text:p>
          </table:table-cell>
          <table:table-cell table:style-name="ce16" table:number-columns-repeated="2"/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3.01" calcext:value-type="float">
            <text:p>3.0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1" table:formula="of:=[.E52]/[.D52]" office:value-type="float" office:value="0.48828125" calcext:value-type="float">
            <text:p>0.488</text:p>
          </table:table-cell>
          <table:table-cell table:style-name="ce21" table:formula="of:=[.F52]/[.D52]" office:value-type="float" office:value="0.6640625" calcext:value-type="float">
            <text:p>0.664</text:p>
          </table:table-cell>
          <table:table-cell table:style-name="ce21" table:formula="of:=[.F52]/[.E52]" office:value-type="float" office:value="1.36" calcext:value-type="float">
            <text:p>1.360</text:p>
          </table:table-cell>
          <table:table-cell table:style-name="ce21" table:formula="of:=[.H52]/[.D52]" office:value-type="float" office:value="0.16796875" calcext:value-type="float">
            <text:p>0.168</text:p>
          </table:table-cell>
          <table:table-cell table:style-name="ce16" table:number-columns-repeated="2"/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426" calcext:value-type="float">
            <text:p>426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3.73" calcext:value-type="float">
            <text:p>3.73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1" table:formula="of:=[.E53]/[.D53]" office:value-type="float" office:value="0.314453125" calcext:value-type="float">
            <text:p>0.314</text:p>
          </table:table-cell>
          <table:table-cell table:style-name="ce21" table:formula="of:=[.F53]/[.D53]" office:value-type="float" office:value="0.640625" calcext:value-type="float">
            <text:p>0.641</text:p>
          </table:table-cell>
          <table:table-cell table:style-name="ce21" table:formula="of:=[.F53]/[.E53]" office:value-type="float" office:value="2.03726708074534" calcext:value-type="float">
            <text:p>2.037</text:p>
          </table:table-cell>
          <table:table-cell table:style-name="ce21" table:formula="of:=[.H53]/[.D53]" office:value-type="float" office:value="0.08203125" calcext:value-type="float">
            <text:p>0.082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7" office:value-type="float" office:value="1024" calcext:value-type="float">
            <text:p>1024</text:p>
          </table:table-cell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735" calcext:value-type="float">
            <text:p>735</text:p>
          </table:table-cell>
          <table:table-cell table:style-name="ce17" office:value-type="float" office:value="963" calcext:value-type="float">
            <text:p>963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8.34" calcext:value-type="float">
            <text:p>8.34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1" table:formula="of:=[.E54]/[.D54]" office:value-type="float" office:value="0.3291015625" calcext:value-type="float">
            <text:p>0.329</text:p>
          </table:table-cell>
          <table:table-cell table:style-name="ce21" table:formula="of:=[.F54]/[.D54]" office:value-type="float" office:value="0.7177734375" calcext:value-type="float">
            <text:p>0.718</text:p>
          </table:table-cell>
          <table:table-cell table:style-name="ce21" table:formula="of:=[.F54]/[.E54]" office:value-type="float" office:value="2.18100890207715" calcext:value-type="float">
            <text:p>2.181</text:p>
          </table:table-cell>
          <table:table-cell table:style-name="ce21" table:formula="of:=[.H54]/[.D54]" office:value-type="float" office:value="0.0439453125" calcext:value-type="float">
            <text:p>0.044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17" office:value-type="float" office:value="2048" calcext:value-type="float">
            <text:p>2048</text:p>
          </table:table-cell>
          <table:table-cell table:style-name="ce17" office:value-type="float" office:value="657" calcext:value-type="float">
            <text:p>657</text:p>
          </table:table-cell>
          <table:table-cell table:style-name="ce17" office:value-type="float" office:value="1446" calcext:value-type="float">
            <text:p>1446</text:p>
          </table:table-cell>
          <table:table-cell table:style-name="ce17" office:value-type="float" office:value="1878" calcext:value-type="float">
            <text:p>1878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9.24" calcext:value-type="float">
            <text:p>9.24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1" table:formula="of:=[.E55]/[.D55]" office:value-type="float" office:value="0.32080078125" calcext:value-type="float">
            <text:p>0.321</text:p>
          </table:table-cell>
          <table:table-cell table:style-name="ce21" table:formula="of:=[.F55]/[.D55]" office:value-type="float" office:value="0.7060546875" calcext:value-type="float">
            <text:p>0.706</text:p>
          </table:table-cell>
          <table:table-cell table:style-name="ce21" table:formula="of:=[.F55]/[.E55]" office:value-type="float" office:value="2.20091324200913" calcext:value-type="float">
            <text:p>2.201</text:p>
          </table:table-cell>
          <table:table-cell table:style-name="ce21" table:formula="of:=[.H55]/[.D55]" office:value-type="float" office:value="0.021484375" calcext:value-type="float">
            <text:p>0.021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4096" calcext:value-type="float">
            <text:p>4096</text:p>
          </table:table-cell>
          <table:table-cell table:style-name="ce17" office:value-type="float" office:value="2499" calcext:value-type="float">
            <text:p>2499</text:p>
          </table:table-cell>
          <table:table-cell table:style-name="ce17" office:value-type="float" office:value="2937" calcext:value-type="float">
            <text:p>2937</text:p>
          </table:table-cell>
          <table:table-cell table:style-name="ce17" office:value-type="float" office:value="3775" calcext:value-type="float">
            <text:p>3775</text:p>
          </table:table-cell>
          <table:table-cell table:style-name="ce17" office:value-type="float" office:value="1627" calcext:value-type="float">
            <text:p>1627</text:p>
          </table:table-cell>
          <table:table-cell table:style-name="ce17" office:value-type="float" office:value="40.45" calcext:value-type="float">
            <text:p>40.4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0.87" calcext:value-type="float">
            <text:p>10.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1" table:formula="of:=[.E56]/[.D56]" office:value-type="float" office:value="0.610107421875" calcext:value-type="float">
            <text:p>0.610</text:p>
          </table:table-cell>
          <table:table-cell table:style-name="ce21" table:formula="of:=[.F56]/[.D56]" office:value-type="float" office:value="0.717041015625" calcext:value-type="float">
            <text:p>0.717</text:p>
          </table:table-cell>
          <table:table-cell table:style-name="ce21" table:formula="of:=[.F56]/[.E56]" office:value-type="float" office:value="1.17527010804322" calcext:value-type="float">
            <text:p>1.175</text:p>
          </table:table-cell>
          <table:table-cell table:style-name="ce21" table:formula="of:=[.H56]/[.D56]" office:value-type="float" office:value="0.397216796875" calcext:value-type="float">
            <text:p>0.397</text:p>
          </table:table-cell>
          <table:table-cell table:style-name="ce19"/>
          <table:table-cell table:number-columns-repeated="1006"/>
        </table:table-row>
        <table:table-row table:style-name="ro1">
          <table:table-cell table:number-columns-repeated="3"/>
          <table:table-cell table:style-name="ce17" table:number-columns-repeated="10"/>
          <table:table-cell table:style-name="ce21" table:number-columns-repeated="4"/>
          <table:table-cell table:style-name="ce19"/>
          <table:table-cell table:number-columns-repeated="1006"/>
        </table:table-row>
        <table:table-row table:style-name="ro1">
          <table:table-cell office:value-type="string" calcext:value-type="string">
            <text:p>iir ph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.26" calcext:value-type="float">
            <text:p>0.26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58]/[.D58]" office:value-type="float" office:value="2.71875" calcext:value-type="float">
            <text:p>2.719</text:p>
          </table:table-cell>
          <table:table-cell table:style-name="ce21" table:formula="of:=[.F58]/[.D58]" office:value-type="float" office:value="2.75" calcext:value-type="float">
            <text:p>2.750</text:p>
          </table:table-cell>
          <table:table-cell table:style-name="ce21" table:formula="of:=[.F58]/[.E58]" office:value-type="float" office:value="1.01149425287356" calcext:value-type="float">
            <text:p>1.011</text:p>
          </table:table-cell>
          <table:table-cell table:style-name="ce21" table:formula="of:=[.H58]/[.D58]" office:value-type="float" office:value="1.328125" calcext:value-type="float">
            <text:p>1.328</text:p>
          </table:table-cell>
          <table:table-cell table:style-name="ce19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383" calcext:value-type="float">
            <text:p>383</text:p>
          </table:table-cell>
          <table:table-cell table:style-name="ce16" office:value-type="float" office:value="487" calcext:value-type="float">
            <text:p>487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8.96" calcext:value-type="float">
            <text:p>8.96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59]/[.D59]" office:value-type="float" office:value="2.265625" calcext:value-type="float">
            <text:p>2.266</text:p>
          </table:table-cell>
          <table:table-cell table:style-name="ce21" table:formula="of:=[.F59]/[.D59]" office:value-type="float" office:value="2.9921875" calcext:value-type="float">
            <text:p>2.992</text:p>
          </table:table-cell>
          <table:table-cell table:style-name="ce21" table:formula="of:=[.F59]/[.E59]" office:value-type="float" office:value="1.32068965517241" calcext:value-type="float">
            <text:p>1.321</text:p>
          </table:table-cell>
          <table:table-cell table:style-name="ce21" table:formula="of:=[.H59]/[.D59]" office:value-type="float" office:value="1.21875" calcext:value-type="float">
            <text:p>1.219</text:p>
          </table:table-cell>
          <table:table-cell table:number-columns-repeated="6"/>
          <table:table-cell table:style-name="ce16" table:number-columns-repeated="4"/>
          <table:table-cell table:number-columns-repeated="99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office:value-type="float" office:value="949" calcext:value-type="float">
            <text:p>949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5.25" calcext:value-type="float">
            <text:p>35.2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60]/[.D60]" office:value-type="float" office:value="2.18359375" calcext:value-type="float">
            <text:p>2.184</text:p>
          </table:table-cell>
          <table:table-cell table:style-name="ce21" table:formula="of:=[.F60]/[.D60]" office:value-type="float" office:value="3.70703125" calcext:value-type="float">
            <text:p>3.707</text:p>
          </table:table-cell>
          <table:table-cell table:style-name="ce21" table:formula="of:=[.F60]/[.E60]" office:value-type="float" office:value="1.69767441860465" calcext:value-type="float">
            <text:p>1.698</text:p>
          </table:table-cell>
          <table:table-cell table:style-name="ce21" table:formula="of:=[.H60]/[.D60]" office:value-type="float" office:value="0.8828125" calcext:value-type="float">
            <text:p>0.883</text:p>
          </table:table-cell>
          <table:table-cell table:number-columns-repeated="6"/>
          <table:table-cell table:style-name="ce16" table:number-columns-repeated="4"/>
          <table:table-cell table:number-columns-repeated="99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1201" calcext:value-type="float">
            <text:p>1201</text:p>
          </table:table-cell>
          <table:table-cell table:style-name="ce16" office:value-type="float" office:value="2073" calcext:value-type="float">
            <text:p>2073</text:p>
          </table:table-cell>
          <table:table-cell table:style-name="ce16" office:value-type="float" office:value="2868" calcext:value-type="float">
            <text:p>2868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241.6" calcext:value-type="float">
            <text:p>241.6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61]/[.D61]" office:value-type="float" office:value="2.345703125" calcext:value-type="float">
            <text:p>2.346</text:p>
          </table:table-cell>
          <table:table-cell table:style-name="ce21" table:formula="of:=[.F61]/[.D61]" office:value-type="float" office:value="4.048828125" calcext:value-type="float">
            <text:p>4.049</text:p>
          </table:table-cell>
          <table:table-cell table:style-name="ce21" table:formula="of:=[.F61]/[.E61]" office:value-type="float" office:value="1.72606161532057" calcext:value-type="float">
            <text:p>1.726</text:p>
          </table:table-cell>
          <table:table-cell table:style-name="ce21" table:formula="of:=[.H61]/[.D61]" office:value-type="float" office:value="0.626953125" calcext:value-type="float">
            <text:p>0.627</text:p>
          </table:table-cell>
          <table:table-cell table:number-columns-repeated="6"/>
          <table:table-cell table:style-name="ce16" table:number-columns-repeated="4"/>
          <table:table-cell table:number-columns-repeated="99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2455" calcext:value-type="float">
            <text:p>2455</text:p>
          </table:table-cell>
          <table:table-cell table:style-name="ce16" office:value-type="float" office:value="4283" calcext:value-type="float">
            <text:p>4283</text:p>
          </table:table-cell>
          <table:table-cell table:style-name="ce16" office:value-type="float" office:value="6102" calcext:value-type="float">
            <text:p>6102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18.79" calcext:value-type="float">
            <text:p>18.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.73" calcext:value-type="float">
            <text:p>4.7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1" table:formula="of:=[.E62]/[.D62]" office:value-type="float" office:value="2.3974609375" calcext:value-type="float">
            <text:p>2.397</text:p>
          </table:table-cell>
          <table:table-cell table:style-name="ce21" table:formula="of:=[.F62]/[.D62]" office:value-type="float" office:value="4.1826171875" calcext:value-type="float">
            <text:p>4.183</text:p>
          </table:table-cell>
          <table:table-cell table:style-name="ce21" table:formula="of:=[.F62]/[.E62]" office:value-type="float" office:value="1.74460285132383" calcext:value-type="float">
            <text:p>1.745</text:p>
          </table:table-cell>
          <table:table-cell table:style-name="ce21" table:formula="of:=[.H62]/[.D62]" office:value-type="float" office:value="0.5869140625" calcext:value-type="float">
            <text:p>0.587</text:p>
          </table:table-cell>
          <table:table-cell table:number-columns-repeated="6"/>
          <table:table-cell table:style-name="ce16" table:number-columns-repeated="4"/>
          <table:table-cell table:number-columns-repeated="99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16" office:value-type="float" office:value="2048" calcext:value-type="float">
            <text:p>2048</text:p>
          </table:table-cell>
          <table:table-cell table:style-name="ce16" office:value-type="float" office:value="5990" calcext:value-type="float">
            <text:p>5990</text:p>
          </table:table-cell>
          <table:table-cell table:style-name="ce16" office:value-type="float" office:value="8758" calcext:value-type="float">
            <text:p>8758</text:p>
          </table:table-cell>
          <table:table-cell table:style-name="ce16" office:value-type="float" office:value="12501" calcext:value-type="float">
            <text:p>12501</text:p>
          </table:table-cell>
          <table:table-cell table:style-name="ce16" office:value-type="float" office:value="3023" calcext:value-type="float">
            <text:p>3023</text:p>
          </table:table-cell>
          <table:table-cell table:style-name="ce16" office:value-type="float" office:value="129.4" calcext:value-type="float">
            <text:p>129.4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7.37" calcext:value-type="float">
            <text:p>7.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10.07" calcext:value-type="float">
            <text:p>10.07</text:p>
          </table:table-cell>
          <table:table-cell table:style-name="ce21" table:formula="of:=[.E63]/[.D63]" office:value-type="float" office:value="2.9248046875" calcext:value-type="float">
            <text:p>2.925</text:p>
          </table:table-cell>
          <table:table-cell table:style-name="ce21" table:formula="of:=[.F63]/[.D63]" office:value-type="float" office:value="4.2763671875" calcext:value-type="float">
            <text:p>4.276</text:p>
          </table:table-cell>
          <table:table-cell table:style-name="ce21" table:formula="of:=[.F63]/[.E63]" office:value-type="float" office:value="1.46210350584307" calcext:value-type="float">
            <text:p>1.462</text:p>
          </table:table-cell>
          <table:table-cell table:style-name="ce21" table:formula="of:=[.H63]/[.D63]" office:value-type="float" office:value="1.47607421875" calcext:value-type="float">
            <text:p>1.476</text:p>
          </table:table-cell>
          <table:table-cell table:number-columns-repeated="6"/>
          <table:table-cell table:style-name="ce16" table:number-columns-repeated="4"/>
          <table:table-cell table:number-columns-repeated="99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16" office:value-type="float" office:value="4096" calcext:value-type="float">
            <text:p>4096</text:p>
          </table:table-cell>
          <table:table-cell table:style-name="ce16" office:value-type="float" office:value="15313" calcext:value-type="float">
            <text:p>15313</text:p>
          </table:table-cell>
          <table:table-cell table:style-name="ce16" office:value-type="float" office:value="15956" calcext:value-type="float">
            <text:p>15956</text:p>
          </table:table-cell>
          <table:table-cell table:style-name="ce16" office:value-type="float" office:value="22550" calcext:value-type="float">
            <text:p>22550</text:p>
          </table:table-cell>
          <table:table-cell table:style-name="ce16" office:value-type="float" office:value="8421" calcext:value-type="float">
            <text:p>8421</text:p>
          </table:table-cell>
          <table:table-cell table:style-name="ce16" office:value-type="float" office:value="435.31" calcext:value-type="float">
            <text:p>435.31</text:p>
          </table:table-cell>
          <table:table-cell table:style-name="ce16" office:value-type="float" office:value="1504" calcext:value-type="float">
            <text:p>1504</text:p>
          </table:table-cell>
          <table:table-cell table:style-name="ce16" office:value-type="float" office:value="18.53" calcext:value-type="float">
            <text:p>18.53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110.23" calcext:value-type="float">
            <text:p>110.23</text:p>
          </table:table-cell>
          <table:table-cell table:style-name="ce21" table:formula="of:=[.E64]/[.D64]" office:value-type="float" office:value="3.738525390625" calcext:value-type="float">
            <text:p>3.739</text:p>
          </table:table-cell>
          <table:table-cell table:style-name="ce21" table:formula="of:=[.F64]/[.D64]" office:value-type="float" office:value="3.8955078125" calcext:value-type="float">
            <text:p>3.896</text:p>
          </table:table-cell>
          <table:table-cell table:style-name="ce21" table:formula="of:=[.F64]/[.E64]" office:value-type="float" office:value="1.04199046561745" calcext:value-type="float">
            <text:p>1.042</text:p>
          </table:table-cell>
          <table:table-cell table:style-name="ce21" table:formula="of:=[.H64]/[.D64]" office:value-type="float" office:value="2.055908203125" calcext:value-type="float">
            <text:p>2.056</text:p>
          </table:table-cell>
          <table:table-cell table:number-columns-repeated="6"/>
          <table:table-cell table:style-name="ce16" table:number-columns-repeated="4"/>
          <table:table-cell table:number-columns-repeated="997"/>
        </table:table-row>
        <table:table-row table:style-name="ro1">
          <table:table-cell table:number-columns-repeated="13"/>
          <table:table-cell table:style-name="ce21" table:number-columns-repeated="4"/>
          <table:table-cell table:number-columns-repeated="6"/>
          <table:table-cell table:style-name="ce16" table:number-columns-repeated="4"/>
          <table:table-cell table:number-columns-repeated="997"/>
        </table:table-row>
        <table:table-row table:style-name="ro1">
          <table:table-cell office:value-type="string" calcext:value-type="string">
            <text:p>iir cr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66]/[.D66]" office:value-type="float" office:value="3.125" calcext:value-type="float">
            <text:p>3.125</text:p>
          </table:table-cell>
          <table:table-cell table:style-name="ce21" table:formula="of:=[.F66]/[.D66]" office:value-type="float" office:value="2.859375" calcext:value-type="float">
            <text:p>2.859</text:p>
          </table:table-cell>
          <table:table-cell table:style-name="ce21" table:formula="of:=[.F66]/[.E66]" office:value-type="float" office:value="0.915" calcext:value-type="float">
            <text:p>0.915</text:p>
          </table:table-cell>
          <table:table-cell table:style-name="ce21" table:formula="of:=[.H66]/[.D66]" office:value-type="float" office:value="1.71875" calcext:value-type="float">
            <text:p>1.7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403" calcext:value-type="float">
            <text:p>403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11.9" calcext:value-type="float">
            <text:p>11.9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67]/[.D67]" office:value-type="float" office:value="2.296875" calcext:value-type="float">
            <text:p>2.297</text:p>
          </table:table-cell>
          <table:table-cell table:style-name="ce21" table:formula="of:=[.F67]/[.D67]" office:value-type="float" office:value="3.1484375" calcext:value-type="float">
            <text:p>3.148</text:p>
          </table:table-cell>
          <table:table-cell table:style-name="ce21" table:formula="of:=[.F67]/[.E67]" office:value-type="float" office:value="1.37074829931973" calcext:value-type="float">
            <text:p>1.371</text:p>
          </table:table-cell>
          <table:table-cell table:style-name="ce21" table:formula="of:=[.H67]/[.D67]" office:value-type="float" office:value="1.1875" calcext:value-type="float">
            <text:p>1.18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966" calcext:value-type="float">
            <text:p>966</text:p>
          </table:table-cell>
          <table:table-cell table:style-name="ce16" office:value-type="float" office:value="1255" calcext:value-type="float">
            <text:p>1255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43.31" calcext:value-type="float">
            <text:p>43.3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68]/[.D68]" office:value-type="float" office:value="2" calcext:value-type="float">
            <text:p>2.000</text:p>
          </table:table-cell>
          <table:table-cell table:style-name="ce21" table:formula="of:=[.F68]/[.D68]" office:value-type="float" office:value="3.7734375" calcext:value-type="float">
            <text:p>3.773</text:p>
          </table:table-cell>
          <table:table-cell table:style-name="ce21" table:formula="of:=[.F68]/[.E68]" office:value-type="float" office:value="1.88671875" calcext:value-type="float">
            <text:p>1.887</text:p>
          </table:table-cell>
          <table:table-cell table:style-name="ce21" table:formula="of:=[.H68]/[.D68]" office:value-type="float" office:value="0.640625" calcext:value-type="float">
            <text:p>0.6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1044" calcext:value-type="float">
            <text:p>1044</text:p>
          </table:table-cell>
          <table:table-cell table:style-name="ce16" office:value-type="float" office:value="2064" calcext:value-type="float">
            <text:p>2064</text:p>
          </table:table-cell>
          <table:table-cell table:style-name="ce16" office:value-type="float" office:value="2752" calcext:value-type="float">
            <text:p>2752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270.65" calcext:value-type="float">
            <text:p>270.6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69]/[.D69]" office:value-type="float" office:value="2.0390625" calcext:value-type="float">
            <text:p>2.039</text:p>
          </table:table-cell>
          <table:table-cell table:style-name="ce21" table:formula="of:=[.F69]/[.D69]" office:value-type="float" office:value="4.03125" calcext:value-type="float">
            <text:p>4.031</text:p>
          </table:table-cell>
          <table:table-cell table:style-name="ce21" table:formula="of:=[.F69]/[.E69]" office:value-type="float" office:value="1.97701149425287" calcext:value-type="float">
            <text:p>1.977</text:p>
          </table:table-cell>
          <table:table-cell table:style-name="ce21" table:formula="of:=[.H69]/[.D69]" office:value-type="float" office:value="0.28515625" calcext:value-type="float">
            <text:p>0.28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2113" calcext:value-type="float">
            <text:p>2113</text:p>
          </table:table-cell>
          <table:table-cell table:style-name="ce16" office:value-type="float" office:value="4280" calcext:value-type="float">
            <text:p>4280</text:p>
          </table:table-cell>
          <table:table-cell table:style-name="ce16" office:value-type="float" office:value="5899" calcext:value-type="float">
            <text:p>5899</text:p>
          </table:table-cell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11.11" calcext:value-type="float">
            <text:p>11.1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1" table:formula="of:=[.E70]/[.D70]" office:value-type="float" office:value="2.0634765625" calcext:value-type="float">
            <text:p>2.063</text:p>
          </table:table-cell>
          <table:table-cell table:style-name="ce21" table:formula="of:=[.F70]/[.D70]" office:value-type="float" office:value="4.1796875" calcext:value-type="float">
            <text:p>4.180</text:p>
          </table:table-cell>
          <table:table-cell table:style-name="ce21" table:formula="of:=[.F70]/[.E70]" office:value-type="float" office:value="2.02555608140085" calcext:value-type="float">
            <text:p>2.026</text:p>
          </table:table-cell>
          <table:table-cell table:style-name="ce21" table:formula="of:=[.H70]/[.D70]" office:value-type="float" office:value="0.1767578125" calcext:value-type="float">
            <text:p>0.17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16" office:value-type="float" office:value="2048" calcext:value-type="float">
            <text:p>2048</text:p>
          </table:table-cell>
          <table:table-cell table:style-name="ce16" office:value-type="float" office:value="4471" calcext:value-type="float">
            <text:p>4471</text:p>
          </table:table-cell>
          <table:table-cell table:style-name="ce16" office:value-type="float" office:value="8741" calcext:value-type="float">
            <text:p>8741</text:p>
          </table:table-cell>
          <table:table-cell table:style-name="ce16" office:value-type="float" office:value="12213" calcext:value-type="float">
            <text:p>12213</text:p>
          </table:table-cell>
          <table:table-cell table:style-name="ce16" office:value-type="float" office:value="640" calcext:value-type="float">
            <text:p>640</text:p>
          </table:table-cell>
          <table:table-cell table:style-name="ce16" office:value-type="float" office:value="134.87" calcext:value-type="float">
            <text:p>134.8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5.71" calcext:value-type="float">
            <text:p>5.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.16" calcext:value-type="float">
            <text:p>2.16</text:p>
          </table:table-cell>
          <table:table-cell table:style-name="ce21" table:formula="of:=[.E71]/[.D71]" office:value-type="float" office:value="2.18310546875" calcext:value-type="float">
            <text:p>2.183</text:p>
          </table:table-cell>
          <table:table-cell table:style-name="ce21" table:formula="of:=[.F71]/[.D71]" office:value-type="float" office:value="4.26806640625" calcext:value-type="float">
            <text:p>4.268</text:p>
          </table:table-cell>
          <table:table-cell table:style-name="ce21" table:formula="of:=[.F71]/[.E71]" office:value-type="float" office:value="1.95504361440394" calcext:value-type="float">
            <text:p>1.955</text:p>
          </table:table-cell>
          <table:table-cell table:style-name="ce21" table:formula="of:=[.H71]/[.D71]" office:value-type="float" office:value="0.3125" calcext:value-type="float">
            <text:p>0.3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16" office:value-type="float" office:value="4096" calcext:value-type="float">
            <text:p>4096</text:p>
          </table:table-cell>
          <table:table-cell table:style-name="ce16" office:value-type="float" office:value="11620" calcext:value-type="float">
            <text:p>11620</text:p>
          </table:table-cell>
          <table:table-cell table:style-name="ce16" office:value-type="float" office:value="16918" calcext:value-type="float">
            <text:p>16918</text:p>
          </table:table-cell>
          <table:table-cell table:style-name="ce16" office:value-type="float" office:value="23693" calcext:value-type="float">
            <text:p>23693</text:p>
          </table:table-cell>
          <table:table-cell table:style-name="ce16" office:value-type="float" office:value="4776" calcext:value-type="float">
            <text:p>4776</text:p>
          </table:table-cell>
          <table:table-cell table:style-name="ce16" office:value-type="float" office:value="325.32" calcext:value-type="float">
            <text:p>325.32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11.84" calcext:value-type="float">
            <text:p>11.84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94.37" calcext:value-type="float">
            <text:p>94.37</text:p>
          </table:table-cell>
          <table:table-cell table:style-name="ce21" table:formula="of:=[.E72]/[.D72]" office:value-type="float" office:value="2.8369140625" calcext:value-type="float">
            <text:p>2.837</text:p>
          </table:table-cell>
          <table:table-cell table:style-name="ce21" table:formula="of:=[.F72]/[.D72]" office:value-type="float" office:value="4.13037109375" calcext:value-type="float">
            <text:p>4.130</text:p>
          </table:table-cell>
          <table:table-cell table:style-name="ce21" table:formula="of:=[.F72]/[.E72]" office:value-type="float" office:value="1.45593803786575" calcext:value-type="float">
            <text:p>1.456</text:p>
          </table:table-cell>
          <table:table-cell table:style-name="ce21" table:formula="of:=[.H72]/[.D72]" office:value-type="float" office:value="1.166015625" calcext:value-type="float">
            <text:p>1.1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ock filter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74]*[.B74]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1" table:formula="of:=[.E74]/[.D74]" office:value-type="float" office:value="7" calcext:value-type="float">
            <text:p>7.000</text:p>
          </table:table-cell>
          <table:table-cell table:style-name="ce21" table:formula="of:=[.F74]/[.D74]" office:value-type="float" office:value="3.25" calcext:value-type="float">
            <text:p>3.250</text:p>
          </table:table-cell>
          <table:table-cell table:style-name="ce21" table:formula="of:=[.F74]/[.E74]" office:value-type="float" office:value="0.464285714285714" calcext:value-type="float">
            <text:p>0.464</text:p>
          </table:table-cell>
          <table:table-cell table:style-name="ce21" table:formula="of:=[.H74]/[.D74]" office:value-type="float" office:value="0" calcext:value-type="float">
            <text:p>0.00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16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scala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6]*[.B76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1" table:formula="of:=[.E76]/[.D76]" office:value-type="float" office:value="9" calcext:value-type="float">
            <text:p>9.000</text:p>
          </table:table-cell>
          <table:table-cell table:style-name="ce21" table:formula="of:=[.F76]/[.D76]" office:value-type="float" office:value="12" calcext:value-type="float">
            <text:p>12.000</text:p>
          </table:table-cell>
          <table:table-cell table:style-name="ce21" table:formula="of:=[.F76]/[.E76]" office:value-type="float" office:value="1.33333333333333" calcext:value-type="float">
            <text:p>1.333</text:p>
          </table:table-cell>
          <table:table-cell table:style-name="ce21" table:formula="of:=[.H76]/[.D76]" office:value-type="float" office:value="0" calcext:value-type="float">
            <text:p>0.00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16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filter ph 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362587" calcext:value-type="float">
            <text:p>362587</text:p>
          </table:table-cell>
          <table:table-cell table:style-name="ce16" office:value-type="float" office:value="399362" calcext:value-type="float">
            <text:p>399362</text:p>
          </table:table-cell>
          <table:table-cell table:style-name="ce16" office:value-type="float" office:value="468996" calcext:value-type="float">
            <text:p>468996</text:p>
          </table:table-cell>
          <table:table-cell table:style-name="ce16" office:value-type="float" office:value="261878" calcext:value-type="float">
            <text:p>261878</text:p>
          </table:table-cell>
          <table:table-cell table:style-name="ce16" office:value-type="float" office:value="1338.27" calcext:value-type="float">
            <text:p>1338.2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.36" calcext:value-type="float">
            <text:p>3.3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.69" calcext:value-type="float">
            <text:p>1.69</text:p>
          </table:table-cell>
          <table:table-cell table:style-name="ce21" table:formula="of:=[.E78]/[.D78]" office:value-type="float" office:value="2.76631927490234" calcext:value-type="float">
            <text:p>2.766</text:p>
          </table:table-cell>
          <table:table-cell table:style-name="ce21" table:formula="of:=[.F78]/[.D78]" office:value-type="float" office:value="3.04689025878906" calcext:value-type="float">
            <text:p>3.047</text:p>
          </table:table-cell>
          <table:table-cell table:style-name="ce21" table:formula="of:=[.F78]/[.E78]" office:value-type="float" office:value="1.10142393411788" calcext:value-type="float">
            <text:p>1.101</text:p>
          </table:table-cell>
          <table:table-cell table:style-name="ce21" table:formula="of:=[.H78]/[.D78]" office:value-type="float" office:value="1.99797058105469" calcext:value-type="float">
            <text:p>1.998</text:p>
          </table:table-cell>
          <table:table-cell table:style-name="ce24" table:formula="of:=[.N78]*[.D78]/3.3" office:value-type="float" office:value="109874.848484849" calcext:value-type="float">
            <text:p>109875</text:p>
          </table:table-cell>
          <table:table-cell table:style-name="ce16" office:value-type="float" office:value="2.769" calcext:value-type="float">
            <text:p>2.769</text:p>
          </table:table-cell>
          <table:table-cell table:style-name="ce16" office:value-type="float" office:value="110261" calcext:value-type="float">
            <text:p>1102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301575" calcext:value-type="float">
            <text:p>301575</text:p>
          </table:table-cell>
          <table:table-cell table:style-name="ce16" office:value-type="float" office:value="408580" calcext:value-type="float">
            <text:p>408580</text:p>
          </table:table-cell>
          <table:table-cell table:style-name="ce16" office:value-type="float" office:value="522276" calcext:value-type="float">
            <text:p>522276</text:p>
          </table:table-cell>
          <table:table-cell table:style-name="ce16" office:value-type="float" office:value="196192" calcext:value-type="float">
            <text:p>196192</text:p>
          </table:table-cell>
          <table:table-cell table:style-name="ce16" office:value-type="float" office:value="10282.12" calcext:value-type="float">
            <text:p>10282.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8.08" calcext:value-type="float">
            <text:p>8.0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.72" calcext:value-type="float">
            <text:p>3.72</text:p>
          </table:table-cell>
          <table:table-cell table:style-name="ce21" table:formula="of:=[.E79]/[.D79]" office:value-type="float" office:value="2.30083465576172" calcext:value-type="float">
            <text:p>2.301</text:p>
          </table:table-cell>
          <table:table-cell table:style-name="ce21" table:formula="of:=[.F79]/[.D79]" office:value-type="float" office:value="3.11721801757812" calcext:value-type="float">
            <text:p>3.117</text:p>
          </table:table-cell>
          <table:table-cell table:style-name="ce21" table:formula="of:=[.F79]/[.E79]" office:value-type="float" office:value="1.35482052557407" calcext:value-type="float">
            <text:p>1.355</text:p>
          </table:table-cell>
          <table:table-cell table:style-name="ce21" table:formula="of:=[.H79]/[.D79]" office:value-type="float" office:value="1.496826171875" calcext:value-type="float">
            <text:p>1.497</text:p>
          </table:table-cell>
          <table:table-cell table:style-name="ce24" table:formula="of:=[.N79]*[.D79]/3.3" office:value-type="float" office:value="91386.3636363637" calcext:value-type="float">
            <text:p>91386</text:p>
          </table:table-cell>
          <table:table-cell table:style-name="ce16" office:value-type="float" office:value="2.296" calcext:value-type="float">
            <text:p>2.296</text:p>
          </table:table-cell>
          <table:table-cell table:style-name="ce24" office:value-type="float" office:value="91413.8" calcext:value-type="float">
            <text:p>914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290140" calcext:value-type="float">
            <text:p>290140</text:p>
          </table:table-cell>
          <table:table-cell table:style-name="ce16" office:value-type="float" office:value="495620" calcext:value-type="float">
            <text:p>495620</text:p>
          </table:table-cell>
          <table:table-cell table:style-name="ce16" office:value-type="float" office:value="672776" calcext:value-type="float">
            <text:p>672776</text:p>
          </table:table-cell>
          <table:table-cell table:style-name="ce16" office:value-type="float" office:value="161444" calcext:value-type="float">
            <text:p>161444</text:p>
          </table:table-cell>
          <table:table-cell table:style-name="ce16" office:value-type="float" office:value="22660.95" calcext:value-type="float">
            <text:p>22660.9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9.15" calcext:value-type="float">
            <text:p>9.1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.92" calcext:value-type="float">
            <text:p>6.92</text:p>
          </table:table-cell>
          <table:table-cell table:style-name="ce21" table:formula="of:=[.E80]/[.D80]" office:value-type="float" office:value="2.21359252929687" calcext:value-type="float">
            <text:p>2.214</text:p>
          </table:table-cell>
          <table:table-cell table:style-name="ce21" table:formula="of:=[.F80]/[.D80]" office:value-type="float" office:value="3.78128051757812" calcext:value-type="float">
            <text:p>3.781</text:p>
          </table:table-cell>
          <table:table-cell table:style-name="ce21" table:formula="of:=[.F80]/[.E80]" office:value-type="float" office:value="1.70820982973737" calcext:value-type="float">
            <text:p>1.708</text:p>
          </table:table-cell>
          <table:table-cell table:style-name="ce21" table:formula="of:=[.H80]/[.D80]" office:value-type="float" office:value="1.23171997070313" calcext:value-type="float">
            <text:p>1.232</text:p>
          </table:table-cell>
          <table:table-cell table:style-name="ce24" table:formula="of:=[.N80]*[.D80]/3.3" office:value-type="float" office:value="87921.2121212121" calcext:value-type="float">
            <text:p>87921</text:p>
          </table:table-cell>
          <table:table-cell table:style-name="ce16" office:value-type="float" office:value="2.256" calcext:value-type="float">
            <text:p>2.256</text:p>
          </table:table-cell>
          <table:table-cell table:style-name="ce24" office:value-type="float" office:value="89330" calcext:value-type="float">
            <text:p>893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343650" calcext:value-type="float">
            <text:p>343650</text:p>
          </table:table-cell>
          <table:table-cell table:style-name="ce16" office:value-type="float" office:value="537603" calcext:value-type="float">
            <text:p>537603</text:p>
          </table:table-cell>
          <table:table-cell table:style-name="ce16" office:value-type="float" office:value="743203" calcext:value-type="float">
            <text:p>743203</text:p>
          </table:table-cell>
          <table:table-cell table:style-name="ce16" office:value-type="float" office:value="130385" calcext:value-type="float">
            <text:p>130385</text:p>
          </table:table-cell>
          <table:table-cell table:style-name="ce16" office:value-type="float" office:value="66309.54" calcext:value-type="float">
            <text:p>66309.54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27.05" calcext:value-type="float">
            <text:p>127.0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1.47" calcext:value-type="float">
            <text:p>21.47</text:p>
          </table:table-cell>
          <table:table-cell table:style-name="ce21" table:formula="of:=[.E81]/[.D81]" office:value-type="float" office:value="2.62184143066406" calcext:value-type="float">
            <text:p>2.622</text:p>
          </table:table-cell>
          <table:table-cell table:style-name="ce21" table:formula="of:=[.F81]/[.D81]" office:value-type="float" office:value="4.10158538818359" calcext:value-type="float">
            <text:p>4.102</text:p>
          </table:table-cell>
          <table:table-cell table:style-name="ce21" table:formula="of:=[.F81]/[.E81]" office:value-type="float" office:value="1.56439109559144" calcext:value-type="float">
            <text:p>1.564</text:p>
          </table:table-cell>
          <table:table-cell table:style-name="ce21" table:formula="of:=[.H81]/[.D81]" office:value-type="float" office:value="0.994758605957031" calcext:value-type="float">
            <text:p>0.995</text:p>
          </table:table-cell>
          <table:table-cell table:style-name="ce24" table:formula="of:=[.N81]*[.D81]/3.3" office:value-type="float" office:value="104136.363636364" calcext:value-type="float">
            <text:p>104136</text:p>
          </table:table-cell>
          <table:table-cell office:value-type="float" office:value="2.647" calcext:value-type="float">
            <text:p>2.647</text:p>
          </table:table-cell>
          <table:table-cell office:value-type="float" office:value="105391" calcext:value-type="float">
            <text:p>1053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355605" calcext:value-type="float">
            <text:p>355605</text:p>
          </table:table-cell>
          <table:table-cell table:style-name="ce16" office:value-type="float" office:value="550534" calcext:value-type="float">
            <text:p>550534</text:p>
          </table:table-cell>
          <table:table-cell table:style-name="ce16" office:value-type="float" office:value="784742" calcext:value-type="float">
            <text:p>784742</text:p>
          </table:table-cell>
          <table:table-cell table:style-name="ce16" office:value-type="float" office:value="111619" calcext:value-type="float">
            <text:p>111619</text:p>
          </table:table-cell>
          <table:table-cell table:style-name="ce16" office:value-type="float" office:value="3228.43" calcext:value-type="float">
            <text:p>3228.43</text:p>
          </table:table-cell>
          <table:table-cell table:style-name="ce16" office:value-type="float" office:value="539" calcext:value-type="float">
            <text:p>539</text:p>
          </table:table-cell>
          <table:table-cell table:style-name="ce16" office:value-type="float" office:value="520.57" calcext:value-type="float">
            <text:p>520.57</text:p>
          </table:table-cell>
          <table:table-cell table:style-name="ce16" office:value-type="float" office:value="1674" calcext:value-type="float">
            <text:p>1674</text:p>
          </table:table-cell>
          <table:table-cell table:style-name="ce16" office:value-type="float" office:value="92.54" calcext:value-type="float">
            <text:p>92.54</text:p>
          </table:table-cell>
          <table:table-cell table:style-name="ce21" table:formula="of:=[.E82]/[.D82]" office:value-type="float" office:value="2.71305084228516" calcext:value-type="float">
            <text:p>2.713</text:p>
          </table:table-cell>
          <table:table-cell table:style-name="ce21" table:formula="of:=[.F82]/[.D82]" office:value-type="float" office:value="4.20024108886719" calcext:value-type="float">
            <text:p>4.200</text:p>
          </table:table-cell>
          <table:table-cell table:style-name="ce21" table:formula="of:=[.F82]/[.E82]" office:value-type="float" office:value="1.54816158377976" calcext:value-type="float">
            <text:p>1.548</text:p>
          </table:table-cell>
          <table:table-cell table:style-name="ce21" table:formula="of:=[.H82]/[.D82]" office:value-type="float" office:value="0.851585388183594" calcext:value-type="float">
            <text:p>0.852</text:p>
          </table:table-cell>
          <table:table-cell table:style-name="ce24" table:formula="of:=[.N82]*[.D82]/3.3" office:value-type="float" office:value="107759.090909091" calcext:value-type="float">
            <text:p>107759</text:p>
          </table:table-cell>
          <table:table-cell office:value-type="float" office:value="2.919" calcext:value-type="float">
            <text:p>2.919</text:p>
          </table:table-cell>
          <table:table-cell office:value-type="float" office:value="116246" calcext:value-type="float">
            <text:p>116246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396580" calcext:value-type="float">
            <text:p>396580</text:p>
          </table:table-cell>
          <table:table-cell table:style-name="ce16" office:value-type="float" office:value="562502" calcext:value-type="float">
            <text:p>562502</text:p>
          </table:table-cell>
          <table:table-cell table:style-name="ce16" office:value-type="float" office:value="802260" calcext:value-type="float">
            <text:p>802260</text:p>
          </table:table-cell>
          <table:table-cell table:style-name="ce16" office:value-type="float" office:value="164046" calcext:value-type="float">
            <text:p>164046</text:p>
          </table:table-cell>
          <table:table-cell table:style-name="ce16" office:value-type="float" office:value="6025.44" calcext:value-type="float">
            <text:p>6025.44</text:p>
          </table:table-cell>
          <table:table-cell table:style-name="ce16" office:value-type="float" office:value="13936" calcext:value-type="float">
            <text:p>13936</text:p>
          </table:table-cell>
          <table:table-cell table:style-name="ce16" office:value-type="float" office:value="445.57" calcext:value-type="float">
            <text:p>445.57</text:p>
          </table:table-cell>
          <table:table-cell table:style-name="ce16" office:value-type="float" office:value="4894" calcext:value-type="float">
            <text:p>4894</text:p>
          </table:table-cell>
          <table:table-cell table:style-name="ce16" office:value-type="float" office:value="399.22" calcext:value-type="float">
            <text:p>399.22</text:p>
          </table:table-cell>
          <table:table-cell table:style-name="ce21" table:formula="of:=[.E83]/[.D83]" office:value-type="float" office:value="3.02566528320312" calcext:value-type="float">
            <text:p>3.026</text:p>
          </table:table-cell>
          <table:table-cell table:style-name="ce21" table:formula="of:=[.F83]/[.D83]" office:value-type="float" office:value="4.29154968261719" calcext:value-type="float">
            <text:p>4.292</text:p>
          </table:table-cell>
          <table:table-cell table:style-name="ce21" table:formula="of:=[.F83]/[.E83]" office:value-type="float" office:value="1.4183821675324" calcext:value-type="float">
            <text:p>1.418</text:p>
          </table:table-cell>
          <table:table-cell table:style-name="ce21" table:formula="of:=[.H83]/[.D83]" office:value-type="float" office:value="1.25157165527344" calcext:value-type="float">
            <text:p>1.252</text:p>
          </table:table-cell>
          <table:table-cell table:style-name="ce24" table:formula="of:=[.N83]*[.D83]/3.3" office:value-type="float" office:value="120175.757575758" calcext:value-type="float">
            <text:p>120176</text:p>
          </table:table-cell>
          <table:table-cell office:value-type="float" office:value="3.343" calcext:value-type="float">
            <text:p>3.343</text:p>
          </table:table-cell>
          <table:table-cell office:value-type="float" office:value="133102" calcext:value-type="float">
            <text:p>133102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491844" calcext:value-type="float">
            <text:p>491844</text:p>
          </table:table-cell>
          <table:table-cell table:style-name="ce16" office:value-type="float" office:value="508612" calcext:value-type="float">
            <text:p>508612</text:p>
          </table:table-cell>
          <table:table-cell table:style-name="ce16" office:value-type="float" office:value="716926" calcext:value-type="float">
            <text:p>716926</text:p>
          </table:table-cell>
          <table:table-cell table:style-name="ce16" office:value-type="float" office:value="253000" calcext:value-type="float">
            <text:p>253000</text:p>
          </table:table-cell>
          <table:table-cell table:style-name="ce16" office:value-type="float" office:value="8140.43" calcext:value-type="float">
            <text:p>8140.43</text:p>
          </table:table-cell>
          <table:table-cell table:style-name="ce16" office:value-type="float" office:value="41942" calcext:value-type="float">
            <text:p>41942</text:p>
          </table:table-cell>
          <table:table-cell table:style-name="ce16" office:value-type="float" office:value="258.84" calcext:value-type="float">
            <text:p>258.84</text:p>
          </table:table-cell>
          <table:table-cell table:style-name="ce16" office:value-type="float" office:value="11202" calcext:value-type="float">
            <text:p>11202</text:p>
          </table:table-cell>
          <table:table-cell table:style-name="ce16" office:value-type="float" office:value="1679.69" calcext:value-type="float">
            <text:p>1679.69</text:p>
          </table:table-cell>
          <table:table-cell table:style-name="ce21" table:formula="of:=[.E84]/[.D84]" office:value-type="float" office:value="3.75247192382812" calcext:value-type="float">
            <text:p>3.752</text:p>
          </table:table-cell>
          <table:table-cell table:style-name="ce21" table:formula="of:=[.F84]/[.D84]" office:value-type="float" office:value="3.88040161132812" calcext:value-type="float">
            <text:p>3.880</text:p>
          </table:table-cell>
          <table:table-cell table:style-name="ce21" table:formula="of:=[.F84]/[.E84]" office:value-type="float" office:value="1.03409211050658" calcext:value-type="float">
            <text:p>1.034</text:p>
          </table:table-cell>
          <table:table-cell table:style-name="ce21" table:formula="of:=[.H84]/[.D84]" office:value-type="float" office:value="1.93023681640625" calcext:value-type="float">
            <text:p>1.930</text:p>
          </table:table-cell>
          <table:table-cell table:style-name="ce24" table:formula="of:=[.N84]*[.D84]/3.3" office:value-type="float" office:value="149043.636363636" calcext:value-type="float">
            <text:p>149044</text:p>
          </table:table-cell>
          <table:table-cell office:value-type="float" office:value="3.926" calcext:value-type="float">
            <text:p>3.926</text:p>
          </table:table-cell>
          <table:table-cell table:style-name="ce23" office:value-type="float" office:value="156317" calcext:value-type="float">
            <text:p>156317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16" table:number-columns-repeated="3"/>
          <table:table-cell table:number-columns-repeated="4"/>
          <table:table-cell table:style-name="ce21" table:number-columns-repeated="4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ilter ph 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582859" calcext:value-type="float">
            <text:p>582859</text:p>
          </table:table-cell>
          <table:table-cell table:style-name="ce16" office:value-type="float" office:value="634884" calcext:value-type="float">
            <text:p>634884</text:p>
          </table:table-cell>
          <table:table-cell table:style-name="ce16" office:value-type="float" office:value="755750" calcext:value-type="float">
            <text:p>755750</text:p>
          </table:table-cell>
          <table:table-cell table:style-name="ce16" office:value-type="float" office:value="421902" calcext:value-type="float">
            <text:p>421902</text:p>
          </table:table-cell>
          <table:table-cell table:style-name="ce16" office:value-type="float" office:value="7340.8" calcext:value-type="float">
            <text:p>7340.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5.18" calcext:value-type="float">
            <text:p>5.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.03" calcext:value-type="float">
            <text:p>4.03</text:p>
          </table:table-cell>
          <table:table-cell table:style-name="ce21" table:formula="of:=[.E86]/[.D86]" office:value-type="float" office:value="4.44686126708984" calcext:value-type="float">
            <text:p>4.447</text:p>
          </table:table-cell>
          <table:table-cell table:style-name="ce21" table:formula="of:=[.F86]/[.D86]" office:value-type="float" office:value="4.84378051757813" calcext:value-type="float">
            <text:p>4.844</text:p>
          </table:table-cell>
          <table:table-cell table:style-name="ce21" table:formula="of:=[.F86]/[.E86]" office:value-type="float" office:value="1.08925829402995" calcext:value-type="float">
            <text:p>1.089</text:p>
          </table:table-cell>
          <table:table-cell table:style-name="ce21" table:formula="of:=[.H86]/[.D86]" office:value-type="float" office:value="3.21885681152344" calcext:value-type="float">
            <text:p>3.219</text:p>
          </table:table-cell>
          <table:table-cell table:style-name="ce24" table:formula="of:=[.N86]*[.D86]/3.3" office:value-type="float" office:value="176623.939393939" calcext:value-type="float">
            <text:p>176624</text:p>
          </table:table-cell>
          <table:table-cell office:value-type="float" office:value="4.457" calcext:value-type="float">
            <text:p>4.457</text:p>
          </table:table-cell>
          <table:table-cell office:value-type="float" office:value="177474" calcext:value-type="float">
            <text:p>1774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480567" calcext:value-type="float">
            <text:p>480567</text:p>
          </table:table-cell>
          <table:table-cell table:style-name="ce16" office:value-type="float" office:value="654342" calcext:value-type="float">
            <text:p>654342</text:p>
          </table:table-cell>
          <table:table-cell table:style-name="ce16" office:value-type="float" office:value="849958" calcext:value-type="float">
            <text:p>849958</text:p>
          </table:table-cell>
          <table:table-cell table:style-name="ce16" office:value-type="float" office:value="312422" calcext:value-type="float">
            <text:p>312422</text:p>
          </table:table-cell>
          <table:table-cell table:style-name="ce16" office:value-type="float" office:value="24555.99" calcext:value-type="float">
            <text:p>24555.9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9.48" calcext:value-type="float">
            <text:p>9.4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.29" calcext:value-type="float">
            <text:p>5.29</text:p>
          </table:table-cell>
          <table:table-cell table:style-name="ce21" table:formula="of:=[.E87]/[.D87]" office:value-type="float" office:value="3.66643524169922" calcext:value-type="float">
            <text:p>3.666</text:p>
          </table:table-cell>
          <table:table-cell table:style-name="ce21" table:formula="of:=[.F87]/[.D87]" office:value-type="float" office:value="4.99223327636719" calcext:value-type="float">
            <text:p>4.992</text:p>
          </table:table-cell>
          <table:table-cell table:style-name="ce21" table:formula="of:=[.F87]/[.E87]" office:value-type="float" office:value="1.36160410515079" calcext:value-type="float">
            <text:p>1.362</text:p>
          </table:table-cell>
          <table:table-cell table:style-name="ce21" table:formula="of:=[.H87]/[.D87]" office:value-type="float" office:value="2.38359069824219" calcext:value-type="float">
            <text:p>2.384</text:p>
          </table:table-cell>
          <table:table-cell table:style-name="ce24" table:formula="of:=[.N87]*[.D87]/3.3" office:value-type="float" office:value="145626.363636364" calcext:value-type="float">
            <text:p>145626</text:p>
          </table:table-cell>
          <table:table-cell table:style-name="ce16" office:value-type="float" office:value="3.66" calcext:value-type="float">
            <text:p>3.66</text:p>
          </table:table-cell>
          <table:table-cell table:style-name="ce16" office:value-type="float" office:value="145717" calcext:value-type="float">
            <text:p>145717</text:p>
          </table:table-cell>
          <table:table-cell table:style-name="ce16" table:number-columns-repeated="8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452370" calcext:value-type="float">
            <text:p>452370</text:p>
          </table:table-cell>
          <table:table-cell table:style-name="ce16" office:value-type="float" office:value="728070" calcext:value-type="float">
            <text:p>728070</text:p>
          </table:table-cell>
          <table:table-cell table:style-name="ce16" office:value-type="float" office:value="994342" calcext:value-type="float">
            <text:p>994342</text:p>
          </table:table-cell>
          <table:table-cell table:style-name="ce16" office:value-type="float" office:value="255776" calcext:value-type="float">
            <text:p>255776</text:p>
          </table:table-cell>
          <table:table-cell table:style-name="ce16" office:value-type="float" office:value="40469.37" calcext:value-type="float">
            <text:p>40469.3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.22" calcext:value-type="float">
            <text:p>12.2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.14" calcext:value-type="float">
            <text:p>14.14</text:p>
          </table:table-cell>
          <table:table-cell table:style-name="ce21" table:formula="of:=[.E88]/[.D88]" office:value-type="float" office:value="3.45130920410156" calcext:value-type="float">
            <text:p>3.451</text:p>
          </table:table-cell>
          <table:table-cell table:style-name="ce21" table:formula="of:=[.F88]/[.D88]" office:value-type="float" office:value="5.55473327636719" calcext:value-type="float">
            <text:p>5.555</text:p>
          </table:table-cell>
          <table:table-cell table:style-name="ce21" table:formula="of:=[.F88]/[.E88]" office:value-type="float" office:value="1.60945686053452" calcext:value-type="float">
            <text:p>1.609</text:p>
          </table:table-cell>
          <table:table-cell table:style-name="ce21" table:formula="of:=[.H88]/[.D88]" office:value-type="float" office:value="1.951416015625" calcext:value-type="float">
            <text:p>1.951</text:p>
          </table:table-cell>
          <table:table-cell table:style-name="ce24" table:formula="of:=[.N88]*[.D88]/3.3" office:value-type="float" office:value="137081.818181818" calcext:value-type="float">
            <text:p>137082</text:p>
          </table:table-cell>
          <table:table-cell table:style-name="ce16" office:value-type="float" office:value="3.537" calcext:value-type="float">
            <text:p>3.537</text:p>
          </table:table-cell>
          <table:table-cell table:style-name="ce16" office:value-type="float" office:value="140845" calcext:value-type="float">
            <text:p>140845</text:p>
          </table:table-cell>
          <table:table-cell table:style-name="ce16" table:number-columns-repeated="8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502971" calcext:value-type="float">
            <text:p>502971</text:p>
          </table:table-cell>
          <table:table-cell table:style-name="ce16" office:value-type="float" office:value="771334" calcext:value-type="float">
            <text:p>771334</text:p>
          </table:table-cell>
          <table:table-cell table:style-name="ce16" office:value-type="float" office:value="1070632" calcext:value-type="float">
            <text:p>1070632</text:p>
          </table:table-cell>
          <table:table-cell table:style-name="ce16" office:value-type="float" office:value="287181" calcext:value-type="float">
            <text:p>287181</text:p>
          </table:table-cell>
          <table:table-cell table:style-name="ce16" office:value-type="float" office:value="115992.44" calcext:value-type="float">
            <text:p>115992.44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103.67" calcext:value-type="float">
            <text:p>103.6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4.7" calcext:value-type="float">
            <text:p>44.7</text:p>
          </table:table-cell>
          <table:table-cell table:style-name="ce21" table:formula="of:=[.E89]/[.D89]" office:value-type="float" office:value="3.83736419677734" calcext:value-type="float">
            <text:p>3.837</text:p>
          </table:table-cell>
          <table:table-cell table:style-name="ce21" table:formula="of:=[.F89]/[.D89]" office:value-type="float" office:value="5.88481140136719" calcext:value-type="float">
            <text:p>5.885</text:p>
          </table:table-cell>
          <table:table-cell table:style-name="ce21" table:formula="of:=[.F89]/[.E89]" office:value-type="float" office:value="1.53355561255023" calcext:value-type="float">
            <text:p>1.534</text:p>
          </table:table-cell>
          <table:table-cell table:style-name="ce21" table:formula="of:=[.H89]/[.D89]" office:value-type="float" office:value="2.19101715087891" calcext:value-type="float">
            <text:p>2.191</text:p>
          </table:table-cell>
          <table:table-cell table:style-name="ce24" table:formula="of:=[.N89]*[.D89]/3.3" office:value-type="float" office:value="152415.454545455" calcext:value-type="float">
            <text:p>152415</text:p>
          </table:table-cell>
          <table:table-cell table:style-name="ce16" office:value-type="float" office:value="3.877" calcext:value-type="float">
            <text:p>3.877</text:p>
          </table:table-cell>
          <table:table-cell table:style-name="ce16" office:value-type="float" office:value="154356" calcext:value-type="float">
            <text:p>154356</text:p>
          </table:table-cell>
          <table:table-cell table:style-name="ce16" table:number-columns-repeated="8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531653" calcext:value-type="float">
            <text:p>531653</text:p>
          </table:table-cell>
          <table:table-cell table:style-name="ce16" office:value-type="float" office:value="784904" calcext:value-type="float">
            <text:p>784904</text:p>
          </table:table-cell>
          <table:table-cell table:style-name="ce16" office:value-type="float" office:value="1116197" calcext:value-type="float">
            <text:p>1116197</text:p>
          </table:table-cell>
          <table:table-cell table:style-name="ce16" office:value-type="float" office:value="173526" calcext:value-type="float">
            <text:p>173526</text:p>
          </table:table-cell>
          <table:table-cell table:style-name="ce16" office:value-type="float" office:value="8443.45" calcext:value-type="float">
            <text:p>8443.45</text:p>
          </table:table-cell>
          <table:table-cell table:style-name="ce16" office:value-type="float" office:value="552" calcext:value-type="float">
            <text:p>552</text:p>
          </table:table-cell>
          <table:table-cell table:style-name="ce16" office:value-type="float" office:value="526.34" calcext:value-type="float">
            <text:p>526.34</text:p>
          </table:table-cell>
          <table:table-cell table:style-name="ce16" office:value-type="float" office:value="4231" calcext:value-type="float">
            <text:p>4231</text:p>
          </table:table-cell>
          <table:table-cell table:style-name="ce16" office:value-type="float" office:value="146.77" calcext:value-type="float">
            <text:p>146.77</text:p>
          </table:table-cell>
          <table:table-cell table:style-name="ce21" table:formula="of:=[.E90]/[.D90]" office:value-type="float" office:value="4.05619049072266" calcext:value-type="float">
            <text:p>4.056</text:p>
          </table:table-cell>
          <table:table-cell table:style-name="ce21" table:formula="of:=[.F90]/[.D90]" office:value-type="float" office:value="5.98834228515625" calcext:value-type="float">
            <text:p>5.988</text:p>
          </table:table-cell>
          <table:table-cell table:style-name="ce21" table:formula="of:=[.F90]/[.E90]" office:value-type="float" office:value="1.47634641392036" calcext:value-type="float">
            <text:p>1.476</text:p>
          </table:table-cell>
          <table:table-cell table:style-name="ce21" table:formula="of:=[.H90]/[.D90]" office:value-type="float" office:value="1.32389831542969" calcext:value-type="float">
            <text:p>1.324</text:p>
          </table:table-cell>
          <table:table-cell table:style-name="ce24" table:formula="of:=[.N90]*[.D90]/3.3" office:value-type="float" office:value="161106.96969697" calcext:value-type="float">
            <text:p>161107</text:p>
          </table:table-cell>
          <table:table-cell office:value-type="float" office:value="4.245" calcext:value-type="float">
            <text:p>4.245</text:p>
          </table:table-cell>
          <table:table-cell office:value-type="float" office:value="169009" calcext:value-type="float">
            <text:p>169009</text:p>
          </table:table-cell>
          <table:table-cell table:number-columns-repeated="3"/>
          <table:table-cell table:style-name="ce21" table:number-columns-repeated="4"/>
          <table:table-cell table:style-name="ce16"/>
          <table:table-cell table:number-columns-repeated="99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570648" calcext:value-type="float">
            <text:p>570648</text:p>
          </table:table-cell>
          <table:table-cell table:style-name="ce16" office:value-type="float" office:value="795464" calcext:value-type="float">
            <text:p>795464</text:p>
          </table:table-cell>
          <table:table-cell table:style-name="ce16" office:value-type="float" office:value="1130144" calcext:value-type="float">
            <text:p>1130144</text:p>
          </table:table-cell>
          <table:table-cell table:style-name="ce16" office:value-type="float" office:value="219344" calcext:value-type="float">
            <text:p>219344</text:p>
          </table:table-cell>
          <table:table-cell table:style-name="ce16" office:value-type="float" office:value="6651.49" calcext:value-type="float">
            <text:p>6651.49</text:p>
          </table:table-cell>
          <table:table-cell table:style-name="ce16" office:value-type="float" office:value="13783" calcext:value-type="float">
            <text:p>13783</text:p>
          </table:table-cell>
          <table:table-cell table:style-name="ce16" office:value-type="float" office:value="477.64" calcext:value-type="float">
            <text:p>477.64</text:p>
          </table:table-cell>
          <table:table-cell table:style-name="ce16" office:value-type="float" office:value="6338" calcext:value-type="float">
            <text:p>6338</text:p>
          </table:table-cell>
          <table:table-cell table:style-name="ce16" office:value-type="float" office:value="1472.61" calcext:value-type="float">
            <text:p>1472.61</text:p>
          </table:table-cell>
          <table:table-cell table:style-name="ce21" table:formula="of:=[.E91]/[.D91]" office:value-type="float" office:value="4.35369873046875" calcext:value-type="float">
            <text:p>4.354</text:p>
          </table:table-cell>
          <table:table-cell table:style-name="ce21" table:formula="of:=[.F91]/[.D91]" office:value-type="float" office:value="6.06890869140625" calcext:value-type="float">
            <text:p>6.069</text:p>
          </table:table-cell>
          <table:table-cell table:style-name="ce21" table:formula="of:=[.F91]/[.E91]" office:value-type="float" office:value="1.39396615777152" calcext:value-type="float">
            <text:p>1.394</text:p>
          </table:table-cell>
          <table:table-cell table:style-name="ce21" table:formula="of:=[.H91]/[.D91]" office:value-type="float" office:value="1.6734619140625" calcext:value-type="float">
            <text:p>1.673</text:p>
          </table:table-cell>
          <table:table-cell table:style-name="ce24" table:formula="of:=[.N91]*[.D91]/3.3" office:value-type="float" office:value="172923.636363636" calcext:value-type="float">
            <text:p>172924</text:p>
          </table:table-cell>
          <table:table-cell office:value-type="float" office:value="4.623" calcext:value-type="float">
            <text:p>4.623</text:p>
          </table:table-cell>
          <table:table-cell office:value-type="float" office:value="184067" calcext:value-type="float">
            <text:p>184067</text:p>
          </table:table-cell>
          <table:table-cell table:number-columns-repeated="3"/>
          <table:table-cell table:style-name="ce21" table:number-columns-repeated="4"/>
          <table:table-cell table:style-name="ce16"/>
          <table:table-cell table:number-columns-repeated="99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704445" calcext:value-type="float">
            <text:p>704445</text:p>
          </table:table-cell>
          <table:table-cell table:style-name="ce16" office:value-type="float" office:value="706567" calcext:value-type="float">
            <text:p>706567</text:p>
          </table:table-cell>
          <table:table-cell table:style-name="ce16" office:value-type="float" office:value="993771" calcext:value-type="float">
            <text:p>993771</text:p>
          </table:table-cell>
          <table:table-cell table:style-name="ce16" office:value-type="float" office:value="326938" calcext:value-type="float">
            <text:p>326938</text:p>
          </table:table-cell>
          <table:table-cell table:style-name="ce16" office:value-type="float" office:value="11479.35" calcext:value-type="float">
            <text:p>11479.35</text:p>
          </table:table-cell>
          <table:table-cell table:style-name="ce16" office:value-type="float" office:value="67165" calcext:value-type="float">
            <text:p>67165</text:p>
          </table:table-cell>
          <table:table-cell table:style-name="ce16" office:value-type="float" office:value="369.58" calcext:value-type="float">
            <text:p>369.58</text:p>
          </table:table-cell>
          <table:table-cell table:style-name="ce16" office:value-type="float" office:value="26840" calcext:value-type="float">
            <text:p>26840</text:p>
          </table:table-cell>
          <table:table-cell table:style-name="ce16" office:value-type="float" office:value="1811.67" calcext:value-type="float">
            <text:p>1811.67</text:p>
          </table:table-cell>
          <table:table-cell table:style-name="ce21" table:formula="of:=[.E92]/[.D92]" office:value-type="float" office:value="5.37448883056641" calcext:value-type="float">
            <text:p>5.374</text:p>
          </table:table-cell>
          <table:table-cell table:style-name="ce21" table:formula="of:=[.F92]/[.D92]" office:value-type="float" office:value="5.39067840576172" calcext:value-type="float">
            <text:p>5.391</text:p>
          </table:table-cell>
          <table:table-cell table:style-name="ce21" table:formula="of:=[.F92]/[.E92]" office:value-type="float" office:value="1.00301230046349" calcext:value-type="float">
            <text:p>1.003</text:p>
          </table:table-cell>
          <table:table-cell table:style-name="ce21" table:formula="of:=[.H92]/[.D92]" office:value-type="float" office:value="2.49433898925781" calcext:value-type="float">
            <text:p>2.494</text:p>
          </table:table-cell>
          <table:table-cell table:style-name="ce24" table:formula="of:=[.N92]*[.D92]/3.3" office:value-type="float" office:value="213468.181818182" calcext:value-type="float">
            <text:p>213468</text:p>
          </table:table-cell>
          <table:table-cell office:value-type="float" office:value="5.599" calcext:value-type="float">
            <text:p>5.599</text:p>
          </table:table-cell>
          <table:table-cell office:value-type="float" office:value="222927" calcext:value-type="float">
            <text:p>222927</text:p>
          </table:table-cell>
          <table:table-cell table:number-columns-repeated="3"/>
          <table:table-cell table:style-name="ce21" table:number-columns-repeated="4"/>
          <table:table-cell table:style-name="ce16"/>
          <table:table-cell table:number-columns-repeated="996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24"/>
          <table:table-cell table:number-columns-repeated="5"/>
          <table:table-cell table:style-name="ce21" table:number-columns-repeated="4"/>
          <table:table-cell table:style-name="ce16"/>
          <table:table-cell table:number-columns-repeated="996"/>
        </table:table-row>
        <table:table-row table:style-name="ro1">
          <table:table-cell office:value-type="string" calcext:value-type="string">
            <text:p>filter ph 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1031241" calcext:value-type="float">
            <text:p>1031241</text:p>
          </table:table-cell>
          <table:table-cell table:style-name="ce16" office:value-type="float" office:value="1062919" calcext:value-type="float">
            <text:p>1062919</text:p>
          </table:table-cell>
          <table:table-cell table:style-name="ce16" office:value-type="float" office:value="1339527" calcext:value-type="float">
            <text:p>1339527</text:p>
          </table:table-cell>
          <table:table-cell table:style-name="ce16" office:value-type="float" office:value="764114" calcext:value-type="float">
            <text:p>764114</text:p>
          </table:table-cell>
          <table:table-cell table:style-name="ce16" office:value-type="float" office:value="55030.87" calcext:value-type="float">
            <text:p>55030.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6.34" calcext:value-type="float">
            <text:p>6.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.46" calcext:value-type="float">
            <text:p>7.46</text:p>
          </table:table-cell>
          <table:table-cell table:style-name="ce21" table:formula="of:=[.E94]/[.D94]" office:value-type="float" office:value="7.86774444580078" calcext:value-type="float">
            <text:p>7.868</text:p>
          </table:table-cell>
          <table:table-cell table:style-name="ce21" table:formula="of:=[.F94]/[.D94]" office:value-type="float" office:value="8.10942840576172" calcext:value-type="float">
            <text:p>8.109</text:p>
          </table:table-cell>
          <table:table-cell table:style-name="ce21" table:formula="of:=[.F94]/[.E94]" office:value-type="float" office:value="1.03071832869329" calcext:value-type="float">
            <text:p>1.031</text:p>
          </table:table-cell>
          <table:table-cell table:style-name="ce21" table:formula="of:=[.H94]/[.D94]" office:value-type="float" office:value="5.82972717285156" calcext:value-type="float">
            <text:p>5.830</text:p>
          </table:table-cell>
          <table:table-cell table:style-name="ce24" table:formula="of:=[.N94]*[.D94]/3.3" office:value-type="float" office:value="312497.272727273" calcext:value-type="float">
            <text:p>312497</text:p>
          </table:table-cell>
          <table:table-cell office:value-type="float" office:value="7.968" calcext:value-type="float">
            <text:p>7.968</text:p>
          </table:table-cell>
          <table:table-cell office:value-type="float" office:value="317222" calcext:value-type="float">
            <text:p>317222</text:p>
          </table:table-cell>
          <table:table-cell table:number-columns-repeated="3"/>
          <table:table-cell table:style-name="ce21" table:number-columns-repeated="4"/>
          <table:table-cell table:style-name="ce16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823131" calcext:value-type="float">
            <text:p>823131</text:p>
          </table:table-cell>
          <table:table-cell table:style-name="ce16" office:value-type="float" office:value="1096714" calcext:value-type="float">
            <text:p>1096714</text:p>
          </table:table-cell>
          <table:table-cell table:style-name="ce16" office:value-type="float" office:value="1437806" calcext:value-type="float">
            <text:p>1437806</text:p>
          </table:table-cell>
          <table:table-cell table:style-name="ce16" office:value-type="float" office:value="544067" calcext:value-type="float">
            <text:p>544067</text:p>
          </table:table-cell>
          <table:table-cell table:style-name="ce16" office:value-type="float" office:value="41619.89" calcext:value-type="float">
            <text:p>41619.8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1.15" calcext:value-type="float">
            <text:p>11.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.97" calcext:value-type="float">
            <text:p>14.97</text:p>
          </table:table-cell>
          <table:table-cell table:style-name="ce21" table:formula="of:=[.E95]/[.D95]" office:value-type="float" office:value="6.27999114990234" calcext:value-type="float">
            <text:p>6.280</text:p>
          </table:table-cell>
          <table:table-cell table:style-name="ce21" table:formula="of:=[.F95]/[.D95]" office:value-type="float" office:value="8.36726379394531" calcext:value-type="float">
            <text:p>8.367</text:p>
          </table:table-cell>
          <table:table-cell table:style-name="ce21" table:formula="of:=[.F95]/[.E95]" office:value-type="float" office:value="1.33236872381188" calcext:value-type="float">
            <text:p>1.332</text:p>
          </table:table-cell>
          <table:table-cell table:style-name="ce21" table:formula="of:=[.H95]/[.D95]" office:value-type="float" office:value="4.15090179443359" calcext:value-type="float">
            <text:p>4.151</text:p>
          </table:table-cell>
          <table:table-cell table:style-name="ce24" table:formula="of:=[.N95]*[.D95]/3.3" office:value-type="float" office:value="249433.636363636" calcext:value-type="float">
            <text:p>249434</text:p>
          </table:table-cell>
          <table:table-cell office:value-type="float" office:value="6.259" calcext:value-type="float">
            <text:p>6.259</text:p>
          </table:table-cell>
          <table:table-cell office:value-type="float" office:value="249199" calcext:value-type="float">
            <text:p>249199</text:p>
          </table:table-cell>
          <table:table-cell table:number-columns-repeated="3"/>
          <table:table-cell table:style-name="ce21" table:number-columns-repeated="4"/>
          <table:table-cell table:style-name="ce16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771980" calcext:value-type="float">
            <text:p>771980</text:p>
          </table:table-cell>
          <table:table-cell table:style-name="ce16" office:value-type="float" office:value="1187338" calcext:value-type="float">
            <text:p>1187338</text:p>
          </table:table-cell>
          <table:table-cell table:style-name="ce16" office:value-type="float" office:value="1631882" calcext:value-type="float">
            <text:p>1631882</text:p>
          </table:table-cell>
          <table:table-cell table:style-name="ce16" office:value-type="float" office:value="450026" calcext:value-type="float">
            <text:p>450026</text:p>
          </table:table-cell>
          <table:table-cell table:style-name="ce16" office:value-type="float" office:value="66749.46" calcext:value-type="float">
            <text:p>66749.4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4.89" calcext:value-type="float">
            <text:p>14.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4.49" calcext:value-type="float">
            <text:p>34.49</text:p>
          </table:table-cell>
          <table:table-cell table:style-name="ce21" table:formula="of:=[.E96]/[.D96]" office:value-type="float" office:value="5.88973999023438" calcext:value-type="float">
            <text:p>5.890</text:p>
          </table:table-cell>
          <table:table-cell table:style-name="ce21" table:formula="of:=[.F96]/[.D96]" office:value-type="float" office:value="9.05867004394531" calcext:value-type="float">
            <text:p>9.059</text:p>
          </table:table-cell>
          <table:table-cell table:style-name="ce21" table:formula="of:=[.F96]/[.E96]" office:value-type="float" office:value="1.53804243633255" calcext:value-type="float">
            <text:p>1.538</text:p>
          </table:table-cell>
          <table:table-cell table:style-name="ce21" table:formula="of:=[.H96]/[.D96]" office:value-type="float" office:value="3.43342590332031" calcext:value-type="float">
            <text:p>3.433</text:p>
          </table:table-cell>
          <table:table-cell table:style-name="ce24" table:formula="of:=[.N96]*[.D96]/3.3" office:value-type="float" office:value="233933.333333333" calcext:value-type="float">
            <text:p>233933</text:p>
          </table:table-cell>
          <table:table-cell office:value-type="float" office:value="5.91" calcext:value-type="float">
            <text:p>5.91</text:p>
          </table:table-cell>
          <table:table-cell office:value-type="float" office:value="235291" calcext:value-type="float">
            <text:p>235291</text:p>
          </table:table-cell>
          <table:table-cell table:number-columns-repeated="3"/>
          <table:table-cell table:style-name="ce21" table:number-columns-repeated="4"/>
          <table:table-cell table:style-name="ce16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828951" calcext:value-type="float">
            <text:p>828951</text:p>
          </table:table-cell>
          <table:table-cell table:style-name="ce16" office:value-type="float" office:value="1230857" calcext:value-type="float">
            <text:p>1230857</text:p>
          </table:table-cell>
          <table:table-cell table:style-name="ce16" office:value-type="float" office:value="1718426" calcext:value-type="float">
            <text:p>1718426</text:p>
          </table:table-cell>
          <table:table-cell table:style-name="ce16" office:value-type="float" office:value="347397" calcext:value-type="float">
            <text:p>347397</text:p>
          </table:table-cell>
          <table:table-cell table:style-name="ce16" office:value-type="float" office:value="188313.87" calcext:value-type="float">
            <text:p>188313.87</text:p>
          </table:table-cell>
          <table:table-cell table:style-name="ce16" office:value-type="float" office:value="124" calcext:value-type="float">
            <text:p>124</text:p>
          </table:table-cell>
          <table:table-cell table:style-name="ce16" office:value-type="float" office:value="107.04" calcext:value-type="float">
            <text:p>107.04</text:p>
          </table:table-cell>
          <table:table-cell table:style-name="ce16" office:value-type="float" office:value="4780" calcext:value-type="float">
            <text:p>4780</text:p>
          </table:table-cell>
          <table:table-cell table:style-name="ce16" office:value-type="float" office:value="1799.74" calcext:value-type="float">
            <text:p>1799.74</text:p>
          </table:table-cell>
          <table:table-cell table:style-name="ce21" table:formula="of:=[.E97]/[.D97]" office:value-type="float" office:value="6.32439422607422" calcext:value-type="float">
            <text:p>6.324</text:p>
          </table:table-cell>
          <table:table-cell table:style-name="ce21" table:formula="of:=[.F97]/[.D97]" office:value-type="float" office:value="9.39069366455078" calcext:value-type="float">
            <text:p>9.391</text:p>
          </table:table-cell>
          <table:table-cell table:style-name="ce21" table:formula="of:=[.F97]/[.E97]" office:value-type="float" office:value="1.48483686007979" calcext:value-type="float">
            <text:p>1.485</text:p>
          </table:table-cell>
          <table:table-cell table:style-name="ce21" table:formula="of:=[.H97]/[.D97]" office:value-type="float" office:value="2.65042877197266" calcext:value-type="float">
            <text:p>2.650</text:p>
          </table:table-cell>
          <table:table-cell table:style-name="ce24" table:formula="of:=[.N97]*[.D97]/3.3" office:value-type="float" office:value="251197.272727273" calcext:value-type="float">
            <text:p>251197</text:p>
          </table:table-cell>
          <table:table-cell table:style-name="ce16" office:value-type="float" office:value="6.531" calcext:value-type="float">
            <text:p>6.531</text:p>
          </table:table-cell>
          <table:table-cell table:style-name="ce16" office:value-type="float" office:value="260027" calcext:value-type="float">
            <text:p>260027</text:p>
          </table:table-cell>
          <table:table-cell table:style-name="ce16" table:number-columns-repeated="8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862048" calcext:value-type="float">
            <text:p>862048</text:p>
          </table:table-cell>
          <table:table-cell table:style-name="ce16" office:value-type="float" office:value="1242380" calcext:value-type="float">
            <text:p>1242380</text:p>
          </table:table-cell>
          <table:table-cell table:style-name="ce16" office:value-type="float" office:value="1768018" calcext:value-type="float">
            <text:p>1768018</text:p>
          </table:table-cell>
          <table:table-cell table:style-name="ce16" office:value-type="float" office:value="320420" calcext:value-type="float">
            <text:p>320420</text:p>
          </table:table-cell>
          <table:table-cell table:style-name="ce16" office:value-type="float" office:value="9034.8" calcext:value-type="float">
            <text:p>9034.8</text:p>
          </table:table-cell>
          <table:table-cell table:style-name="ce16" office:value-type="float" office:value="762" calcext:value-type="float">
            <text:p>762</text:p>
          </table:table-cell>
          <table:table-cell table:style-name="ce16" office:value-type="float" office:value="635.9" calcext:value-type="float">
            <text:p>635.9</text:p>
          </table:table-cell>
          <table:table-cell table:style-name="ce16" office:value-type="float" office:value="4287" calcext:value-type="float">
            <text:p>4287</text:p>
          </table:table-cell>
          <table:table-cell table:style-name="ce16" office:value-type="float" office:value="176.41" calcext:value-type="float">
            <text:p>176.41</text:p>
          </table:table-cell>
          <table:table-cell table:style-name="ce21" table:formula="of:=[.E98]/[.D98]" office:value-type="float" office:value="6.576904296875" calcext:value-type="float">
            <text:p>6.577</text:p>
          </table:table-cell>
          <table:table-cell table:style-name="ce21" table:formula="of:=[.F98]/[.D98]" office:value-type="float" office:value="9.47860717773438" calcext:value-type="float">
            <text:p>9.479</text:p>
          </table:table-cell>
          <table:table-cell table:style-name="ce21" table:formula="of:=[.F98]/[.E98]" office:value-type="float" office:value="1.44119584988307" calcext:value-type="float">
            <text:p>1.441</text:p>
          </table:table-cell>
          <table:table-cell table:style-name="ce21" table:formula="of:=[.H98]/[.D98]" office:value-type="float" office:value="2.44461059570312" calcext:value-type="float">
            <text:p>2.445</text:p>
          </table:table-cell>
          <table:table-cell table:style-name="ce24" table:formula="of:=[.N98]*[.D98]/3.3" office:value-type="float" office:value="261226.666666667" calcext:value-type="float">
            <text:p>261227</text:p>
          </table:table-cell>
          <table:table-cell table:style-name="ce16" office:value-type="float" office:value="6.788" calcext:value-type="float">
            <text:p>6.788</text:p>
          </table:table-cell>
          <table:table-cell table:style-name="ce16" office:value-type="float" office:value="270279" calcext:value-type="float">
            <text:p>270279</text:p>
          </table:table-cell>
          <table:table-cell table:style-name="ce16" table:number-columns-repeated="8"/>
          <table:table-cell table:number-columns-repeated="99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994313" calcext:value-type="float">
            <text:p>994313</text:p>
          </table:table-cell>
          <table:table-cell table:style-name="ce16" office:value-type="float" office:value="1252172" calcext:value-type="float">
            <text:p>1252172</text:p>
          </table:table-cell>
          <table:table-cell table:style-name="ce16" office:value-type="float" office:value="1784956" calcext:value-type="float">
            <text:p>1784956</text:p>
          </table:table-cell>
          <table:table-cell table:style-name="ce16" office:value-type="float" office:value="351919" calcext:value-type="float">
            <text:p>351919</text:p>
          </table:table-cell>
          <table:table-cell table:style-name="ce16" office:value-type="float" office:value="16029.39" calcext:value-type="float">
            <text:p>16029.39</text:p>
          </table:table-cell>
          <table:table-cell table:style-name="ce16" office:value-type="float" office:value="13131" calcext:value-type="float">
            <text:p>13131</text:p>
          </table:table-cell>
          <table:table-cell table:style-name="ce16" office:value-type="float" office:value="575.94" calcext:value-type="float">
            <text:p>575.94</text:p>
          </table:table-cell>
          <table:table-cell table:style-name="ce16" office:value-type="float" office:value="21072" calcext:value-type="float">
            <text:p>21072</text:p>
          </table:table-cell>
          <table:table-cell table:style-name="ce16" office:value-type="float" office:value="4862.37" calcext:value-type="float">
            <text:p>4862.37</text:p>
          </table:table-cell>
          <table:table-cell table:style-name="ce21" table:formula="of:=[.E99]/[.D99]" office:value-type="float" office:value="7.58600616455078" calcext:value-type="float">
            <text:p>7.586</text:p>
          </table:table-cell>
          <table:table-cell table:style-name="ce21" table:formula="of:=[.F99]/[.D99]" office:value-type="float" office:value="9.55331420898438" calcext:value-type="float">
            <text:p>9.553</text:p>
          </table:table-cell>
          <table:table-cell table:style-name="ce21" table:formula="of:=[.F99]/[.E99]" office:value-type="float" office:value="1.25933383149974" calcext:value-type="float">
            <text:p>1.259</text:p>
          </table:table-cell>
          <table:table-cell table:style-name="ce21" table:formula="of:=[.H99]/[.D99]" office:value-type="float" office:value="2.68492889404297" calcext:value-type="float">
            <text:p>2.685</text:p>
          </table:table-cell>
          <table:table-cell table:style-name="ce24" table:formula="of:=[.N99]*[.D99]/3.3" office:value-type="float" office:value="301306.96969697" calcext:value-type="float">
            <text:p>301307</text:p>
          </table:table-cell>
          <table:table-cell table:style-name="ce16" office:value-type="float" office:value="7.827" calcext:value-type="float">
            <text:p>7.827</text:p>
          </table:table-cell>
          <table:table-cell table:style-name="ce16" office:value-type="float" office:value="311633" calcext:value-type="float">
            <text:p>311633</text:p>
          </table:table-cell>
          <table:table-cell table:style-name="ce16" table:number-columns-repeated="8"/>
          <table:table-cell table:number-columns-repeated="99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1187998" calcext:value-type="float">
            <text:p>1187998</text:p>
          </table:table-cell>
          <table:table-cell table:style-name="ce16" office:value-type="float" office:value="1131914" calcext:value-type="float">
            <text:p>1131914</text:p>
          </table:table-cell>
          <table:table-cell table:style-name="ce16" office:value-type="float" office:value="1653000" calcext:value-type="float">
            <text:p>1653000</text:p>
          </table:table-cell>
          <table:table-cell table:style-name="ce16" office:value-type="float" office:value="445577" calcext:value-type="float">
            <text:p>445577</text:p>
          </table:table-cell>
          <table:table-cell table:style-name="ce16" office:value-type="float" office:value="22656.13" calcext:value-type="float">
            <text:p>22656.13</text:p>
          </table:table-cell>
          <table:table-cell table:style-name="ce16" office:value-type="float" office:value="125056" calcext:value-type="float">
            <text:p>125056</text:p>
          </table:table-cell>
          <table:table-cell table:style-name="ce16" office:value-type="float" office:value="430.22" calcext:value-type="float">
            <text:p>430.22</text:p>
          </table:table-cell>
          <table:table-cell table:style-name="ce16" office:value-type="float" office:value="67172" calcext:value-type="float">
            <text:p>67172</text:p>
          </table:table-cell>
          <table:table-cell table:style-name="ce16" office:value-type="float" office:value="2511.54" calcext:value-type="float">
            <text:p>2511.54</text:p>
          </table:table-cell>
          <table:table-cell table:style-name="ce21" table:formula="of:=[.E100]/[.D100]" office:value-type="float" office:value="9.06370544433594" calcext:value-type="float">
            <text:p>9.064</text:p>
          </table:table-cell>
          <table:table-cell table:style-name="ce21" table:formula="of:=[.F100]/[.D100]" office:value-type="float" office:value="8.63581848144531" calcext:value-type="float">
            <text:p>8.636</text:p>
          </table:table-cell>
          <table:table-cell table:style-name="ce21" table:formula="of:=[.F100]/[.E100]" office:value-type="float" office:value="0.952791166315095" calcext:value-type="float">
            <text:p>0.953</text:p>
          </table:table-cell>
          <table:table-cell table:style-name="ce21" table:formula="of:=[.H100]/[.D100]" office:value-type="float" office:value="3.39948272705078" calcext:value-type="float">
            <text:p>3.399</text:p>
          </table:table-cell>
          <table:table-cell table:style-name="ce24" table:formula="of:=[.N100]*[.D100]/3.3" office:value-type="float" office:value="359999.393939394" calcext:value-type="float">
            <text:p>359999</text:p>
          </table:table-cell>
          <table:table-cell table:style-name="ce16" office:value-type="float" office:value="9.131" calcext:value-type="float">
            <text:p>9.131</text:p>
          </table:table-cell>
          <table:table-cell table:style-name="ce16" office:value-type="float" office:value="363551" calcext:value-type="float">
            <text:p>363551</text:p>
          </table:table-cell>
          <table:table-cell table:style-name="ce16" table:number-columns-repeated="8"/>
          <table:table-cell table:number-columns-repeated="996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24"/>
          <table:table-cell table:style-name="ce16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filter ph 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1901737" calcext:value-type="float">
            <text:p>1901737</text:p>
          </table:table-cell>
          <table:table-cell table:style-name="ce16" office:value-type="float" office:value="1939470" calcext:value-type="float">
            <text:p>1939470</text:p>
          </table:table-cell>
          <table:table-cell table:style-name="ce16" office:value-type="float" office:value="2586894" calcext:value-type="float">
            <text:p>2586894</text:p>
          </table:table-cell>
          <table:table-cell table:style-name="ce16" office:value-type="float" office:value="1414092" calcext:value-type="float">
            <text:p>1414092</text:p>
          </table:table-cell>
          <table:table-cell table:style-name="ce16" office:value-type="float" office:value="154645.28" calcext:value-type="float">
            <text:p>154645.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9.05" calcext:value-type="float">
            <text:p>19.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.38" calcext:value-type="float">
            <text:p>12.38</text:p>
          </table:table-cell>
          <table:table-cell table:style-name="ce21" table:formula="of:=[.E102]/[.D102]" office:value-type="float" office:value="14.5091018676758" calcext:value-type="float">
            <text:p>14.509</text:p>
          </table:table-cell>
          <table:table-cell table:style-name="ce21" table:formula="of:=[.F102]/[.D102]" office:value-type="float" office:value="14.7969818115234" calcext:value-type="float">
            <text:p>14.797</text:p>
          </table:table-cell>
          <table:table-cell table:style-name="ce21" table:formula="of:=[.F102]/[.E102]" office:value-type="float" office:value="1.01984133452733" calcext:value-type="float">
            <text:p>1.020</text:p>
          </table:table-cell>
          <table:table-cell table:style-name="ce21" table:formula="of:=[.H102]/[.D102]" office:value-type="float" office:value="10.7886657714844" calcext:value-type="float">
            <text:p>10.789</text:p>
          </table:table-cell>
          <table:table-cell table:style-name="ce24" table:formula="of:=[.N102]*[.D102]/3.3" office:value-type="float" office:value="576283.939393939" calcext:value-type="float">
            <text:p>576284</text:p>
          </table:table-cell>
          <table:table-cell office:value-type="float" office:value="14.649" calcext:value-type="float">
            <text:p>14.649</text:p>
          </table:table-cell>
          <table:table-cell office:value-type="float" office:value="583212" calcext:value-type="float">
            <text:p>583212</text:p>
          </table:table-cell>
          <table:table-cell table:style-name="ce16" table:number-columns-repeated="3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1507946" calcext:value-type="float">
            <text:p>1507946</text:p>
          </table:table-cell>
          <table:table-cell table:style-name="ce16" office:value-type="float" office:value="1935378" calcext:value-type="float">
            <text:p>1935378</text:p>
          </table:table-cell>
          <table:table-cell table:style-name="ce16" office:value-type="float" office:value="2565340" calcext:value-type="float">
            <text:p>2565340</text:p>
          </table:table-cell>
          <table:table-cell table:style-name="ce16" office:value-type="float" office:value="1015896" calcext:value-type="float">
            <text:p>1015896</text:p>
          </table:table-cell>
          <table:table-cell table:style-name="ce16" office:value-type="float" office:value="78977.76" calcext:value-type="float">
            <text:p>78977.76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15.3" calcext:value-type="float">
            <text:p>15.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0.41" calcext:value-type="float">
            <text:p>30.41</text:p>
          </table:table-cell>
          <table:table-cell table:style-name="ce21" table:formula="of:=[.E103]/[.D103]" office:value-type="float" office:value="11.5047149658203" calcext:value-type="float">
            <text:p>11.505</text:p>
          </table:table-cell>
          <table:table-cell table:style-name="ce21" table:formula="of:=[.F103]/[.D103]" office:value-type="float" office:value="14.7657623291016" calcext:value-type="float">
            <text:p>14.766</text:p>
          </table:table-cell>
          <table:table-cell table:style-name="ce21" table:formula="of:=[.F103]/[.E103]" office:value-type="float" office:value="1.28345312100035" calcext:value-type="float">
            <text:p>1.283</text:p>
          </table:table-cell>
          <table:table-cell table:style-name="ce21" table:formula="of:=[.H103]/[.D103]" office:value-type="float" office:value="7.75067138671875" calcext:value-type="float">
            <text:p>7.751</text:p>
          </table:table-cell>
          <table:table-cell table:style-name="ce24" table:formula="of:=[.N103]*[.D103]/3.3" office:value-type="float" office:value="456953.333333333" calcext:value-type="float">
            <text:p>456953</text:p>
          </table:table-cell>
          <table:table-cell office:value-type="float" office:value="11.499" calcext:value-type="float">
            <text:p>11.499</text:p>
          </table:table-cell>
          <table:table-cell office:value-type="float" office:value="457812" calcext:value-type="float">
            <text:p>457812</text:p>
          </table:table-cell>
          <table:table-cell table:style-name="ce16" table:number-columns-repeated="3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1393451" calcext:value-type="float">
            <text:p>1393451</text:p>
          </table:table-cell>
          <table:table-cell table:style-name="ce16" office:value-type="float" office:value="2096657" calcext:value-type="float">
            <text:p>2096657</text:p>
          </table:table-cell>
          <table:table-cell table:style-name="ce16" office:value-type="float" office:value="2901685" calcext:value-type="float">
            <text:p>2901685</text:p>
          </table:table-cell>
          <table:table-cell table:style-name="ce16" office:value-type="float" office:value="834532" calcext:value-type="float">
            <text:p>834532</text:p>
          </table:table-cell>
          <table:table-cell table:style-name="ce16" office:value-type="float" office:value="122856.28" calcext:value-type="float">
            <text:p>122856.2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22.67" calcext:value-type="float">
            <text:p>22.6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11.6" calcext:value-type="float">
            <text:p>111.6</text:p>
          </table:table-cell>
          <table:table-cell table:style-name="ce21" table:formula="of:=[.E104]/[.D104]" office:value-type="float" office:value="10.6311874389648" calcext:value-type="float">
            <text:p>10.631</text:p>
          </table:table-cell>
          <table:table-cell table:style-name="ce21" table:formula="of:=[.F104]/[.D104]" office:value-type="float" office:value="15.996223449707" calcext:value-type="float">
            <text:p>15.996</text:p>
          </table:table-cell>
          <table:table-cell table:style-name="ce21" table:formula="of:=[.F104]/[.E104]" office:value-type="float" office:value="1.50465068380589" calcext:value-type="float">
            <text:p>1.505</text:p>
          </table:table-cell>
          <table:table-cell table:style-name="ce21" table:formula="of:=[.H104]/[.D104]" office:value-type="float" office:value="6.36697387695313" calcext:value-type="float">
            <text:p>6.367</text:p>
          </table:table-cell>
          <table:table-cell table:style-name="ce24" table:formula="of:=[.N104]*[.D104]/3.3" office:value-type="float" office:value="422257.878787879" calcext:value-type="float">
            <text:p>422258</text:p>
          </table:table-cell>
          <table:table-cell office:value-type="float" office:value="10.631" calcext:value-type="float">
            <text:p>10.631</text:p>
          </table:table-cell>
          <table:table-cell office:value-type="float" office:value="423241" calcext:value-type="float">
            <text:p>423241</text:p>
          </table:table-cell>
          <table:table-cell table:style-name="ce16" table:number-columns-repeated="3"/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1477589" calcext:value-type="float">
            <text:p>1477589</text:p>
          </table:table-cell>
          <table:table-cell table:style-name="ce16" office:value-type="float" office:value="2149648" calcext:value-type="float">
            <text:p>2149648</text:p>
          </table:table-cell>
          <table:table-cell table:style-name="ce16" office:value-type="float" office:value="3015702" calcext:value-type="float">
            <text:p>3015702</text:p>
          </table:table-cell>
          <table:table-cell table:style-name="ce16" office:value-type="float" office:value="663239" calcext:value-type="float">
            <text:p>663239</text:p>
          </table:table-cell>
          <table:table-cell table:style-name="ce16" office:value-type="float" office:value="275676.88" calcext:value-type="float">
            <text:p>275676.88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106.97" calcext:value-type="float">
            <text:p>106.97</text:p>
          </table:table-cell>
          <table:table-cell table:style-name="ce16" office:value-type="float" office:value="4841" calcext:value-type="float">
            <text:p>4841</text:p>
          </table:table-cell>
          <table:table-cell table:style-name="ce16" office:value-type="float" office:value="1873.49" calcext:value-type="float">
            <text:p>1873.49</text:p>
          </table:table-cell>
          <table:table-cell table:style-name="ce21" table:formula="of:=[.E105]/[.D105]" office:value-type="float" office:value="11.2731094360352" calcext:value-type="float">
            <text:p>11.273</text:p>
          </table:table-cell>
          <table:table-cell table:style-name="ce21" table:formula="of:=[.F105]/[.D105]" office:value-type="float" office:value="16.4005126953125" calcext:value-type="float">
            <text:p>16.401</text:p>
          </table:table-cell>
          <table:table-cell table:style-name="ce21" table:formula="of:=[.F105]/[.E105]" office:value-type="float" office:value="1.45483486950701" calcext:value-type="float">
            <text:p>1.455</text:p>
          </table:table-cell>
          <table:table-cell table:style-name="ce21" table:formula="of:=[.H105]/[.D105]" office:value-type="float" office:value="5.06011199951172" calcext:value-type="float">
            <text:p>5.060</text:p>
          </table:table-cell>
          <table:table-cell table:style-name="ce24" table:formula="of:=[.N105]*[.D105]/3.3" office:value-type="float" office:value="447754.242424242" calcext:value-type="float">
            <text:p>447754</text:p>
          </table:table-cell>
          <table:table-cell table:style-name="ce16" office:value-type="float" office:value="11.454" calcext:value-type="float">
            <text:p>11.454</text:p>
          </table:table-cell>
          <table:table-cell table:style-name="ce16" office:value-type="float" office:value="456015" calcext:value-type="float">
            <text:p>456015</text:p>
          </table:table-cell>
          <table:table-cell table:style-name="ce16" table:number-columns-repeated="8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1536354" calcext:value-type="float">
            <text:p>1536354</text:p>
          </table:table-cell>
          <table:table-cell table:style-name="ce16" office:value-type="float" office:value="2162321" calcext:value-type="float">
            <text:p>2162321</text:p>
          </table:table-cell>
          <table:table-cell table:style-name="ce16" office:value-type="float" office:value="3074253" calcext:value-type="float">
            <text:p>3074253</text:p>
          </table:table-cell>
          <table:table-cell table:style-name="ce16" office:value-type="float" office:value="614477" calcext:value-type="float">
            <text:p>614477</text:p>
          </table:table-cell>
          <table:table-cell table:style-name="ce16" office:value-type="float" office:value="11038.22" calcext:value-type="float">
            <text:p>11038.22</text:p>
          </table:table-cell>
          <table:table-cell table:style-name="ce16" office:value-type="float" office:value="523" calcext:value-type="float">
            <text:p>523</text:p>
          </table:table-cell>
          <table:table-cell table:style-name="ce16" office:value-type="float" office:value="423.67" calcext:value-type="float">
            <text:p>423.67</text:p>
          </table:table-cell>
          <table:table-cell table:style-name="ce16" office:value-type="float" office:value="5901" calcext:value-type="float">
            <text:p>5901</text:p>
          </table:table-cell>
          <table:table-cell table:style-name="ce16" office:value-type="float" office:value="938.1" calcext:value-type="float">
            <text:p>938.1</text:p>
          </table:table-cell>
          <table:table-cell table:style-name="ce21" table:formula="of:=[.E106]/[.D106]" office:value-type="float" office:value="11.7214508056641" calcext:value-type="float">
            <text:p>11.721</text:p>
          </table:table-cell>
          <table:table-cell table:style-name="ce21" table:formula="of:=[.F106]/[.D106]" office:value-type="float" office:value="16.497200012207" calcext:value-type="float">
            <text:p>16.497</text:p>
          </table:table-cell>
          <table:table-cell table:style-name="ce21" table:formula="of:=[.F106]/[.E106]" office:value-type="float" office:value="1.40743669753195" calcext:value-type="float">
            <text:p>1.407</text:p>
          </table:table-cell>
          <table:table-cell table:style-name="ce21" table:formula="of:=[.H106]/[.D106]" office:value-type="float" office:value="4.68808746337891" calcext:value-type="float">
            <text:p>4.688</text:p>
          </table:table-cell>
          <table:table-cell table:style-name="ce24" table:formula="of:=[.N106]*[.D106]/3.3" office:value-type="float" office:value="465561.818181818" calcext:value-type="float">
            <text:p>465562</text:p>
          </table:table-cell>
          <table:table-cell table:style-name="ce16" office:value-type="float" office:value="11.832" calcext:value-type="float">
            <text:p>11.832</text:p>
          </table:table-cell>
          <table:table-cell table:style-name="ce16" office:value-type="float" office:value="471079" calcext:value-type="float">
            <text:p>471079</text:p>
          </table:table-cell>
          <table:table-cell table:style-name="ce16" table:number-columns-repeated="8"/>
          <table:table-cell table:number-columns-repeated="99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1986309" calcext:value-type="float">
            <text:p>1986309</text:p>
          </table:table-cell>
          <table:table-cell table:style-name="ce16" office:value-type="float" office:value="2167186" calcext:value-type="float">
            <text:p>2167186</text:p>
          </table:table-cell>
          <table:table-cell table:style-name="ce16" office:value-type="float" office:value="3087167" calcext:value-type="float">
            <text:p>3087167</text:p>
          </table:table-cell>
          <table:table-cell table:style-name="ce16" office:value-type="float" office:value="576308" calcext:value-type="float">
            <text:p>576308</text:p>
          </table:table-cell>
          <table:table-cell table:style-name="ce16" office:value-type="float" office:value="13732.3" calcext:value-type="float">
            <text:p>13732.3</text:p>
          </table:table-cell>
          <table:table-cell table:style-name="ce16" office:value-type="float" office:value="13377" calcext:value-type="float">
            <text:p>13377</text:p>
          </table:table-cell>
          <table:table-cell table:style-name="ce16" office:value-type="float" office:value="611.72" calcext:value-type="float">
            <text:p>611.72</text:p>
          </table:table-cell>
          <table:table-cell table:style-name="ce16" office:value-type="float" office:value="88998" calcext:value-type="float">
            <text:p>88998</text:p>
          </table:table-cell>
          <table:table-cell table:style-name="ce16" office:value-type="float" office:value="6791.94" calcext:value-type="float">
            <text:p>6791.94</text:p>
          </table:table-cell>
          <table:table-cell table:style-name="ce21" table:formula="of:=[.E107]/[.D107]" office:value-type="float" office:value="15.1543350219727" calcext:value-type="float">
            <text:p>15.154</text:p>
          </table:table-cell>
          <table:table-cell table:style-name="ce21" table:formula="of:=[.F107]/[.D107]" office:value-type="float" office:value="16.5343170166016" calcext:value-type="float">
            <text:p>16.534</text:p>
          </table:table-cell>
          <table:table-cell table:style-name="ce21" table:formula="of:=[.F107]/[.E107]" office:value-type="float" office:value="1.09106186398994" calcext:value-type="float">
            <text:p>1.091</text:p>
          </table:table-cell>
          <table:table-cell table:style-name="ce21" table:formula="of:=[.H107]/[.D107]" office:value-type="float" office:value="4.39688110351563" calcext:value-type="float">
            <text:p>4.397</text:p>
          </table:table-cell>
          <table:table-cell table:style-name="ce24" table:formula="of:=[.N107]*[.D107]/3.3" office:value-type="float" office:value="601911.818181818" calcext:value-type="float">
            <text:p>601912</text:p>
          </table:table-cell>
          <table:table-cell table:style-name="ce16" office:value-type="float" office:value="15.556" calcext:value-type="float">
            <text:p>15.556</text:p>
          </table:table-cell>
          <table:table-cell table:style-name="ce16" office:value-type="float" office:value="619317" calcext:value-type="float">
            <text:p>619317</text:p>
          </table:table-cell>
          <table:table-cell table:style-name="ce16" table:number-columns-repeated="8"/>
          <table:table-cell table:number-columns-repeated="99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2100618" calcext:value-type="float">
            <text:p>2100618</text:p>
          </table:table-cell>
          <table:table-cell table:style-name="ce16" office:value-type="float" office:value="1958162" calcext:value-type="float">
            <text:p>1958162</text:p>
          </table:table-cell>
          <table:table-cell table:style-name="ce16" office:value-type="float" office:value="3007519" calcext:value-type="float">
            <text:p>3007519</text:p>
          </table:table-cell>
          <table:table-cell table:style-name="ce16" office:value-type="float" office:value="624965" calcext:value-type="float">
            <text:p>624965</text:p>
          </table:table-cell>
          <table:table-cell table:style-name="ce16" office:value-type="float" office:value="18984.99" calcext:value-type="float">
            <text:p>18984.99</text:p>
          </table:table-cell>
          <table:table-cell table:style-name="ce16" office:value-type="float" office:value="239746" calcext:value-type="float">
            <text:p>239746</text:p>
          </table:table-cell>
          <table:table-cell table:style-name="ce16" office:value-type="float" office:value="564.25" calcext:value-type="float">
            <text:p>564.25</text:p>
          </table:table-cell>
          <table:table-cell table:style-name="ce16" office:value-type="float" office:value="148146" calcext:value-type="float">
            <text:p>148146</text:p>
          </table:table-cell>
          <table:table-cell table:style-name="ce16" office:value-type="float" office:value="2237.29" calcext:value-type="float">
            <text:p>2237.29</text:p>
          </table:table-cell>
          <table:table-cell table:style-name="ce21" table:formula="of:=[.E108]/[.D108]" office:value-type="float" office:value="16.0264434814453" calcext:value-type="float">
            <text:p>16.026</text:p>
          </table:table-cell>
          <table:table-cell table:style-name="ce21" table:formula="of:=[.F108]/[.D108]" office:value-type="float" office:value="14.9395904541016" calcext:value-type="float">
            <text:p>14.940</text:p>
          </table:table-cell>
          <table:table-cell table:style-name="ce21" table:formula="of:=[.F108]/[.E108]" office:value-type="float" office:value="0.932183766872416" calcext:value-type="float">
            <text:p>0.932</text:p>
          </table:table-cell>
          <table:table-cell table:style-name="ce21" table:formula="of:=[.H108]/[.D108]" office:value-type="float" office:value="4.76810455322266" calcext:value-type="float">
            <text:p>4.768</text:p>
          </table:table-cell>
          <table:table-cell table:style-name="ce24" table:formula="of:=[.N108]*[.D108]/3.3" office:value-type="float" office:value="636550.909090909" calcext:value-type="float">
            <text:p>636551</text:p>
          </table:table-cell>
          <table:table-cell table:style-name="ce16" office:value-type="float" office:value="16.076" calcext:value-type="float">
            <text:p>16.076</text:p>
          </table:table-cell>
          <table:table-cell table:style-name="ce16" office:value-type="float" office:value="640042" calcext:value-type="float">
            <text:p>640042</text:p>
          </table:table-cell>
          <table:table-cell table:style-name="ce16" table:number-columns-repeated="8"/>
          <table:table-cell table:number-columns-repeated="996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24"/>
          <table:table-cell table:style-name="ce16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filter cr 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413610" calcext:value-type="float">
            <text:p>413610</text:p>
          </table:table-cell>
          <table:table-cell table:style-name="ce16" office:value-type="float" office:value="430082" calcext:value-type="float">
            <text:p>430082</text:p>
          </table:table-cell>
          <table:table-cell table:style-name="ce16" office:value-type="float" office:value="493572" calcext:value-type="float">
            <text:p>493572</text:p>
          </table:table-cell>
          <table:table-cell table:style-name="ce16" office:value-type="float" office:value="305271" calcext:value-type="float">
            <text:p>305271</text:p>
          </table:table-cell>
          <table:table-cell table:style-name="ce16" office:value-type="float" office:value="1112.95" calcext:value-type="float">
            <text:p>1112.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93" calcext:value-type="float">
            <text:p>2.9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.3" calcext:value-type="float">
            <text:p>1.3</text:p>
          </table:table-cell>
          <table:table-cell table:style-name="ce21" table:formula="of:=[.E110]/[.D110]" office:value-type="float" office:value="3.15559387207031" calcext:value-type="float">
            <text:p>3.156</text:p>
          </table:table-cell>
          <table:table-cell table:style-name="ce21" table:formula="of:=[.F110]/[.D110]" office:value-type="float" office:value="3.28126525878906" calcext:value-type="float">
            <text:p>3.281</text:p>
          </table:table-cell>
          <table:table-cell table:style-name="ce21" table:formula="of:=[.F110]/[.E110]" office:value-type="float" office:value="1.03982495587631" calcext:value-type="float">
            <text:p>1.040</text:p>
          </table:table-cell>
          <table:table-cell table:style-name="ce21" table:formula="of:=[.H110]/[.D110]" office:value-type="float" office:value="2.32903289794922" calcext:value-type="float">
            <text:p>2.329</text:p>
          </table:table-cell>
          <table:table-cell table:style-name="ce24" table:formula="of:=[.N110]*[.D110]/3.3" office:value-type="float" office:value="125336.363636364" calcext:value-type="float">
            <text:p>125336</text:p>
          </table:table-cell>
          <table:table-cell table:style-name="ce16" office:value-type="float" office:value="3.213" calcext:value-type="float">
            <text:p>3.213</text:p>
          </table:table-cell>
          <table:table-cell table:style-name="ce16" office:value-type="float" office:value="127934" calcext:value-type="float">
            <text:p>127934</text:p>
          </table:table-cell>
          <table:table-cell table:style-name="ce16" table:number-columns-repeated="8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300624" calcext:value-type="float">
            <text:p>300624</text:p>
          </table:table-cell>
          <table:table-cell table:style-name="ce16" office:value-type="float" office:value="424963" calcext:value-type="float">
            <text:p>424963</text:p>
          </table:table-cell>
          <table:table-cell table:style-name="ce16" office:value-type="float" office:value="527365" calcext:value-type="float">
            <text:p>527365</text:p>
          </table:table-cell>
          <table:table-cell table:style-name="ce16" office:value-type="float" office:value="194489" calcext:value-type="float">
            <text:p>194489</text:p>
          </table:table-cell>
          <table:table-cell table:style-name="ce16" office:value-type="float" office:value="13610.58" calcext:value-type="float">
            <text:p>13610.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5.25" calcext:value-type="float">
            <text:p>5.2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.12" calcext:value-type="float">
            <text:p>2.12</text:p>
          </table:table-cell>
          <table:table-cell table:style-name="ce21" table:formula="of:=[.E111]/[.D111]" office:value-type="float" office:value="2.2935791015625" calcext:value-type="float">
            <text:p>2.294</text:p>
          </table:table-cell>
          <table:table-cell table:style-name="ce21" table:formula="of:=[.F111]/[.D111]" office:value-type="float" office:value="3.24221038818359" calcext:value-type="float">
            <text:p>3.242</text:p>
          </table:table-cell>
          <table:table-cell table:style-name="ce21" table:formula="of:=[.F111]/[.E111]" office:value-type="float" office:value="1.41360303901219" calcext:value-type="float">
            <text:p>1.414</text:p>
          </table:table-cell>
          <table:table-cell table:style-name="ce21" table:formula="of:=[.H111]/[.D111]" office:value-type="float" office:value="1.48383331298828" calcext:value-type="float">
            <text:p>1.484</text:p>
          </table:table-cell>
          <table:table-cell table:style-name="ce24" table:formula="of:=[.N111]*[.D111]/3.3" office:value-type="float" office:value="91098.1818181818" calcext:value-type="float">
            <text:p>91098</text:p>
          </table:table-cell>
          <table:table-cell table:style-name="ce16" office:value-type="float" office:value="2.3" calcext:value-type="float">
            <text:p>2.3</text:p>
          </table:table-cell>
          <table:table-cell table:style-name="ce16" office:value-type="float" office:value="91440" calcext:value-type="float">
            <text:p>91440</text:p>
          </table:table-cell>
          <table:table-cell table:style-name="ce16" table:number-columns-repeated="8"/>
          <table:table-cell table:number-columns-repeated="9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263121" calcext:value-type="float">
            <text:p>263121</text:p>
          </table:table-cell>
          <table:table-cell table:style-name="ce16" office:value-type="float" office:value="502275" calcext:value-type="float">
            <text:p>502275</text:p>
          </table:table-cell>
          <table:table-cell table:style-name="ce16" office:value-type="float" office:value="654341" calcext:value-type="float">
            <text:p>654341</text:p>
          </table:table-cell>
          <table:table-cell table:style-name="ce16" office:value-type="float" office:value="132424" calcext:value-type="float">
            <text:p>132424</text:p>
          </table:table-cell>
          <table:table-cell table:style-name="ce16" office:value-type="float" office:value="27486.37" calcext:value-type="float">
            <text:p>27486.3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7.59" calcext:value-type="float">
            <text:p>7.5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.08" calcext:value-type="float">
            <text:p>5.08</text:p>
          </table:table-cell>
          <table:table-cell table:style-name="ce21" table:formula="of:=[.E112]/[.D112]" office:value-type="float" office:value="2.00745391845703" calcext:value-type="float">
            <text:p>2.007</text:p>
          </table:table-cell>
          <table:table-cell table:style-name="ce21" table:formula="of:=[.F112]/[.D112]" office:value-type="float" office:value="3.83205413818359" calcext:value-type="float">
            <text:p>3.832</text:p>
          </table:table-cell>
          <table:table-cell table:style-name="ce21" table:formula="of:=[.F112]/[.E112]" office:value-type="float" office:value="1.90891262955066" calcext:value-type="float">
            <text:p>1.909</text:p>
          </table:table-cell>
          <table:table-cell table:style-name="ce21" table:formula="of:=[.H112]/[.D112]" office:value-type="float" office:value="1.01031494140625" calcext:value-type="float">
            <text:p>1.010</text:p>
          </table:table-cell>
          <table:table-cell table:style-name="ce24" table:formula="of:=[.N112]*[.D112]/3.3" office:value-type="float" office:value="79733.6363636364" calcext:value-type="float">
            <text:p>79734</text:p>
          </table:table-cell>
          <table:table-cell office:value-type="float" office:value="2.111" calcext:value-type="float">
            <text:p>2.111</text:p>
          </table:table-cell>
          <table:table-cell office:value-type="float" office:value="84059" calcext:value-type="float">
            <text:p>840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275369" calcext:value-type="float">
            <text:p>275369</text:p>
          </table:table-cell>
          <table:table-cell table:style-name="ce16" office:value-type="float" office:value="534787" calcext:value-type="float">
            <text:p>534787</text:p>
          </table:table-cell>
          <table:table-cell table:style-name="ce16" office:value-type="float" office:value="714275" calcext:value-type="float">
            <text:p>714275</text:p>
          </table:table-cell>
          <table:table-cell table:style-name="ce16" office:value-type="float" office:value="84707" calcext:value-type="float">
            <text:p>84707</text:p>
          </table:table-cell>
          <table:table-cell table:style-name="ce16" office:value-type="float" office:value="59868.51" calcext:value-type="float">
            <text:p>59868.5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0.94" calcext:value-type="float">
            <text:p>10.9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8.83" calcext:value-type="float">
            <text:p>18.83</text:p>
          </table:table-cell>
          <table:table-cell table:style-name="ce21" table:formula="of:=[.E113]/[.D113]" office:value-type="float" office:value="2.10089874267578" calcext:value-type="float">
            <text:p>2.101</text:p>
          </table:table-cell>
          <table:table-cell table:style-name="ce21" table:formula="of:=[.F113]/[.D113]" office:value-type="float" office:value="4.08010101318359" calcext:value-type="float">
            <text:p>4.080</text:p>
          </table:table-cell>
          <table:table-cell table:style-name="ce21" table:formula="of:=[.F113]/[.E113]" office:value-type="float" office:value="1.94207408967603" calcext:value-type="float">
            <text:p>1.942</text:p>
          </table:table-cell>
          <table:table-cell table:style-name="ce21" table:formula="of:=[.H113]/[.D113]" office:value-type="float" office:value="0.646263122558594" calcext:value-type="float">
            <text:p>0.646</text:p>
          </table:table-cell>
          <table:table-cell table:style-name="ce24" table:formula="of:=[.N113]*[.D113]/3.3" office:value-type="float" office:value="83445.1515151515" calcext:value-type="float">
            <text:p>83445</text:p>
          </table:table-cell>
          <table:table-cell office:value-type="float" office:value="2.268" calcext:value-type="float">
            <text:p>2.268</text:p>
          </table:table-cell>
          <table:table-cell office:value-type="float" office:value="90293" calcext:value-type="float">
            <text:p>9029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295130" calcext:value-type="float">
            <text:p>295130</text:p>
          </table:table-cell>
          <table:table-cell table:style-name="ce16" office:value-type="float" office:value="554245" calcext:value-type="float">
            <text:p>554245</text:p>
          </table:table-cell>
          <table:table-cell table:style-name="ce16" office:value-type="float" office:value="757003" calcext:value-type="float">
            <text:p>757003</text:p>
          </table:table-cell>
          <table:table-cell table:style-name="ce16" office:value-type="float" office:value="71658" calcext:value-type="float">
            <text:p>71658</text:p>
          </table:table-cell>
          <table:table-cell table:style-name="ce16" office:value-type="float" office:value="1504.59" calcext:value-type="float">
            <text:p>1504.5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.11" calcext:value-type="float">
            <text:p>30.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6.19" calcext:value-type="float">
            <text:p>26.19</text:p>
          </table:table-cell>
          <table:table-cell table:style-name="ce21" table:formula="of:=[.E114]/[.D114]" office:value-type="float" office:value="2.25166320800781" calcext:value-type="float">
            <text:p>2.252</text:p>
          </table:table-cell>
          <table:table-cell table:style-name="ce21" table:formula="of:=[.F114]/[.D114]" office:value-type="float" office:value="4.22855377197266" calcext:value-type="float">
            <text:p>4.229</text:p>
          </table:table-cell>
          <table:table-cell table:style-name="ce21" table:formula="of:=[.F114]/[.E114]" office:value-type="float" office:value="1.87796903059669" calcext:value-type="float">
            <text:p>1.878</text:p>
          </table:table-cell>
          <table:table-cell table:style-name="ce21" table:formula="of:=[.H114]/[.D114]" office:value-type="float" office:value="0.546707153320313" calcext:value-type="float">
            <text:p>0.547</text:p>
          </table:table-cell>
          <table:table-cell table:style-name="ce24" table:formula="of:=[.N114]*[.D114]/3.3" office:value-type="float" office:value="89433.3333333334" calcext:value-type="float">
            <text:p>89433</text:p>
          </table:table-cell>
          <table:table-cell office:value-type="float" office:value="2.451" calcext:value-type="float">
            <text:p>2.451</text:p>
          </table:table-cell>
          <table:table-cell office:value-type="float" office:value="97596" calcext:value-type="float">
            <text:p>97596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327855" calcext:value-type="float">
            <text:p>327855</text:p>
          </table:table-cell>
          <table:table-cell table:style-name="ce16" office:value-type="float" office:value="563973" calcext:value-type="float">
            <text:p>563973</text:p>
          </table:table-cell>
          <table:table-cell table:style-name="ce16" office:value-type="float" office:value="787848" calcext:value-type="float">
            <text:p>787848</text:p>
          </table:table-cell>
          <table:table-cell table:style-name="ce16" office:value-type="float" office:value="84701" calcext:value-type="float">
            <text:p>84701</text:p>
          </table:table-cell>
          <table:table-cell table:style-name="ce16" office:value-type="float" office:value="4148.24" calcext:value-type="float">
            <text:p>4148.24</text:p>
          </table:table-cell>
          <table:table-cell table:style-name="ce16" office:value-type="float" office:value="1313" calcext:value-type="float">
            <text:p>1313</text:p>
          </table:table-cell>
          <table:table-cell table:style-name="ce16" office:value-type="float" office:value="360.09" calcext:value-type="float">
            <text:p>360.09</text:p>
          </table:table-cell>
          <table:table-cell table:style-name="ce16" office:value-type="float" office:value="3173" calcext:value-type="float">
            <text:p>3173</text:p>
          </table:table-cell>
          <table:table-cell table:style-name="ce16" office:value-type="float" office:value="232.42" calcext:value-type="float">
            <text:p>232.42</text:p>
          </table:table-cell>
          <table:table-cell table:style-name="ce21" table:formula="of:=[.E115]/[.D115]" office:value-type="float" office:value="2.50133514404297" calcext:value-type="float">
            <text:p>2.501</text:p>
          </table:table-cell>
          <table:table-cell table:style-name="ce21" table:formula="of:=[.F115]/[.D115]" office:value-type="float" office:value="4.30277252197266" calcext:value-type="float">
            <text:p>4.303</text:p>
          </table:table-cell>
          <table:table-cell table:style-name="ce21" table:formula="of:=[.F115]/[.E115]" office:value-type="float" office:value="1.72019032804136" calcext:value-type="float">
            <text:p>1.720</text:p>
          </table:table-cell>
          <table:table-cell table:style-name="ce21" table:formula="of:=[.H115]/[.D115]" office:value-type="float" office:value="0.646217346191406" calcext:value-type="float">
            <text:p>0.646</text:p>
          </table:table-cell>
          <table:table-cell table:style-name="ce24" table:formula="of:=[.N115]*[.D115]/3.3" office:value-type="float" office:value="99350" calcext:value-type="float">
            <text:p>99350</text:p>
          </table:table-cell>
          <table:table-cell office:value-type="float" office:value="2.694" calcext:value-type="float">
            <text:p>2.694</text:p>
          </table:table-cell>
          <table:table-cell office:value-type="float" office:value="107274" calcext:value-type="float">
            <text:p>107274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382236" calcext:value-type="float">
            <text:p>382236</text:p>
          </table:table-cell>
          <table:table-cell table:style-name="ce16" office:value-type="float" office:value="542885" calcext:value-type="float">
            <text:p>542885</text:p>
          </table:table-cell>
          <table:table-cell table:style-name="ce16" office:value-type="float" office:value="775729" calcext:value-type="float">
            <text:p>775729</text:p>
          </table:table-cell>
          <table:table-cell table:style-name="ce16" office:value-type="float" office:value="133967" calcext:value-type="float">
            <text:p>133967</text:p>
          </table:table-cell>
          <table:table-cell table:style-name="ce16" office:value-type="float" office:value="6287.36" calcext:value-type="float">
            <text:p>6287.36</text:p>
          </table:table-cell>
          <table:table-cell table:style-name="ce16" office:value-type="float" office:value="4614" calcext:value-type="float">
            <text:p>4614</text:p>
          </table:table-cell>
          <table:table-cell table:style-name="ce16" office:value-type="float" office:value="241.97" calcext:value-type="float">
            <text:p>241.97</text:p>
          </table:table-cell>
          <table:table-cell table:style-name="ce16" office:value-type="float" office:value="4699" calcext:value-type="float">
            <text:p>4699</text:p>
          </table:table-cell>
          <table:table-cell table:style-name="ce16" office:value-type="float" office:value="780.33" calcext:value-type="float">
            <text:p>780.33</text:p>
          </table:table-cell>
          <table:table-cell table:style-name="ce21" table:formula="of:=[.E116]/[.D116]" office:value-type="float" office:value="2.91622924804687" calcext:value-type="float">
            <text:p>2.916</text:p>
          </table:table-cell>
          <table:table-cell table:style-name="ce21" table:formula="of:=[.F116]/[.D116]" office:value-type="float" office:value="4.14188385009766" calcext:value-type="float">
            <text:p>4.142</text:p>
          </table:table-cell>
          <table:table-cell table:style-name="ce21" table:formula="of:=[.F116]/[.E116]" office:value-type="float" office:value="1.42028746638203" calcext:value-type="float">
            <text:p>1.420</text:p>
          </table:table-cell>
          <table:table-cell table:style-name="ce21" table:formula="of:=[.H116]/[.D116]" office:value-type="float" office:value="1.02208709716797" calcext:value-type="float">
            <text:p>1.022</text:p>
          </table:table-cell>
          <table:table-cell table:style-name="ce24" table:formula="of:=[.N116]*[.D116]/3.3" office:value-type="float" office:value="115829.090909091" calcext:value-type="float">
            <text:p>115829</text:p>
          </table:table-cell>
          <table:table-cell office:value-type="float" office:value="3.402" calcext:value-type="float">
            <text:p>3.402</text:p>
          </table:table-cell>
          <table:table-cell office:value-type="float" office:value="135465" calcext:value-type="float">
            <text:p>135465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9"/>
          <table:table-cell table:style-name="ce21" table:number-columns-repeated="4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ilter cr 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697332" calcext:value-type="float">
            <text:p>697332</text:p>
          </table:table-cell>
          <table:table-cell table:style-name="ce17" office:value-type="float" office:value="722949" calcext:value-type="float">
            <text:p>722949</text:p>
          </table:table-cell>
          <table:table-cell table:style-name="ce17" office:value-type="float" office:value="817221" calcext:value-type="float">
            <text:p>817221</text:p>
          </table:table-cell>
          <table:table-cell table:style-name="ce17" office:value-type="float" office:value="514873" calcext:value-type="float">
            <text:p>514873</text:p>
          </table:table-cell>
          <table:table-cell table:style-name="ce17" office:value-type="float" office:value="9668.65" calcext:value-type="float">
            <text:p>9668.6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.77" calcext:value-type="float">
            <text:p>4.7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.57" calcext:value-type="float">
            <text:p>3.57</text:p>
          </table:table-cell>
          <table:table-cell table:style-name="ce21" table:formula="of:=[.E118]/[.D118]" office:value-type="float" office:value="5.32022094726563" calcext:value-type="float">
            <text:p>5.320</text:p>
          </table:table-cell>
          <table:table-cell table:style-name="ce21" table:formula="of:=[.F118]/[.D118]" office:value-type="float" office:value="5.51566314697266" calcext:value-type="float">
            <text:p>5.516</text:p>
          </table:table-cell>
          <table:table-cell table:style-name="ce21" table:formula="of:=[.F118]/[.E118]" office:value-type="float" office:value="1.03673572989623" calcext:value-type="float">
            <text:p>1.037</text:p>
          </table:table-cell>
          <table:table-cell table:style-name="ce21" table:formula="of:=[.H118]/[.D118]" office:value-type="float" office:value="3.92816925048828" calcext:value-type="float">
            <text:p>3.928</text:p>
          </table:table-cell>
          <table:table-cell table:style-name="ce24" table:formula="of:=[.N118]*[.D118]/3.3" office:value-type="float" office:value="211312.727272727" calcext:value-type="float">
            <text:p>211313</text:p>
          </table:table-cell>
          <table:table-cell office:value-type="float" office:value="5.33" calcext:value-type="float">
            <text:p>5.33</text:p>
          </table:table-cell>
          <table:table-cell office:value-type="float" office:value="212211" calcext:value-type="float">
            <text:p>2122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476355" calcext:value-type="float">
            <text:p>476355</text:p>
          </table:table-cell>
          <table:table-cell table:style-name="ce17" office:value-type="float" office:value="694278" calcext:value-type="float">
            <text:p>694278</text:p>
          </table:table-cell>
          <table:table-cell table:style-name="ce17" office:value-type="float" office:value="831528" calcext:value-type="float">
            <text:p>831528</text:p>
          </table:table-cell>
          <table:table-cell table:style-name="ce17" office:value-type="float" office:value="300824" calcext:value-type="float">
            <text:p>300824</text:p>
          </table:table-cell>
          <table:table-cell table:style-name="ce17" office:value-type="float" office:value="22600.32" calcext:value-type="float">
            <text:p>22600.32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7.08" calcext:value-type="float">
            <text:p>7.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.8" calcext:value-type="float">
            <text:p>5.8</text:p>
          </table:table-cell>
          <table:table-cell table:style-name="ce21" table:formula="of:=[.E119]/[.D119]" office:value-type="float" office:value="3.63430023193359" calcext:value-type="float">
            <text:p>3.634</text:p>
          </table:table-cell>
          <table:table-cell table:style-name="ce21" table:formula="of:=[.F119]/[.D119]" office:value-type="float" office:value="5.29692077636719" calcext:value-type="float">
            <text:p>5.297</text:p>
          </table:table-cell>
          <table:table-cell table:style-name="ce21" table:formula="of:=[.F119]/[.E119]" office:value-type="float" office:value="1.45748024057688" calcext:value-type="float">
            <text:p>1.457</text:p>
          </table:table-cell>
          <table:table-cell table:style-name="ce21" table:formula="of:=[.H119]/[.D119]" office:value-type="float" office:value="2.29510498046875" calcext:value-type="float">
            <text:p>2.295</text:p>
          </table:table-cell>
          <table:table-cell table:style-name="ce24" table:formula="of:=[.N119]*[.D119]/3.3" office:value-type="float" office:value="144350" calcext:value-type="float">
            <text:p>144350</text:p>
          </table:table-cell>
          <table:table-cell office:value-type="float" office:value="3.647" calcext:value-type="float">
            <text:p>3.647</text:p>
          </table:table-cell>
          <table:table-cell office:value-type="float" office:value="145228" calcext:value-type="float">
            <text:p>1452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394679" calcext:value-type="float">
            <text:p>394679</text:p>
          </table:table-cell>
          <table:table-cell table:style-name="ce17" office:value-type="float" office:value="754694" calcext:value-type="float">
            <text:p>754694</text:p>
          </table:table-cell>
          <table:table-cell table:style-name="ce17" office:value-type="float" office:value="960038" calcext:value-type="float">
            <text:p>960038</text:p>
          </table:table-cell>
          <table:table-cell table:style-name="ce17" office:value-type="float" office:value="184858" calcext:value-type="float">
            <text:p>184858</text:p>
          </table:table-cell>
          <table:table-cell table:style-name="ce17" office:value-type="float" office:value="40400.28" calcext:value-type="float">
            <text:p>40400.2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8.69" calcext:value-type="float">
            <text:p>8.6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.74" calcext:value-type="float">
            <text:p>10.74</text:p>
          </table:table-cell>
          <table:table-cell table:style-name="ce21" table:formula="of:=[.E120]/[.D120]" office:value-type="float" office:value="3.01116180419922" calcext:value-type="float">
            <text:p>3.011</text:p>
          </table:table-cell>
          <table:table-cell table:style-name="ce21" table:formula="of:=[.F120]/[.D120]" office:value-type="float" office:value="5.75785827636719" calcext:value-type="float">
            <text:p>5.758</text:p>
          </table:table-cell>
          <table:table-cell table:style-name="ce21" table:formula="of:=[.F120]/[.E120]" office:value-type="float" office:value="1.91217166355443" calcext:value-type="float">
            <text:p>1.912</text:p>
          </table:table-cell>
          <table:table-cell table:style-name="ce21" table:formula="of:=[.H120]/[.D120]" office:value-type="float" office:value="1.41035461425781" calcext:value-type="float">
            <text:p>1.410</text:p>
          </table:table-cell>
          <table:table-cell table:style-name="ce24" table:formula="of:=[.N120]*[.D120]/3.3" office:value-type="float" office:value="119599.696969697" calcext:value-type="float">
            <text:p>119600</text:p>
          </table:table-cell>
          <table:table-cell office:value-type="float" office:value="3.123" calcext:value-type="float">
            <text:p>3.123</text:p>
          </table:table-cell>
          <table:table-cell office:value-type="float" office:value="124353" calcext:value-type="float">
            <text:p>12435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404733" calcext:value-type="float">
            <text:p>404733</text:p>
          </table:table-cell>
          <table:table-cell table:style-name="ce17" office:value-type="float" office:value="782342" calcext:value-type="float">
            <text:p>782342</text:p>
          </table:table-cell>
          <table:table-cell table:style-name="ce17" office:value-type="float" office:value="1024070" calcext:value-type="float">
            <text:p>1024070</text:p>
          </table:table-cell>
          <table:table-cell table:style-name="ce17" office:value-type="float" office:value="112784" calcext:value-type="float">
            <text:p>112784</text:p>
          </table:table-cell>
          <table:table-cell table:style-name="ce17" office:value-type="float" office:value="98216.08" calcext:value-type="float">
            <text:p>98216.08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2.63" calcext:value-type="float">
            <text:p>12.6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8.08" calcext:value-type="float">
            <text:p>38.08</text:p>
          </table:table-cell>
          <table:table-cell table:style-name="ce21" table:formula="of:=[.E121]/[.D121]" office:value-type="float" office:value="3.08786773681641" calcext:value-type="float">
            <text:p>3.088</text:p>
          </table:table-cell>
          <table:table-cell table:style-name="ce21" table:formula="of:=[.F121]/[.D121]" office:value-type="float" office:value="5.96879577636719" calcext:value-type="float">
            <text:p>5.969</text:p>
          </table:table-cell>
          <table:table-cell table:style-name="ce21" table:formula="of:=[.F121]/[.E121]" office:value-type="float" office:value="1.93298297890214" calcext:value-type="float">
            <text:p>1.933</text:p>
          </table:table-cell>
          <table:table-cell table:style-name="ce21" table:formula="of:=[.H121]/[.D121]" office:value-type="float" office:value="0.8604736328125" calcext:value-type="float">
            <text:p>0.860</text:p>
          </table:table-cell>
          <table:table-cell table:style-name="ce24" table:formula="of:=[.N121]*[.D121]/3.3" office:value-type="float" office:value="122646.363636364" calcext:value-type="float">
            <text:p>122646</text:p>
          </table:table-cell>
          <table:table-cell office:value-type="float" office:value="3.208" calcext:value-type="float">
            <text:p>3.208</text:p>
          </table:table-cell>
          <table:table-cell office:value-type="float" office:value="127745" calcext:value-type="float">
            <text:p>1277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428608" calcext:value-type="float">
            <text:p>428608</text:p>
          </table:table-cell>
          <table:table-cell table:style-name="ce17" office:value-type="float" office:value="797576" calcext:value-type="float">
            <text:p>797576</text:p>
          </table:table-cell>
          <table:table-cell table:style-name="ce17" office:value-type="float" office:value="1077776" calcext:value-type="float">
            <text:p>1077776</text:p>
          </table:table-cell>
          <table:table-cell table:style-name="ce17" office:value-type="float" office:value="59573" calcext:value-type="float">
            <text:p>59573</text:p>
          </table:table-cell>
          <table:table-cell table:style-name="ce17" office:value-type="float" office:value="8262.18" calcext:value-type="float">
            <text:p>8262.18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5.8" calcext:value-type="float">
            <text:p>35.8</text:p>
          </table:table-cell>
          <table:table-cell table:style-name="ce17" office:value-type="float" office:value="4120" calcext:value-type="float">
            <text:p>4120</text:p>
          </table:table-cell>
          <table:table-cell table:style-name="ce17" office:value-type="float" office:value="222.79" calcext:value-type="float">
            <text:p>222.79</text:p>
          </table:table-cell>
          <table:table-cell table:style-name="ce21" table:formula="of:=[.E122]/[.D122]" office:value-type="float" office:value="3.27001953125" calcext:value-type="float">
            <text:p>3.270</text:p>
          </table:table-cell>
          <table:table-cell table:style-name="ce21" table:formula="of:=[.F122]/[.D122]" office:value-type="float" office:value="6.08502197265625" calcext:value-type="float">
            <text:p>6.085</text:p>
          </table:table-cell>
          <table:table-cell table:style-name="ce21" table:formula="of:=[.F122]/[.E122]" office:value-type="float" office:value="1.86085187397342" calcext:value-type="float">
            <text:p>1.861</text:p>
          </table:table-cell>
          <table:table-cell table:style-name="ce21" table:formula="of:=[.H122]/[.D122]" office:value-type="float" office:value="0.454505920410156" calcext:value-type="float">
            <text:p>0.455</text:p>
          </table:table-cell>
          <table:table-cell table:style-name="ce24" table:formula="of:=[.N122]*[.D122]/3.3" office:value-type="float" office:value="129881.212121212" calcext:value-type="float">
            <text:p>129881</text:p>
          </table:table-cell>
          <table:table-cell office:value-type="float" office:value="3.494" calcext:value-type="float">
            <text:p>3.494</text:p>
          </table:table-cell>
          <table:table-cell office:value-type="float" office:value="139133" calcext:value-type="float">
            <text:p>139133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454502" calcext:value-type="float">
            <text:p>454502</text:p>
          </table:table-cell>
          <table:table-cell table:style-name="ce17" office:value-type="float" office:value="806600" calcext:value-type="float">
            <text:p>806600</text:p>
          </table:table-cell>
          <table:table-cell table:style-name="ce17" office:value-type="float" office:value="1111624" calcext:value-type="float">
            <text:p>1111624</text:p>
          </table:table-cell>
          <table:table-cell table:style-name="ce17" office:value-type="float" office:value="68435" calcext:value-type="float">
            <text:p>68435</text:p>
          </table:table-cell>
          <table:table-cell table:style-name="ce17" office:value-type="float" office:value="6709.68" calcext:value-type="float">
            <text:p>6709.68</text:p>
          </table:table-cell>
          <table:table-cell table:style-name="ce17" office:value-type="float" office:value="2928" calcext:value-type="float">
            <text:p>2928</text:p>
          </table:table-cell>
          <table:table-cell table:style-name="ce17" office:value-type="float" office:value="381.24" calcext:value-type="float">
            <text:p>381.24</text:p>
          </table:table-cell>
          <table:table-cell table:style-name="ce17" office:value-type="float" office:value="4464" calcext:value-type="float">
            <text:p>4464</text:p>
          </table:table-cell>
          <table:table-cell table:style-name="ce17" office:value-type="float" office:value="290.22" calcext:value-type="float">
            <text:p>290.22</text:p>
          </table:table-cell>
          <table:table-cell table:style-name="ce21" table:formula="of:=[.E123]/[.D123]" office:value-type="float" office:value="3.46757507324219" calcext:value-type="float">
            <text:p>3.468</text:p>
          </table:table-cell>
          <table:table-cell table:style-name="ce21" table:formula="of:=[.F123]/[.D123]" office:value-type="float" office:value="6.15386962890625" calcext:value-type="float">
            <text:p>6.154</text:p>
          </table:table-cell>
          <table:table-cell table:style-name="ce21" table:formula="of:=[.F123]/[.E123]" office:value-type="float" office:value="1.77468966033153" calcext:value-type="float">
            <text:p>1.775</text:p>
          </table:table-cell>
          <table:table-cell table:style-name="ce21" table:formula="of:=[.H123]/[.D123]" office:value-type="float" office:value="0.522117614746094" calcext:value-type="float">
            <text:p>0.522</text:p>
          </table:table-cell>
          <table:table-cell table:style-name="ce24" table:formula="of:=[.N123]*[.D123]/3.3" office:value-type="float" office:value="137727.878787879" calcext:value-type="float">
            <text:p>137728</text:p>
          </table:table-cell>
          <table:table-cell office:value-type="float" office:value="3.792" calcext:value-type="float">
            <text:p>3.792</text:p>
          </table:table-cell>
          <table:table-cell office:value-type="float" office:value="151000" calcext:value-type="float">
            <text:p>151000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575255" calcext:value-type="float">
            <text:p>575255</text:p>
          </table:table-cell>
          <table:table-cell table:style-name="ce17" office:value-type="float" office:value="792616" calcext:value-type="float">
            <text:p>792616</text:p>
          </table:table-cell>
          <table:table-cell table:style-name="ce17" office:value-type="float" office:value="1125921" calcext:value-type="float">
            <text:p>1125921</text:p>
          </table:table-cell>
          <table:table-cell table:style-name="ce17" office:value-type="float" office:value="90108" calcext:value-type="float">
            <text:p>90108</text:p>
          </table:table-cell>
          <table:table-cell table:style-name="ce17" office:value-type="float" office:value="9510.38" calcext:value-type="float">
            <text:p>9510.38</text:p>
          </table:table-cell>
          <table:table-cell table:style-name="ce17" office:value-type="float" office:value="5027" calcext:value-type="float">
            <text:p>5027</text:p>
          </table:table-cell>
          <table:table-cell table:style-name="ce17" office:value-type="float" office:value="228.25" calcext:value-type="float">
            <text:p>228.25</text:p>
          </table:table-cell>
          <table:table-cell table:style-name="ce17" office:value-type="float" office:value="23576" calcext:value-type="float">
            <text:p>23576</text:p>
          </table:table-cell>
          <table:table-cell table:style-name="ce17" office:value-type="float" office:value="1694.77" calcext:value-type="float">
            <text:p>1694.77</text:p>
          </table:table-cell>
          <table:table-cell table:style-name="ce21" table:formula="of:=[.E124]/[.D124]" office:value-type="float" office:value="4.38884735107422" calcext:value-type="float">
            <text:p>4.389</text:p>
          </table:table-cell>
          <table:table-cell table:style-name="ce21" table:formula="of:=[.F124]/[.D124]" office:value-type="float" office:value="6.04718017578125" calcext:value-type="float">
            <text:p>6.047</text:p>
          </table:table-cell>
          <table:table-cell table:style-name="ce21" table:formula="of:=[.F124]/[.E124]" office:value-type="float" office:value="1.37785156148143" calcext:value-type="float">
            <text:p>1.378</text:p>
          </table:table-cell>
          <table:table-cell table:style-name="ce21" table:formula="of:=[.H124]/[.D124]" office:value-type="float" office:value="0.687469482421875" calcext:value-type="float">
            <text:p>0.687</text:p>
          </table:table-cell>
          <table:table-cell table:style-name="ce24" table:formula="of:=[.N124]*[.D124]/3.3" office:value-type="float" office:value="174319.696969697" calcext:value-type="float">
            <text:p>174320</text:p>
          </table:table-cell>
          <table:table-cell office:value-type="float" office:value="4.603" calcext:value-type="float">
            <text:p>4.603</text:p>
          </table:table-cell>
          <table:table-cell office:value-type="float" office:value="183290" calcext:value-type="float">
            <text:p>183290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ilter cr 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1249817" calcext:value-type="float">
            <text:p>1249817</text:p>
          </table:table-cell>
          <table:table-cell table:style-name="ce16" office:value-type="float" office:value="1202183" calcext:value-type="float">
            <text:p>1202183</text:p>
          </table:table-cell>
          <table:table-cell table:style-name="ce16" office:value-type="float" office:value="1468529" calcext:value-type="float">
            <text:p>1468529</text:p>
          </table:table-cell>
          <table:table-cell table:style-name="ce16" office:value-type="float" office:value="943159" calcext:value-type="float">
            <text:p>943159</text:p>
          </table:table-cell>
          <table:table-cell table:style-name="ce16" office:value-type="float" office:value="23588.66" calcext:value-type="float">
            <text:p>23588.6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.07" calcext:value-type="float">
            <text:p>11.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.4" calcext:value-type="float">
            <text:p>6.4</text:p>
          </table:table-cell>
          <table:table-cell table:style-name="ce21" table:formula="of:=[.E126]/[.D126]" office:value-type="float" office:value="9.53534698486328" calcext:value-type="float">
            <text:p>9.535</text:p>
          </table:table-cell>
          <table:table-cell table:style-name="ce21" table:formula="of:=[.F126]/[.D126]" office:value-type="float" office:value="9.17192840576172" calcext:value-type="float">
            <text:p>9.172</text:p>
          </table:table-cell>
          <table:table-cell table:style-name="ce21" table:formula="of:=[.F126]/[.E126]" office:value-type="float" office:value="0.96188722028905" calcext:value-type="float">
            <text:p>0.962</text:p>
          </table:table-cell>
          <table:table-cell table:style-name="ce21" table:formula="of:=[.H126]/[.D126]" office:value-type="float" office:value="7.19573211669922" calcext:value-type="float">
            <text:p>7.196</text:p>
          </table:table-cell>
          <table:table-cell table:style-name="ce24" table:formula="of:=[.N126]*[.D126]/3.3" office:value-type="float" office:value="378732.424242424" calcext:value-type="float">
            <text:p>378732</text:p>
          </table:table-cell>
          <table:table-cell office:value-type="float" office:value="9.572" calcext:value-type="float">
            <text:p>9.572</text:p>
          </table:table-cell>
          <table:table-cell office:value-type="float" office:value="381101" calcext:value-type="float">
            <text:p>3811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833788" calcext:value-type="float">
            <text:p>833788</text:p>
          </table:table-cell>
          <table:table-cell table:style-name="ce16" office:value-type="float" office:value="1195018" calcext:value-type="float">
            <text:p>1195018</text:p>
          </table:table-cell>
          <table:table-cell table:style-name="ce16" office:value-type="float" office:value="1448074" calcext:value-type="float">
            <text:p>1448074</text:p>
          </table:table-cell>
          <table:table-cell table:style-name="ce16" office:value-type="float" office:value="534610" calcext:value-type="float">
            <text:p>534610</text:p>
          </table:table-cell>
          <table:table-cell table:style-name="ce16" office:value-type="float" office:value="50798.42" calcext:value-type="float">
            <text:p>50798.4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2.11" calcext:value-type="float">
            <text:p>12.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.97" calcext:value-type="float">
            <text:p>14.97</text:p>
          </table:table-cell>
          <table:table-cell table:style-name="ce21" table:formula="of:=[.E127]/[.D127]" office:value-type="float" office:value="6.36129760742188" calcext:value-type="float">
            <text:p>6.361</text:p>
          </table:table-cell>
          <table:table-cell table:style-name="ce21" table:formula="of:=[.F127]/[.D127]" office:value-type="float" office:value="9.11726379394531" calcext:value-type="float">
            <text:p>9.117</text:p>
          </table:table-cell>
          <table:table-cell table:style-name="ce21" table:formula="of:=[.F127]/[.E127]" office:value-type="float" office:value="1.43323962446089" calcext:value-type="float">
            <text:p>1.433</text:p>
          </table:table-cell>
          <table:table-cell table:style-name="ce21" table:formula="of:=[.H127]/[.D127]" office:value-type="float" office:value="4.07875061035156" calcext:value-type="float">
            <text:p>4.079</text:p>
          </table:table-cell>
          <table:table-cell table:style-name="ce24" table:formula="of:=[.N127]*[.D127]/3.3" office:value-type="float" office:value="252663.03030303" calcext:value-type="float">
            <text:p>252663</text:p>
          </table:table-cell>
          <table:table-cell office:value-type="float" office:value="6.363" calcext:value-type="float">
            <text:p>6.363</text:p>
          </table:table-cell>
          <table:table-cell office:value-type="float" office:value="253356" calcext:value-type="float">
            <text:p>2533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661127" calcext:value-type="float">
            <text:p>661127</text:p>
          </table:table-cell>
          <table:table-cell table:style-name="ce16" office:value-type="float" office:value="1247754" calcext:value-type="float">
            <text:p>1247754</text:p>
          </table:table-cell>
          <table:table-cell table:style-name="ce16" office:value-type="float" office:value="1573484" calcext:value-type="float">
            <text:p>1573484</text:p>
          </table:table-cell>
          <table:table-cell table:style-name="ce16" office:value-type="float" office:value="300928" calcext:value-type="float">
            <text:p>300928</text:p>
          </table:table-cell>
          <table:table-cell table:style-name="ce16" office:value-type="float" office:value="71794.68" calcext:value-type="float">
            <text:p>71794.6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6.03" calcext:value-type="float">
            <text:p>16.0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9.61" calcext:value-type="float">
            <text:p>29.61</text:p>
          </table:table-cell>
          <table:table-cell table:style-name="ce21" table:formula="of:=[.E128]/[.D128]" office:value-type="float" office:value="5.04399871826172" calcext:value-type="float">
            <text:p>5.044</text:p>
          </table:table-cell>
          <table:table-cell table:style-name="ce21" table:formula="of:=[.F128]/[.D128]" office:value-type="float" office:value="9.51960754394531" calcext:value-type="float">
            <text:p>9.520</text:p>
          </table:table-cell>
          <table:table-cell table:style-name="ce21" table:formula="of:=[.F128]/[.E128]" office:value-type="float" office:value="1.88731363263034" calcext:value-type="float">
            <text:p>1.887</text:p>
          </table:table-cell>
          <table:table-cell table:style-name="ce21" table:formula="of:=[.H128]/[.D128]" office:value-type="float" office:value="2.2958984375" calcext:value-type="float">
            <text:p>2.296</text:p>
          </table:table-cell>
          <table:table-cell table:style-name="ce24" table:formula="of:=[.N128]*[.D128]/3.3" office:value-type="float" office:value="200341.515151515" calcext:value-type="float">
            <text:p>200342</text:p>
          </table:table-cell>
          <table:table-cell office:value-type="float" office:value="5.197" calcext:value-type="float">
            <text:p>5.197</text:p>
          </table:table-cell>
          <table:table-cell office:value-type="float" office:value="206924" calcext:value-type="float">
            <text:p>2069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664129" calcext:value-type="float">
            <text:p>664129</text:p>
          </table:table-cell>
          <table:table-cell table:style-name="ce16" office:value-type="float" office:value="1268746" calcext:value-type="float">
            <text:p>1268746</text:p>
          </table:table-cell>
          <table:table-cell table:style-name="ce16" office:value-type="float" office:value="1651872" calcext:value-type="float">
            <text:p>1651872</text:p>
          </table:table-cell>
          <table:table-cell table:style-name="ce16" office:value-type="float" office:value="131968" calcext:value-type="float">
            <text:p>131968</text:p>
          </table:table-cell>
          <table:table-cell table:style-name="ce16" office:value-type="float" office:value="166670.79" calcext:value-type="float">
            <text:p>166670.7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0.44" calcext:value-type="float">
            <text:p>20.44</text:p>
          </table:table-cell>
          <table:table-cell table:style-name="ce16" office:value-type="float" office:value="4614" calcext:value-type="float">
            <text:p>4614</text:p>
          </table:table-cell>
          <table:table-cell table:style-name="ce16" office:value-type="float" office:value="1730.21" calcext:value-type="float">
            <text:p>1730.21</text:p>
          </table:table-cell>
          <table:table-cell table:style-name="ce21" table:formula="of:=[.E129]/[.D129]" office:value-type="float" office:value="5.06690216064453" calcext:value-type="float">
            <text:p>5.067</text:p>
          </table:table-cell>
          <table:table-cell table:style-name="ce21" table:formula="of:=[.F129]/[.D129]" office:value-type="float" office:value="9.67976379394531" calcext:value-type="float">
            <text:p>9.680</text:p>
          </table:table-cell>
          <table:table-cell table:style-name="ce21" table:formula="of:=[.F129]/[.E129]" office:value-type="float" office:value="1.91039090297216" calcext:value-type="float">
            <text:p>1.910</text:p>
          </table:table-cell>
          <table:table-cell table:style-name="ce21" table:formula="of:=[.H129]/[.D129]" office:value-type="float" office:value="1.0068359375" calcext:value-type="float">
            <text:p>1.007</text:p>
          </table:table-cell>
          <table:table-cell table:style-name="ce24" table:formula="of:=[.N129]*[.D129]/3.3" office:value-type="float" office:value="201251.212121212" calcext:value-type="float">
            <text:p>201251</text:p>
          </table:table-cell>
          <table:table-cell office:value-type="float" office:value="5.25" calcext:value-type="float">
            <text:p>5.25</text:p>
          </table:table-cell>
          <table:table-cell office:value-type="float" office:value="209046" calcext:value-type="float">
            <text:p>2090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676111" calcext:value-type="float">
            <text:p>676111</text:p>
          </table:table-cell>
          <table:table-cell table:style-name="ce16" office:value-type="float" office:value="1294987" calcext:value-type="float">
            <text:p>1294987</text:p>
          </table:table-cell>
          <table:table-cell table:style-name="ce16" office:value-type="float" office:value="1731703" calcext:value-type="float">
            <text:p>1731703</text:p>
          </table:table-cell>
          <table:table-cell table:style-name="ce16" office:value-type="float" office:value="86951" calcext:value-type="float">
            <text:p>86951</text:p>
          </table:table-cell>
          <table:table-cell table:style-name="ce16" office:value-type="float" office:value="10749.86" calcext:value-type="float">
            <text:p>10749.86</text:p>
          </table:table-cell>
          <table:table-cell table:style-name="ce16" office:value-type="float" office:value="556" calcext:value-type="float">
            <text:p>556</text:p>
          </table:table-cell>
          <table:table-cell table:style-name="ce16" office:value-type="float" office:value="337.4" calcext:value-type="float">
            <text:p>337.4</text:p>
          </table:table-cell>
          <table:table-cell table:style-name="ce16" office:value-type="float" office:value="4355" calcext:value-type="float">
            <text:p>4355</text:p>
          </table:table-cell>
          <table:table-cell table:style-name="ce16" office:value-type="float" office:value="264.25" calcext:value-type="float">
            <text:p>264.25</text:p>
          </table:table-cell>
          <table:table-cell table:style-name="ce21" table:formula="of:=[.E130]/[.D130]" office:value-type="float" office:value="5.15831756591797" calcext:value-type="float">
            <text:p>5.158</text:p>
          </table:table-cell>
          <table:table-cell table:style-name="ce21" table:formula="of:=[.F130]/[.D130]" office:value-type="float" office:value="9.87996673583984" calcext:value-type="float">
            <text:p>9.880</text:p>
          </table:table-cell>
          <table:table-cell table:style-name="ce21" table:formula="of:=[.F130]/[.E130]" office:value-type="float" office:value="1.91534674040209" calcext:value-type="float">
            <text:p>1.915</text:p>
          </table:table-cell>
          <table:table-cell table:style-name="ce21" table:formula="of:=[.H130]/[.D130]" office:value-type="float" office:value="0.663383483886719" calcext:value-type="float">
            <text:p>0.663</text:p>
          </table:table-cell>
          <table:table-cell table:style-name="ce24" table:formula="of:=[.N130]*[.D130]/3.3" office:value-type="float" office:value="204882.121212121" calcext:value-type="float">
            <text:p>204882</text:p>
          </table:table-cell>
          <table:table-cell office:value-type="float" office:value="5.337" calcext:value-type="float">
            <text:p>5.337</text:p>
          </table:table-cell>
          <table:table-cell office:value-type="float" office:value="212509" calcext:value-type="float">
            <text:p>212509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711262" calcext:value-type="float">
            <text:p>711262</text:p>
          </table:table-cell>
          <table:table-cell table:style-name="ce16" office:value-type="float" office:value="1301771" calcext:value-type="float">
            <text:p>1301771</text:p>
          </table:table-cell>
          <table:table-cell table:style-name="ce16" office:value-type="float" office:value="1779059" calcext:value-type="float">
            <text:p>1779059</text:p>
          </table:table-cell>
          <table:table-cell table:style-name="ce16" office:value-type="float" office:value="84051" calcext:value-type="float">
            <text:p>84051</text:p>
          </table:table-cell>
          <table:table-cell table:style-name="ce16" office:value-type="float" office:value="7570.36" calcext:value-type="float">
            <text:p>7570.36</text:p>
          </table:table-cell>
          <table:table-cell table:style-name="ce16" office:value-type="float" office:value="4955" calcext:value-type="float">
            <text:p>4955</text:p>
          </table:table-cell>
          <table:table-cell table:style-name="ce16" office:value-type="float" office:value="544.28" calcext:value-type="float">
            <text:p>544.28</text:p>
          </table:table-cell>
          <table:table-cell table:style-name="ce16" office:value-type="float" office:value="5772" calcext:value-type="float">
            <text:p>5772</text:p>
          </table:table-cell>
          <table:table-cell table:style-name="ce16" office:value-type="float" office:value="1147.83" calcext:value-type="float">
            <text:p>1147.83</text:p>
          </table:table-cell>
          <table:table-cell table:style-name="ce21" table:formula="of:=[.E131]/[.D131]" office:value-type="float" office:value="5.42649841308594" calcext:value-type="float">
            <text:p>5.426</text:p>
          </table:table-cell>
          <table:table-cell table:style-name="ce21" table:formula="of:=[.F131]/[.D131]" office:value-type="float" office:value="9.93172454833984" calcext:value-type="float">
            <text:p>9.932</text:p>
          </table:table-cell>
          <table:table-cell table:style-name="ce21" table:formula="of:=[.F131]/[.E131]" office:value-type="float" office:value="1.83022711743352" calcext:value-type="float">
            <text:p>1.830</text:p>
          </table:table-cell>
          <table:table-cell table:style-name="ce21" table:formula="of:=[.H131]/[.D131]" office:value-type="float" office:value="0.641258239746094" calcext:value-type="float">
            <text:p>0.641</text:p>
          </table:table-cell>
          <table:table-cell table:style-name="ce24" table:formula="of:=[.N131]*[.D131]/3.3" office:value-type="float" office:value="215533.939393939" calcext:value-type="float">
            <text:p>215534</text:p>
          </table:table-cell>
          <table:table-cell office:value-type="float" office:value="5.855" calcext:value-type="float">
            <text:p>5.855</text:p>
          </table:table-cell>
          <table:table-cell office:value-type="float" office:value="233130" calcext:value-type="float">
            <text:p>233130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16" office:value-type="float" office:value="1128726" calcext:value-type="float">
            <text:p>1128726</text:p>
          </table:table-cell>
          <table:table-cell table:style-name="ce16" office:value-type="float" office:value="1285291" calcext:value-type="float">
            <text:p>1285291</text:p>
          </table:table-cell>
          <table:table-cell table:style-name="ce16" office:value-type="float" office:value="1819797" calcext:value-type="float">
            <text:p>1819797</text:p>
          </table:table-cell>
          <table:table-cell table:style-name="ce16" office:value-type="float" office:value="77340" calcext:value-type="float">
            <text:p>77340</text:p>
          </table:table-cell>
          <table:table-cell table:style-name="ce16" office:value-type="float" office:value="8273.61" calcext:value-type="float">
            <text:p>8273.61</text:p>
          </table:table-cell>
          <table:table-cell table:style-name="ce16" office:value-type="float" office:value="6863" calcext:value-type="float">
            <text:p>6863</text:p>
          </table:table-cell>
          <table:table-cell table:style-name="ce16" office:value-type="float" office:value="279.63" calcext:value-type="float">
            <text:p>279.63</text:p>
          </table:table-cell>
          <table:table-cell table:style-name="ce16" office:value-type="float" office:value="80241" calcext:value-type="float">
            <text:p>80241</text:p>
          </table:table-cell>
          <table:table-cell table:style-name="ce16" office:value-type="float" office:value="2813.05" calcext:value-type="float">
            <text:p>2813.05</text:p>
          </table:table-cell>
          <table:table-cell table:style-name="ce21" table:formula="of:=[.E132]/[.D132]" office:value-type="float" office:value="8.61149597167969" calcext:value-type="float">
            <text:p>8.611</text:p>
          </table:table-cell>
          <table:table-cell table:style-name="ce21" table:formula="of:=[.F132]/[.D132]" office:value-type="float" office:value="9.80599212646484" calcext:value-type="float">
            <text:p>9.806</text:p>
          </table:table-cell>
          <table:table-cell table:style-name="ce21" table:formula="of:=[.F132]/[.E132]" office:value-type="float" office:value="1.13870948308092" calcext:value-type="float">
            <text:p>1.139</text:p>
          </table:table-cell>
          <table:table-cell table:style-name="ce21" table:formula="of:=[.H132]/[.D132]" office:value-type="float" office:value="0.590057373046875" calcext:value-type="float">
            <text:p>0.590</text:p>
          </table:table-cell>
          <table:table-cell table:style-name="ce24" table:formula="of:=[.N132]*[.D132]/3.3" office:value-type="float" office:value="342038.181818182" calcext:value-type="float">
            <text:p>342038</text:p>
          </table:table-cell>
          <table:table-cell office:value-type="float" office:value="8.861" calcext:value-type="float">
            <text:p>8.861</text:p>
          </table:table-cell>
          <table:table-cell office:value-type="float" office:value="352808" calcext:value-type="float">
            <text:p>352808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ilter cr 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2376035" calcext:value-type="float">
            <text:p>2376035</text:p>
          </table:table-cell>
          <table:table-cell table:style-name="ce17" office:value-type="float" office:value="2197516" calcext:value-type="float">
            <text:p>2197516</text:p>
          </table:table-cell>
          <table:table-cell table:style-name="ce17" office:value-type="float" office:value="2767116" calcext:value-type="float">
            <text:p>2767116</text:p>
          </table:table-cell>
          <table:table-cell table:style-name="ce17" office:value-type="float" office:value="1812255" calcext:value-type="float">
            <text:p>1812255</text:p>
          </table:table-cell>
          <table:table-cell table:style-name="ce17" office:value-type="float" office:value="113268.76" calcext:value-type="float">
            <text:p>113268.76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18.84" calcext:value-type="float">
            <text:p>18.8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6.19" calcext:value-type="float">
            <text:p>16.19</text:p>
          </table:table-cell>
          <table:table-cell table:style-name="ce21" table:formula="of:=[.E134]/[.D134]" office:value-type="float" office:value="18.1277084350586" calcext:value-type="float">
            <text:p>18.128</text:p>
          </table:table-cell>
          <table:table-cell table:style-name="ce21" table:formula="of:=[.F134]/[.D134]" office:value-type="float" office:value="16.7657165527344" calcext:value-type="float">
            <text:p>16.766</text:p>
          </table:table-cell>
          <table:table-cell table:style-name="ce21" table:formula="of:=[.F134]/[.E134]" office:value-type="float" office:value="0.924866847500142" calcext:value-type="float">
            <text:p>0.925</text:p>
          </table:table-cell>
          <table:table-cell table:style-name="ce21" table:formula="of:=[.H134]/[.D134]" office:value-type="float" office:value="13.8264083862305" calcext:value-type="float">
            <text:p>13.826</text:p>
          </table:table-cell>
          <table:table-cell table:style-name="ce24" table:formula="of:=[.N134]*[.D134]/3.3" office:value-type="float" office:value="720010.606060606" calcext:value-type="float">
            <text:p>720011</text:p>
          </table:table-cell>
          <table:table-cell office:value-type="float" office:value="18.167" calcext:value-type="float">
            <text:p>18.167</text:p>
          </table:table-cell>
          <table:table-cell office:value-type="float" office:value="723300" calcext:value-type="float">
            <text:p>7233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1530982" calcext:value-type="float">
            <text:p>1530982</text:p>
          </table:table-cell>
          <table:table-cell table:style-name="ce17" office:value-type="float" office:value="2162706" calcext:value-type="float">
            <text:p>2162706</text:p>
          </table:table-cell>
          <table:table-cell table:style-name="ce17" office:value-type="float" office:value="2646226" calcext:value-type="float">
            <text:p>2646226</text:p>
          </table:table-cell>
          <table:table-cell table:style-name="ce17" office:value-type="float" office:value="997905" calcext:value-type="float">
            <text:p>997905</text:p>
          </table:table-cell>
          <table:table-cell table:style-name="ce17" office:value-type="float" office:value="94573.12" calcext:value-type="float">
            <text:p>94573.12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7.97" calcext:value-type="float">
            <text:p>17.9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0.42" calcext:value-type="float">
            <text:p>30.42</text:p>
          </table:table-cell>
          <table:table-cell table:style-name="ce21" table:formula="of:=[.E135]/[.D135]" office:value-type="float" office:value="11.6804656982422" calcext:value-type="float">
            <text:p>11.680</text:p>
          </table:table-cell>
          <table:table-cell table:style-name="ce21" table:formula="of:=[.F135]/[.D135]" office:value-type="float" office:value="16.5001373291016" calcext:value-type="float">
            <text:p>16.500</text:p>
          </table:table-cell>
          <table:table-cell table:style-name="ce21" table:formula="of:=[.F135]/[.E135]" office:value-type="float" office:value="1.41262666706728" calcext:value-type="float">
            <text:p>1.413</text:p>
          </table:table-cell>
          <table:table-cell table:style-name="ce21" table:formula="of:=[.H135]/[.D135]" office:value-type="float" office:value="7.61341094970703" calcext:value-type="float">
            <text:p>7.613</text:p>
          </table:table-cell>
          <table:table-cell table:style-name="ce24" table:formula="of:=[.N135]*[.D135]/3.3" office:value-type="float" office:value="463933.939393939" calcext:value-type="float">
            <text:p>463934</text:p>
          </table:table-cell>
          <table:table-cell office:value-type="float" office:value="11.77" calcext:value-type="float">
            <text:p>11.77</text:p>
          </table:table-cell>
          <table:table-cell office:value-type="float" office:value="468603" calcext:value-type="float">
            <text:p>4686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1188165" calcext:value-type="float">
            <text:p>1188165</text:p>
          </table:table-cell>
          <table:table-cell table:style-name="ce17" office:value-type="float" office:value="2245138" calcext:value-type="float">
            <text:p>2245138</text:p>
          </table:table-cell>
          <table:table-cell table:style-name="ce17" office:value-type="float" office:value="2832502" calcext:value-type="float">
            <text:p>2832502</text:p>
          </table:table-cell>
          <table:table-cell table:style-name="ce17" office:value-type="float" office:value="528789" calcext:value-type="float">
            <text:p>528789</text:p>
          </table:table-cell>
          <table:table-cell table:style-name="ce17" office:value-type="float" office:value="134363.43" calcext:value-type="float">
            <text:p>134363.43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18.34" calcext:value-type="float">
            <text:p>18.3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11.16" calcext:value-type="float">
            <text:p>111.16</text:p>
          </table:table-cell>
          <table:table-cell table:style-name="ce21" table:formula="of:=[.E136]/[.D136]" office:value-type="float" office:value="9.06497955322266" calcext:value-type="float">
            <text:p>9.065</text:p>
          </table:table-cell>
          <table:table-cell table:style-name="ce21" table:formula="of:=[.F136]/[.D136]" office:value-type="float" office:value="17.1290435791016" calcext:value-type="float">
            <text:p>17.129</text:p>
          </table:table-cell>
          <table:table-cell table:style-name="ce21" table:formula="of:=[.F136]/[.E136]" office:value-type="float" office:value="1.88958435907471" calcext:value-type="float">
            <text:p>1.890</text:p>
          </table:table-cell>
          <table:table-cell table:style-name="ce21" table:formula="of:=[.H136]/[.D136]" office:value-type="float" office:value="4.03433990478516" calcext:value-type="float">
            <text:p>4.034</text:p>
          </table:table-cell>
          <table:table-cell table:style-name="ce24" table:formula="of:=[.N136]*[.D136]/3.3" office:value-type="float" office:value="360050" calcext:value-type="float">
            <text:p>360050</text:p>
          </table:table-cell>
          <table:table-cell office:value-type="float" office:value="9.115" calcext:value-type="float">
            <text:p>9.115</text:p>
          </table:table-cell>
          <table:table-cell office:value-type="float" office:value="362902" calcext:value-type="float">
            <text:p>3629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1190004" calcext:value-type="float">
            <text:p>1190004</text:p>
          </table:table-cell>
          <table:table-cell table:style-name="ce17" office:value-type="float" office:value="2248978" calcext:value-type="float">
            <text:p>2248978</text:p>
          </table:table-cell>
          <table:table-cell table:style-name="ce17" office:value-type="float" office:value="2907889" calcext:value-type="float">
            <text:p>2907889</text:p>
          </table:table-cell>
          <table:table-cell table:style-name="ce17" office:value-type="float" office:value="246604" calcext:value-type="float">
            <text:p>246604</text:p>
          </table:table-cell>
          <table:table-cell table:style-name="ce17" office:value-type="float" office:value="315754.49" calcext:value-type="float">
            <text:p>315754.49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2.39" calcext:value-type="float">
            <text:p>42.39</text:p>
          </table:table-cell>
          <table:table-cell table:style-name="ce17" office:value-type="float" office:value="4763" calcext:value-type="float">
            <text:p>4763</text:p>
          </table:table-cell>
          <table:table-cell table:style-name="ce17" office:value-type="float" office:value="1936.5" calcext:value-type="float">
            <text:p>1936.5</text:p>
          </table:table-cell>
          <table:table-cell table:style-name="ce21" table:formula="of:=[.E137]/[.D137]" office:value-type="float" office:value="9.07901000976563" calcext:value-type="float">
            <text:p>9.079</text:p>
          </table:table-cell>
          <table:table-cell table:style-name="ce21" table:formula="of:=[.F137]/[.D137]" office:value-type="float" office:value="17.1583404541016" calcext:value-type="float">
            <text:p>17.158</text:p>
          </table:table-cell>
          <table:table-cell table:style-name="ce21" table:formula="of:=[.F137]/[.E137]" office:value-type="float" office:value="1.88989112641638" calcext:value-type="float">
            <text:p>1.890</text:p>
          </table:table-cell>
          <table:table-cell table:style-name="ce21" table:formula="of:=[.H137]/[.D137]" office:value-type="float" office:value="1.88143920898438" calcext:value-type="float">
            <text:p>1.881</text:p>
          </table:table-cell>
          <table:table-cell table:style-name="ce24" table:formula="of:=[.N137]*[.D137]/3.3" office:value-type="float" office:value="360607.272727273" calcext:value-type="float">
            <text:p>360607</text:p>
          </table:table-cell>
          <table:table-cell office:value-type="float" office:value="9.116" calcext:value-type="float">
            <text:p>9.116</text:p>
          </table:table-cell>
          <table:table-cell office:value-type="float" office:value="363000" calcext:value-type="float">
            <text:p>3630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1234551" calcext:value-type="float">
            <text:p>1234551</text:p>
          </table:table-cell>
          <table:table-cell table:style-name="ce17" office:value-type="float" office:value="2278285" calcext:value-type="float">
            <text:p>2278285</text:p>
          </table:table-cell>
          <table:table-cell table:style-name="ce17" office:value-type="float" office:value="3025661" calcext:value-type="float">
            <text:p>3025661</text:p>
          </table:table-cell>
          <table:table-cell table:style-name="ce17" office:value-type="float" office:value="127708" calcext:value-type="float">
            <text:p>127708</text:p>
          </table:table-cell>
          <table:table-cell table:style-name="ce17" office:value-type="float" office:value="10575.3" calcext:value-type="float">
            <text:p>10575.3</text:p>
          </table:table-cell>
          <table:table-cell table:style-name="ce17" office:value-type="float" office:value="6882" calcext:value-type="float">
            <text:p>6882</text:p>
          </table:table-cell>
          <table:table-cell table:style-name="ce17" office:value-type="float" office:value="2245.5" calcext:value-type="float">
            <text:p>2245.5</text:p>
          </table:table-cell>
          <table:table-cell table:style-name="ce17" office:value-type="float" office:value="19007" calcext:value-type="float">
            <text:p>19007</text:p>
          </table:table-cell>
          <table:table-cell table:style-name="ce17" office:value-type="float" office:value="8447.4" calcext:value-type="float">
            <text:p>8447.4</text:p>
          </table:table-cell>
          <table:table-cell table:style-name="ce21" table:formula="of:=[.E138]/[.D138]" office:value-type="float" office:value="9.41887664794922" calcext:value-type="float">
            <text:p>9.419</text:p>
          </table:table-cell>
          <table:table-cell table:style-name="ce21" table:formula="of:=[.F138]/[.D138]" office:value-type="float" office:value="17.3819351196289" calcext:value-type="float">
            <text:p>17.382</text:p>
          </table:table-cell>
          <table:table-cell table:style-name="ce21" table:formula="of:=[.F138]/[.E138]" office:value-type="float" office:value="1.8454361140204" calcext:value-type="float">
            <text:p>1.845</text:p>
          </table:table-cell>
          <table:table-cell table:style-name="ce21" table:formula="of:=[.H138]/[.D138]" office:value-type="float" office:value="0.974334716796875" calcext:value-type="float">
            <text:p>0.974</text:p>
          </table:table-cell>
          <table:table-cell table:style-name="ce24" table:formula="of:=[.N138]*[.D138]/3.3" office:value-type="float" office:value="374106.363636364" calcext:value-type="float">
            <text:p>374106</text:p>
          </table:table-cell>
          <table:table-cell office:value-type="float" office:value="9.921" calcext:value-type="float">
            <text:p>9.921</text:p>
          </table:table-cell>
          <table:table-cell office:value-type="float" office:value="395012" calcext:value-type="float">
            <text:p>395012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1780815" calcext:value-type="float">
            <text:p>1780815</text:p>
          </table:table-cell>
          <table:table-cell table:style-name="ce17" office:value-type="float" office:value="2290190" calcext:value-type="float">
            <text:p>2290190</text:p>
          </table:table-cell>
          <table:table-cell table:style-name="ce17" office:value-type="float" office:value="3105312" calcext:value-type="float">
            <text:p>3105312</text:p>
          </table:table-cell>
          <table:table-cell table:style-name="ce17" office:value-type="float" office:value="63848" calcext:value-type="float">
            <text:p>63848</text:p>
          </table:table-cell>
          <table:table-cell table:style-name="ce17" office:value-type="float" office:value="9067.84" calcext:value-type="float">
            <text:p>9067.84</text:p>
          </table:table-cell>
          <table:table-cell table:style-name="ce17" office:value-type="float" office:value="12805" calcext:value-type="float">
            <text:p>12805</text:p>
          </table:table-cell>
          <table:table-cell table:style-name="ce17" office:value-type="float" office:value="609.19" calcext:value-type="float">
            <text:p>609.19</text:p>
          </table:table-cell>
          <table:table-cell table:style-name="ce17" office:value-type="float" office:value="114455" calcext:value-type="float">
            <text:p>114455</text:p>
          </table:table-cell>
          <table:table-cell table:style-name="ce17" office:value-type="float" office:value="5739.72" calcext:value-type="float">
            <text:p>5739.72</text:p>
          </table:table-cell>
          <table:table-cell table:style-name="ce21" table:formula="of:=[.E139]/[.D139]" office:value-type="float" office:value="13.586540222168" calcext:value-type="float">
            <text:p>13.587</text:p>
          </table:table-cell>
          <table:table-cell table:style-name="ce21" table:formula="of:=[.F139]/[.D139]" office:value-type="float" office:value="17.4727630615234" calcext:value-type="float">
            <text:p>17.473</text:p>
          </table:table-cell>
          <table:table-cell table:style-name="ce21" table:formula="of:=[.F139]/[.E139]" office:value-type="float" office:value="1.2860347649812" calcext:value-type="float">
            <text:p>1.286</text:p>
          </table:table-cell>
          <table:table-cell table:style-name="ce21" table:formula="of:=[.H139]/[.D139]" office:value-type="float" office:value="0.48712158203125" calcext:value-type="float">
            <text:p>0.487</text:p>
          </table:table-cell>
          <table:table-cell table:style-name="ce24" table:formula="of:=[.N139]*[.D139]/3.3" office:value-type="float" office:value="539640.909090909" calcext:value-type="float">
            <text:p>539641</text:p>
          </table:table-cell>
          <table:table-cell office:value-type="float" office:value="14.125" calcext:value-type="float">
            <text:p>14.125</text:p>
          </table:table-cell>
          <table:table-cell office:value-type="float" office:value="562369" calcext:value-type="float">
            <text:p>562369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table:style-name="ce17" office:value-type="float" office:value="2117732" calcext:value-type="float">
            <text:p>2117732</text:p>
          </table:table-cell>
          <table:table-cell table:style-name="ce17" office:value-type="float" office:value="2280047" calcext:value-type="float">
            <text:p>2280047</text:p>
          </table:table-cell>
          <table:table-cell table:style-name="ce17" office:value-type="float" office:value="3220437" calcext:value-type="float">
            <text:p>3220437</text:p>
          </table:table-cell>
          <table:table-cell table:style-name="ce17" office:value-type="float" office:value="83981" calcext:value-type="float">
            <text:p>83981</text:p>
          </table:table-cell>
          <table:table-cell table:style-name="ce17" office:value-type="float" office:value="6307.54" calcext:value-type="float">
            <text:p>6307.54</text:p>
          </table:table-cell>
          <table:table-cell table:style-name="ce17" office:value-type="float" office:value="13412" calcext:value-type="float">
            <text:p>13412</text:p>
          </table:table-cell>
          <table:table-cell table:style-name="ce17" office:value-type="float" office:value="352.94" calcext:value-type="float">
            <text:p>352.94</text:p>
          </table:table-cell>
          <table:table-cell table:style-name="ce17" office:value-type="float" office:value="172749" calcext:value-type="float">
            <text:p>172749</text:p>
          </table:table-cell>
          <table:table-cell table:style-name="ce17" office:value-type="float" office:value="619.71" calcext:value-type="float">
            <text:p>619.71</text:p>
          </table:table-cell>
          <table:table-cell table:style-name="ce21" table:formula="of:=[.E140]/[.D140]" office:value-type="float" office:value="16.1570129394531" calcext:value-type="float">
            <text:p>16.157</text:p>
          </table:table-cell>
          <table:table-cell table:style-name="ce21" table:formula="of:=[.F140]/[.D140]" office:value-type="float" office:value="17.395378112793" calcext:value-type="float">
            <text:p>17.395</text:p>
          </table:table-cell>
          <table:table-cell table:style-name="ce21" table:formula="of:=[.F140]/[.E140]" office:value-type="float" office:value="1.07664567565679" calcext:value-type="float">
            <text:p>1.077</text:p>
          </table:table-cell>
          <table:table-cell table:style-name="ce21" table:formula="of:=[.H140]/[.D140]" office:value-type="float" office:value="0.640724182128906" calcext:value-type="float">
            <text:p>0.641</text:p>
          </table:table-cell>
          <table:table-cell table:style-name="ce24" table:formula="of:=[.N140]*[.D140]/3.3" office:value-type="float" office:value="641736.96969697" calcext:value-type="float">
            <text:p>641737</text:p>
          </table:table-cell>
          <table:table-cell office:value-type="float" office:value="16.425" calcext:value-type="float">
            <text:p>16.425</text:p>
          </table:table-cell>
          <table:table-cell office:value-type="float" office:value="653933" calcext:value-type="float">
            <text:p>653933</text:p>
          </table:table-cell>
          <table:table-cell table:number-columns-repeated="1004"/>
        </table:table-row>
        <table:table-row table:style-name="ro1">
          <table:table-cell/>
          <table:table-cell table:style-name="ce15"/>
          <table:table-cell table:number-columns-repeated="11"/>
          <table:table-cell table:style-name="ce21" table:number-columns-repeated="4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ilter bf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3989" calcext:value-type="float">
            <text:p>233989</text:p>
          </table:table-cell>
          <table:table-cell office:value-type="float" office:value="491522" calcext:value-type="float">
            <text:p>491522</text:p>
          </table:table-cell>
          <table:table-cell office:value-type="float" office:value="540698" calcext:value-type="float">
            <text:p>540698</text:p>
          </table:table-cell>
          <table:table-cell office:value-type="float" office:value="102693" calcext:value-type="float">
            <text:p>102693</text:p>
          </table:table-cell>
          <table:table-cell office:value-type="float" office:value="407.2" calcext:value-type="float">
            <text:p>407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table:formula="of:=[.E142]/[.D142]" office:value-type="float" office:value="1.78519439697266" calcext:value-type="float">
            <text:p>1.785</text:p>
          </table:table-cell>
          <table:table-cell table:style-name="ce21" table:formula="of:=[.F142]/[.D142]" office:value-type="float" office:value="3.75001525878906" calcext:value-type="float">
            <text:p>3.750</text:p>
          </table:table-cell>
          <table:table-cell table:style-name="ce21" table:formula="of:=[.F142]/[.E142]" office:value-type="float" office:value="2.10062011462077" calcext:value-type="float">
            <text:p>2.101</text:p>
          </table:table-cell>
          <table:table-cell table:style-name="ce21" table:formula="of:=[.H142]/[.D142]" office:value-type="float" office:value="0.783485412597656" calcext:value-type="float">
            <text:p>0.783</text:p>
          </table:table-cell>
          <table:table-cell table:style-name="ce24" table:formula="of:=[.N142]*[.D142]/3.3" office:value-type="float" office:value="70905.7575757576" calcext:value-type="float">
            <text:p>70906</text:p>
          </table:table-cell>
          <table:table-cell table:style-name="ce21" office:value-type="float" office:value="1.715" calcext:value-type="float">
            <text:p>1.715</text:p>
          </table:table-cell>
          <table:table-cell office:value-type="float" office:value="68308" calcext:value-type="float">
            <text:p>68308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24"/>
          <table:table-cell table:style-name="ce25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filter bf 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table:style-name="ce18" office:value-type="float" office:value="731391" calcext:value-type="float">
            <text:p>731391</text:p>
          </table:table-cell>
          <table:table-cell table:style-name="ce18" office:value-type="float" office:value="1359874" calcext:value-type="float">
            <text:p>1359874</text:p>
          </table:table-cell>
          <table:table-cell table:style-name="ce18" office:value-type="float" office:value="1474596" calcext:value-type="float">
            <text:p>1474596</text:p>
          </table:table-cell>
          <table:table-cell table:style-name="ce18" office:value-type="float" office:value="390840" calcext:value-type="float">
            <text:p>390840</text:p>
          </table:table-cell>
          <table:table-cell table:style-name="ce18" office:value-type="float" office:value="21705.8" calcext:value-type="float">
            <text:p>21705.8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" table:formula="of:=[.E144]/[.D144]" office:value-type="float" office:value="5.58007049560547" calcext:value-type="float">
            <text:p>5.580</text:p>
          </table:table-cell>
          <table:table-cell table:style-name="ce21" table:formula="of:=[.F144]/[.D144]" office:value-type="float" office:value="10.3750152587891" calcext:value-type="float">
            <text:p>10.375</text:p>
          </table:table-cell>
          <table:table-cell table:style-name="ce21" table:formula="of:=[.F144]/[.E144]" office:value-type="float" office:value="1.85929824129638" calcext:value-type="float">
            <text:p>1.859</text:p>
          </table:table-cell>
          <table:table-cell table:style-name="ce21" table:formula="of:=[.H144]/[.D144]" office:value-type="float" office:value="2.98187255859375" calcext:value-type="float">
            <text:p>2.982</text:p>
          </table:table-cell>
          <table:table-cell table:style-name="ce24" table:formula="of:=[.N144]*[.D144]/3.3" office:value-type="float" office:value="221633.636363636" calcext:value-type="float">
            <text:p>221634</text:p>
          </table:table-cell>
          <table:table-cell table:style-name="ce21" office:value-type="float" office:value="5.199" calcext:value-type="float">
            <text:p>5.199</text:p>
          </table:table-cell>
          <table:table-cell office:value-type="float" office:value="206984" calcext:value-type="float">
            <text:p>206984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24"/>
          <table:table-cell table:style-name="ce21"/>
          <table:table-cell table:number-columns-repeated="1005"/>
        </table:table-row>
        <table:table-row table:style-name="ro1">
          <table:table-cell office:value-type="string" calcext:value-type="string">
            <text:p>filter bf 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table:style-name="ce18" office:value-type="float" office:value="2333307" calcext:value-type="float">
            <text:p>2333307</text:p>
          </table:table-cell>
          <table:table-cell table:style-name="ce18" office:value-type="float" office:value="2310146" calcext:value-type="float">
            <text:p>2310146</text:p>
          </table:table-cell>
          <table:table-cell table:style-name="ce18" office:value-type="float" office:value="2851018" calcext:value-type="float">
            <text:p>2851018</text:p>
          </table:table-cell>
          <table:table-cell table:style-name="ce18" office:value-type="float" office:value="1751983" calcext:value-type="float">
            <text:p>1751983</text:p>
          </table:table-cell>
          <table:table-cell table:style-name="ce18" office:value-type="float" office:value="44548.7" calcext:value-type="float">
            <text:p>44548.7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style-name="ce21" table:formula="of:=[.E146]/[.D146]" office:value-type="float" office:value="17.8017196655273" calcext:value-type="float">
            <text:p>17.802</text:p>
          </table:table-cell>
          <table:table-cell table:style-name="ce21" table:formula="of:=[.F146]/[.D146]" office:value-type="float" office:value="17.6250152587891" calcext:value-type="float">
            <text:p>17.625</text:p>
          </table:table-cell>
          <table:table-cell table:style-name="ce21" table:formula="of:=[.F146]/[.E146]" office:value-type="float" office:value="0.990073745117981" calcext:value-type="float">
            <text:p>0.990</text:p>
          </table:table-cell>
          <table:table-cell table:style-name="ce21" table:formula="of:=[.H146]/[.D146]" office:value-type="float" office:value="13.366569519043" calcext:value-type="float">
            <text:p>13.367</text:p>
          </table:table-cell>
          <table:table-cell table:style-name="ce24" table:formula="of:=[.N146]*[.D146]/3.3" office:value-type="float" office:value="707062.727272727" calcext:value-type="float">
            <text:p>707063</text:p>
          </table:table-cell>
          <table:table-cell table:style-name="ce21" office:value-type="float" office:value="16.607" calcext:value-type="float">
            <text:p>16.607</text:p>
          </table:table-cell>
          <table:table-cell office:value-type="float" office:value="661181" calcext:value-type="float">
            <text:p>66118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18"/>
          <table:table-cell table:number-columns-repeated="6"/>
          <table:table-cell table:style-name="ce21" table:number-columns-repeated="4"/>
          <table:table-cell table:style-name="ce24"/>
          <table:table-cell table:style-name="ce21"/>
          <table:table-cell table:number-columns-repeated="1005"/>
        </table:table-row>
        <table:table-row table:style-name="ro1">
          <table:table-cell office:value-type="string" calcext:value-type="string">
            <text:p>filter bf 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59269" calcext:value-type="float">
            <text:p>6459269</text:p>
          </table:table-cell>
          <table:table-cell office:value-type="float" office:value="4767748" calcext:value-type="float">
            <text:p>4767748</text:p>
          </table:table-cell>
          <table:table-cell office:value-type="float" office:value="5980780" calcext:value-type="float">
            <text:p>5980780</text:p>
          </table:table-cell>
          <table:table-cell office:value-type="float" office:value="5262631" calcext:value-type="float">
            <text:p>5262631</text:p>
          </table:table-cell>
          <table:table-cell office:value-type="float" office:value="105013.3" calcext:value-type="float">
            <text:p>105013.3</text:p>
          </table:table-cell>
          <table:table-cell office:value-type="float" office:value="12" calcext:value-type="float">
            <text:p>12</text:p>
          </table:table-cell>
          <table:table-cell office:value-type="float" office:value="7.9" calcext:value-type="float">
            <text:p>7.9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table:style-name="ce21" table:formula="of:=[.E148]/[.D148]" office:value-type="float" office:value="49.2803115844727" calcext:value-type="float">
            <text:p>49.280</text:p>
          </table:table-cell>
          <table:table-cell table:style-name="ce21" table:formula="of:=[.F148]/[.D148]" office:value-type="float" office:value="36.3750305175781" calcext:value-type="float">
            <text:p>36.375</text:p>
          </table:table-cell>
          <table:table-cell table:style-name="ce21" table:formula="of:=[.F148]/[.E148]" office:value-type="float" office:value="0.738125010740379" calcext:value-type="float">
            <text:p>0.738</text:p>
          </table:table-cell>
          <table:table-cell table:style-name="ce21" table:formula="of:=[.H148]/[.D148]" office:value-type="float" office:value="40.1506881713867" calcext:value-type="float">
            <text:p>40.151</text:p>
          </table:table-cell>
          <table:table-cell table:style-name="ce24" table:formula="of:=[.N148]*[.D148]/3.3" office:value-type="float" office:value="1957354.24242424" calcext:value-type="float">
            <text:p>1957354</text:p>
          </table:table-cell>
          <table:table-cell table:style-name="ce21" office:value-type="float" office:value="44.631" calcext:value-type="float">
            <text:p>44.631</text:p>
          </table:table-cell>
          <table:table-cell table:style-name="ce6" office:value-type="float" office:value="1776850" calcext:value-type="float">
            <text:p>1776850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24"/>
          <table:table-cell table:style-name="ce21"/>
          <table:table-cell table:style-name="ce19"/>
          <table:table-cell table:number-columns-repeated="1004"/>
        </table:table-row>
        <table:table-row table:style-name="ro1">
          <table:table-cell office:value-type="string" calcext:value-type="string">
            <text:p>filter sc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table:style-name="ce18" office:value-type="float" office:value="3619436" calcext:value-type="float">
            <text:p>3619436</text:p>
          </table:table-cell>
          <table:table-cell table:style-name="ce18" office:value-type="float" office:value="2752514" calcext:value-type="float">
            <text:p>2752514</text:p>
          </table:table-cell>
          <table:table-cell table:style-name="ce18" office:value-type="float" office:value="2883586" calcext:value-type="float">
            <text:p>2883586</text:p>
          </table:table-cell>
          <table:table-cell table:style-name="ce18" office:value-type="float" office:value="2898229" calcext:value-type="float">
            <text:p>2898229</text:p>
          </table:table-cell>
          <table:table-cell table:style-name="ce18" office:value-type="float" office:value="623.8" calcext:value-type="float">
            <text:p>623.8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table:formula="of:=[.E150]/[.D150]" office:value-type="float" office:value="27.6141052246094" calcext:value-type="float">
            <text:p>27.614</text:p>
          </table:table-cell>
          <table:table-cell table:style-name="ce21" table:formula="of:=[.F150]/[.D150]" office:value-type="float" office:value="21.0000152587891" calcext:value-type="float">
            <text:p>21.000</text:p>
          </table:table-cell>
          <table:table-cell table:style-name="ce21" table:formula="of:=[.F150]/[.E150]" office:value-type="float" office:value="0.760481467278327" calcext:value-type="float">
            <text:p>0.760</text:p>
          </table:table-cell>
          <table:table-cell table:style-name="ce21" table:formula="of:=[.H150]/[.D150]" office:value-type="float" office:value="22.1117324829102" calcext:value-type="float">
            <text:p>22.112</text:p>
          </table:table-cell>
          <table:table-cell table:style-name="ce24" table:formula="of:=[.N150]*[.D150]/3.3" office:value-type="float" office:value="1096798.78787879" calcext:value-type="float">
            <text:p>1096799</text:p>
          </table:table-cell>
          <table:table-cell table:style-name="ce21" office:value-type="float" office:value="24.554" calcext:value-type="float">
            <text:p>24.554</text:p>
          </table:table-cell>
          <table:table-cell table:style-name="ce23" office:value-type="float" office:value="977576" calcext:value-type="float">
            <text:p>977576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24"/>
          <table:table-cell table:style-name="ce21"/>
          <table:table-cell table:style-name="ce23"/>
          <table:table-cell table:number-columns-repeated="1004"/>
        </table:table-row>
        <table:table-row table:style-name="ro1">
          <table:table-cell office:value-type="string" calcext:value-type="string">
            <text:p>filter sc 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table:style-name="ce18" office:value-type="float" office:value="4193046" calcext:value-type="float">
            <text:p>4193046</text:p>
          </table:table-cell>
          <table:table-cell table:style-name="ce18" office:value-type="float" office:value="5373954" calcext:value-type="float">
            <text:p>5373954</text:p>
          </table:table-cell>
          <table:table-cell table:style-name="ce18" office:value-type="float" office:value="5505450" calcext:value-type="float">
            <text:p>5505450</text:p>
          </table:table-cell>
          <table:table-cell table:style-name="ce18" office:value-type="float" office:value="2748882" calcext:value-type="float">
            <text:p>2748882</text:p>
          </table:table-cell>
          <table:table-cell table:style-name="ce18" office:value-type="float" office:value="634.2" calcext:value-type="float">
            <text:p>634.2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ce21" table:formula="of:=[.E152]/[.D152]" office:value-type="float" office:value="31.9904022216797" calcext:value-type="float">
            <text:p>31.990</text:p>
          </table:table-cell>
          <table:table-cell table:style-name="ce21" table:formula="of:=[.F152]/[.D152]" office:value-type="float" office:value="41.0000152587891" calcext:value-type="float">
            <text:p>41.000</text:p>
          </table:table-cell>
          <table:table-cell table:style-name="ce21" table:formula="of:=[.F152]/[.E152]" office:value-type="float" office:value="1.28163487831996" calcext:value-type="float">
            <text:p>1.282</text:p>
          </table:table-cell>
          <table:table-cell table:style-name="ce21" table:formula="of:=[.H152]/[.D152]" office:value-type="float" office:value="20.9723052978516" calcext:value-type="float">
            <text:p>20.972</text:p>
          </table:table-cell>
          <table:table-cell table:style-name="ce24" table:formula="of:=[.N152]*[.D152]/3.3" office:value-type="float" office:value="1270620" calcext:value-type="float">
            <text:p>1270620</text:p>
          </table:table-cell>
          <table:table-cell table:style-name="ce21" office:value-type="float" office:value="31.96" calcext:value-type="float">
            <text:p>31.960</text:p>
          </table:table-cell>
          <table:table-cell table:style-name="ce27" office:value-type="float" office:value="1262550" calcext:value-type="float">
            <text:p>1262550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24"/>
          <table:table-cell table:style-name="ce21"/>
          <table:table-cell table:style-name="ce23"/>
          <table:table-cell table:number-columns-repeated="1004"/>
        </table:table-row>
        <table:table-row table:style-name="ro1">
          <table:table-cell office:value-type="string" calcext:value-type="string">
            <text:p>filter sc 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table:style-name="ce18" office:value-type="float" office:value="6216509" calcext:value-type="float">
            <text:p>6216509</text:p>
          </table:table-cell>
          <table:table-cell table:style-name="ce18" office:value-type="float" office:value="11403266" calcext:value-type="float">
            <text:p>11403266</text:p>
          </table:table-cell>
          <table:table-cell table:style-name="ce18" office:value-type="float" office:value="11928426" calcext:value-type="float">
            <text:p>11928426</text:p>
          </table:table-cell>
          <table:table-cell table:style-name="ce18" office:value-type="float" office:value="3359267" calcext:value-type="float">
            <text:p>3359267</text:p>
          </table:table-cell>
          <table:table-cell table:style-name="ce18" office:value-type="float" office:value="14965" calcext:value-type="float">
            <text:p>14965</text:p>
          </table:table-cell>
          <table:table-cell table:style-name="ce18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table:style-name="ce21" table:formula="of:=[.E154]/[.D154]" office:value-type="float" office:value="47.4281997680664" calcext:value-type="float">
            <text:p>47.428</text:p>
          </table:table-cell>
          <table:table-cell table:style-name="ce21" table:formula="of:=[.F154]/[.D154]" office:value-type="float" office:value="87.0000152587891" calcext:value-type="float">
            <text:p>87.000</text:p>
          </table:table-cell>
          <table:table-cell table:style-name="ce21" table:formula="of:=[.F154]/[.E154]" office:value-type="float" office:value="1.83435204549692" calcext:value-type="float">
            <text:p>1.834</text:p>
          </table:table-cell>
          <table:table-cell table:style-name="ce21" table:formula="of:=[.H154]/[.D154]" office:value-type="float" office:value="25.6291732788086" calcext:value-type="float">
            <text:p>25.629</text:p>
          </table:table-cell>
          <table:table-cell table:style-name="ce24" table:formula="of:=[.N154]*[.D154]/3.3" office:value-type="float" office:value="1883790.60606061" calcext:value-type="float">
            <text:p>1883791</text:p>
          </table:table-cell>
          <table:table-cell table:style-name="ce21" office:value-type="float" office:value="46.618" calcext:value-type="float">
            <text:p>46.618</text:p>
          </table:table-cell>
          <table:table-cell table:style-name="ce27" office:value-type="float" office:value="1780990" calcext:value-type="float">
            <text:p>1780990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24"/>
          <table:table-cell table:style-name="ce21"/>
          <table:table-cell table:style-name="ce23"/>
          <table:table-cell table:number-columns-repeated="1004"/>
        </table:table-row>
        <table:table-row table:style-name="ro1">
          <table:table-cell office:value-type="string" calcext:value-type="string">
            <text:p>filter sc 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table:style-name="ce18" office:value-type="float" office:value="11490935" calcext:value-type="float">
            <text:p>11490935</text:p>
          </table:table-cell>
          <table:table-cell table:style-name="ce18" office:value-type="float" office:value="22675468" calcext:value-type="float">
            <text:p>22675468</text:p>
          </table:table-cell>
          <table:table-cell table:style-name="ce18" office:value-type="float" office:value="24774043" calcext:value-type="float">
            <text:p>24774043</text:p>
          </table:table-cell>
          <table:table-cell table:style-name="ce18" office:value-type="float" office:value="5812593" calcext:value-type="float">
            <text:p>5812593</text:p>
          </table:table-cell>
          <table:table-cell table:style-name="ce18" office:value-type="float" office:value="246446.7" calcext:value-type="float">
            <text:p>246446.7</text:p>
          </table:table-cell>
          <table:table-cell office:value-type="float" office:value="87" calcext:value-type="float">
            <text:p>87</text:p>
          </table:table-cell>
          <table:table-cell office:value-type="float" office:value="45.1" calcext:value-type="float">
            <text:p>45.1</text:p>
          </table:table-cell>
          <table:table-cell office:value-type="float" office:value="17" calcext:value-type="float">
            <text:p>17</text:p>
          </table:table-cell>
          <table:table-cell office:value-type="float" office:value="13.6" calcext:value-type="float">
            <text:p>13.6</text:p>
          </table:table-cell>
          <table:table-cell table:style-name="ce21" table:formula="of:=[.E156]/[.D156]" office:value-type="float" office:value="87.6688766479492" calcext:value-type="float">
            <text:p>87.669</text:p>
          </table:table-cell>
          <table:table-cell table:style-name="ce21" table:formula="of:=[.F156]/[.D156]" office:value-type="float" office:value="173.000091552734" calcext:value-type="float">
            <text:p>173.000</text:p>
          </table:table-cell>
          <table:table-cell table:style-name="ce21" table:formula="of:=[.F156]/[.E156]" office:value-type="float" office:value="1.97333532910942" calcext:value-type="float">
            <text:p>1.973</text:p>
          </table:table-cell>
          <table:table-cell table:style-name="ce21" table:formula="of:=[.H156]/[.D156]" office:value-type="float" office:value="44.346565246582" calcext:value-type="float">
            <text:p>44.347</text:p>
          </table:table-cell>
          <table:table-cell table:style-name="ce24" table:formula="of:=[.N156]*[.D156]/3.3" office:value-type="float" office:value="3482101.51515152" calcext:value-type="float">
            <text:p>3482102</text:p>
          </table:table-cell>
          <table:table-cell table:style-name="ce21" office:value-type="float" office:value="87.613" calcext:value-type="float">
            <text:p>87.613</text:p>
          </table:table-cell>
          <table:table-cell table:style-name="ce27" office:value-type="float" office:value="3480050" calcext:value-type="float">
            <text:p>3480050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19" table:number-columns-repeated="7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22" table:number-columns-repeated="2"/>
          <table:table-cell table:number-columns-repeated="1006"/>
        </table:table-row>
        <table:table-row table:style-name="ro1">
          <table:table-cell table:number-columns-repeated="14"/>
          <table:table-cell table:style-name="ce22"/>
          <table:table-cell table:number-columns-repeated="100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9">
          <table:table-cell table:number-columns-repeated="20"/>
          <table:table-cell table:style-name="ce19"/>
          <table:table-cell table:number-columns-repeated="1003"/>
        </table:table-row>
        <table:table-row table:style-name="ro1" table:number-rows-repeated="2">
          <table:table-cell table:number-columns-repeated="13"/>
          <table:table-cell table:style-name="ce19" table:number-columns-repeated="8"/>
          <table:table-cell table:number-columns-repeated="1003"/>
        </table:table-row>
        <table:table-row table:style-name="ro1" table:number-rows-repeated="2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3">
          <table:table-cell table:number-columns-repeated="4"/>
          <table:table-cell table:style-name="ce16" table:number-columns-repeated="9"/>
          <table:table-cell table:style-name="ce19" table:number-columns-repeated="5"/>
          <table:table-cell table:number-columns-repeated="1006"/>
        </table:table-row>
        <table:table-row table:style-name="ro1" table:number-rows-repeated="3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16" table:number-columns-repeated="9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 table:number-rows-repeated="3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16" table:number-columns-repeated="9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16" table:number-columns-repeated="9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 table:number-rows-repeated="3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16" table:number-columns-repeated="9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 table:number-rows-repeated="6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 table:number-rows-repeated="8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 table:number-rows-repeated="6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 table:number-rows-repeated="8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5">
          <table:table-cell table:number-columns-repeated="2"/>
          <table:table-cell table:style-name="ce16" table:number-columns-repeated="2"/>
          <table:table-cell table:number-columns-repeated="9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5">
          <table:table-cell table:number-columns-repeated="13"/>
          <table:table-cell table:style-name="ce19" table:number-columns-repeated="5"/>
          <table:table-cell table:style-name="ce16" table:number-columns-repeated="6"/>
          <table:table-cell table:number-columns-repeated="1000"/>
        </table:table-row>
        <table:table-row table:style-name="ro1" table:number-rows-repeated="2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 table:number-rows-repeated="6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 table:number-rows-repeated="8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16" table:number-columns-repeated="9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 table:number-rows-repeated="3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16" table:number-columns-repeated="4"/>
          <table:table-cell/>
          <table:table-cell table:style-name="ce16" table:number-columns-repeated="4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3"/>
          <table:table-cell table:style-name="ce16"/>
          <table:table-cell table:number-columns-repeated="7"/>
          <table:table-cell table:style-name="ce19" table:number-columns-repeated="5"/>
          <table:table-cell table:number-columns-repeated="1006"/>
        </table:table-row>
        <table:table-row table:style-name="ro1">
          <table:table-cell table:number-columns-repeated="5"/>
          <table:table-cell table:style-name="ce16"/>
          <table:table-cell table:number-columns-repeated="7"/>
          <table:table-cell table:style-name="ce19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16" table:number-columns-repeated="9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 table:number-columns-repeated="13"/>
          <table:table-cell table:style-name="ce19" table:number-columns-repeated="5"/>
          <table:table-cell table:number-columns-repeated="1006"/>
        </table:table-row>
        <table:table-row table:style-name="ro1">
          <table:table-cell table:number-columns-repeated="4"/>
          <table:table-cell table:style-name="ce16"/>
          <table:table-cell table:number-columns-repeated="8"/>
          <table:table-cell table:style-name="ce19" table:number-columns-repeated="5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16" table:number-columns-repeated="9"/>
          <table:table-cell table:style-name="ce19" table:number-columns-repeated="5"/>
          <table:table-cell table:number-columns-repeated="1006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1010"/>
        </table:table-row>
        <table:table-row table:style-name="ro1">
          <table:table-cell table:number-columns-repeated="13"/>
          <table:table-cell table:style-name="ce19"/>
          <table:table-cell table:number-columns-repeated="1010"/>
        </table:table-row>
        <table:table-row table:style-name="ro1" table:number-rows-repeated="5">
          <table:table-cell table:number-columns-repeated="4"/>
          <table:table-cell table:style-name="ce16"/>
          <table:table-cell table:number-columns-repeated="8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 table:number-columns-repeated="4"/>
          <table:table-cell table:style-name="ce16"/>
          <table:table-cell table:number-columns-repeated="8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4"/>
          <table:table-cell table:style-name="ce16"/>
          <table:table-cell table:number-columns-repeated="8"/>
          <table:table-cell table:style-name="ce19"/>
          <table:table-cell table:number-columns-repeated="4"/>
          <table:table-cell table:style-name="ce23"/>
          <table:table-cell/>
          <table:table-cell table:style-name="ce23"/>
          <table:table-cell table:number-columns-repeated="1003"/>
        </table:table-row>
        <table:table-row table:style-name="ro1">
          <table:table-cell table:number-columns-repeated="4"/>
          <table:table-cell table:style-name="ce16"/>
          <table:table-cell table:number-columns-repeated="8"/>
          <table:table-cell table:style-name="ce19"/>
          <table:table-cell/>
          <table:table-cell table:style-name="ce23"/>
          <table:table-cell table:number-columns-repeated="2"/>
          <table:table-cell table:style-name="ce23"/>
          <table:table-cell table:number-columns-repeated="1005"/>
        </table:table-row>
        <table:table-row table:style-name="ro1">
          <table:table-cell table:number-columns-repeated="4"/>
          <table:table-cell table:style-name="ce16"/>
          <table:table-cell table:number-columns-repeated="8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16"/>
          <table:table-cell table:number-columns-repeated="8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16"/>
          <table:table-cell table:number-columns-repeated="8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6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8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16"/>
          <table:table-cell table:number-columns-repeated="8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16"/>
          <table:table-cell table:number-columns-repeated="8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5">
          <table:table-cell table:number-columns-repeated="4"/>
          <table:table-cell table:style-name="ce16"/>
          <table:table-cell table:number-columns-repeated="8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13"/>
          <table:table-cell table:style-name="ce19"/>
          <table:table-cell table:number-columns-repeated="4"/>
          <table:table-cell table:style-name="ce23"/>
          <table:table-cell table:style-name="ce22"/>
          <table:table-cell table:number-columns-repeated="1004"/>
        </table:table-row>
        <table:table-row table:style-name="ro1" table:number-rows-repeated="6">
          <table:table-cell table:number-columns-repeated="4"/>
          <table:table-cell table:style-name="ce16"/>
          <table:table-cell table:number-columns-repeated="8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/>
          <table:table-cell table:style-name="ce15"/>
          <table:table-cell table:number-columns-repeated="11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13"/>
          <table:table-cell table:style-name="ce19"/>
          <table:table-cell table:number-columns-repeated="4"/>
          <table:table-cell table:style-name="ce23"/>
          <table:table-cell table:style-name="ce19"/>
          <table:table-cell table:number-columns-repeated="1004"/>
        </table:table-row>
        <table:table-row table:style-name="ro1" table:number-rows-repeated="9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13"/>
          <table:table-cell table:style-name="ce19"/>
          <table:table-cell table:number-columns-repeated="4"/>
          <table:table-cell table:style-name="ce23"/>
          <table:table-cell table:style-name="ce28"/>
          <table:table-cell table:number-columns-repeated="1004"/>
        </table:table-row>
        <table:table-row table:style-name="ro1">
          <table:table-cell table:number-columns-repeated="18"/>
          <table:table-cell table:style-name="ce23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13"/>
          <table:table-cell table:style-name="ce19"/>
          <table:table-cell table:number-columns-repeated="4"/>
          <table:table-cell table:style-name="ce23"/>
          <table:table-cell table:style-name="ce19"/>
          <table:table-cell table:number-columns-repeated="1004"/>
        </table:table-row>
        <table:table-row table:style-name="ro1" table:number-rows-repeated="7">
          <table:table-cell table:number-columns-repeated="13"/>
          <table:table-cell table:style-name="ce19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8"/>
          <table:table-cell table:style-name="ce22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7"/>
          <table:table-cell table:style-name="ce22"/>
          <table:table-cell table:number-columns-repeated="1006"/>
        </table:table-row>
        <table:table-row table:style-name="ro1" table:number-rows-repeated="10480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 style:data-style-name="N2" text:time-value="11:12:14.395939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7T23:21:24.916432910</meta:creation-date>
    <dc:date>2025-06-06T16:27:50.292386987</dc:date>
    <meta:editing-duration>P3DT3H12M45S</meta:editing-duration>
    <meta:editing-cycles>277</meta:editing-cycles>
    <meta:generator>LibreOffice/6.4.7.2$Linux_X86_64 LibreOffice_project/40$Build-2</meta:generator>
    <meta:document-statistic meta:table-count="1" meta:cell-count="2302" meta:object-count="0"/>
  </office:meta>
</office:document-meta>
</file>